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Ener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Alumbrado Pu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ublico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APCD01 (BT / Alumbrado Pœblico)</text:p>
          </table:table-cell>
          <table:table-cell office:value-type="float" office:value="1" table:style-name="ce1">
            <text:p>1</text:p>
          </table:table-cell>
          <table:table-cell office:value-type="float" office:value="1563.56" table:style-name="ce2">
            <text:p>1.563.56</text:p>
          </table:table-cell>
          <table:table-cell office:value-type="float" office:value="112865.9" table:style-name="ce2">
            <text:p>112.865.90</text:p>
          </table:table-cell>
          <table:table-cell office:value-type="float" office:value="1" table:style-name="ce1">
            <text:p>1</text:p>
          </table:table-cell>
          <table:table-cell office:value-type="float" office:value="8100.65" table:style-name="ce2">
            <text:p>8.100.65</text:p>
          </table:table-cell>
          <table:table-cell office:value-type="float" office:value="896563.83" table:style-name="ce2">
            <text:p>896.563.83</text:p>
          </table:table-cell>
          <table:table-cell office:value-type="float" office:value="1" table:style-name="ce1">
            <text:p>1</text:p>
          </table:table-cell>
          <table:table-cell office:value-type="float" office:value="3877.45" table:style-name="ce2">
            <text:p>3.877.45</text:p>
          </table:table-cell>
          <table:table-cell office:value-type="float" office:value="319835.09000000003" table:style-name="ce2">
            <text:p>319.835.09</text:p>
          </table:table-cell>
          <table:table-cell office:value-type="float" office:value="1" table:style-name="ce1">
            <text:p>1</text:p>
          </table:table-cell>
          <table:table-cell office:value-type="float" office:value="15111" table:style-name="ce2">
            <text:p>15.111.00</text:p>
          </table:table-cell>
          <table:table-cell office:value-type="float" office:value="1361822.03" table:style-name="ce2">
            <text:p>1.361.822.03</text:p>
          </table:table-cell>
          <table:table-cell office:value-type="float" office:value="1" table:style-name="ce1">
            <text:p>1</text:p>
          </table:table-cell>
          <table:table-cell office:value-type="float" office:value="8897.81" table:style-name="ce2">
            <text:p>8.897.81</text:p>
          </table:table-cell>
          <table:table-cell office:value-type="float" office:value="1563333.5" table:style-name="ce2">
            <text:p>1.563.333.50</text:p>
          </table:table-cell>
          <table:table-cell office:value-type="float" office:value="1" table:style-name="ce1">
            <text:p>1</text:p>
          </table:table-cell>
          <table:table-cell office:value-type="float" office:value="2638.6" table:style-name="ce2">
            <text:p>2.638.60</text:p>
          </table:table-cell>
          <table:table-cell office:value-type="float" office:value="241518.23" table:style-name="ce2">
            <text:p>241.518.23</text:p>
          </table:table-cell>
          <table:table-cell office:value-type="float" office:value="1" table:style-name="ce1">
            <text:p>1</text:p>
          </table:table-cell>
          <table:table-cell office:value-type="float" office:value="10729.32" table:style-name="ce2">
            <text:p>10.729.32</text:p>
          </table:table-cell>
          <table:table-cell office:value-type="float" office:value="799360.33" table:style-name="ce2">
            <text:p>799.360.33</text:p>
          </table:table-cell>
          <table:table-cell office:value-type="float" office:value="1" table:style-name="ce1">
            <text:p>1</text:p>
          </table:table-cell>
          <table:table-cell office:value-type="float" office:value="3707.85" table:style-name="ce2">
            <text:p>3.707.85</text:p>
          </table:table-cell>
          <table:table-cell office:value-type="float" office:value="393106.07" table:style-name="ce2">
            <text:p>393.106.07</text:p>
          </table:table-cell>
          <table:table-cell office:value-type="float" office:value="257" table:style-name="ce1">
            <text:p>257</text:p>
          </table:table-cell>
          <table:table-cell office:value-type="float" office:value="3795.99" table:style-name="ce2">
            <text:p>3.795.99</text:p>
          </table:table-cell>
          <table:table-cell office:value-type="float" office:value="679565.75" table:style-name="ce2">
            <text:p>679.565.75</text:p>
          </table:table-cell>
          <table:table-cell office:value-type="float" office:value="1" table:style-name="ce1">
            <text:p>1</text:p>
          </table:table-cell>
          <table:table-cell office:value-type="float" office:value="6429.77" table:style-name="ce2">
            <text:p>6.429.77</text:p>
          </table:table-cell>
          <table:table-cell office:value-type="float" office:value="705267.65" table:style-name="ce2">
            <text:p>705.267.65</text:p>
          </table:table-cell>
          <table:table-cell office:value-type="float" office:value="1" table:style-name="ce1">
            <text:p>1</text:p>
          </table:table-cell>
          <table:table-cell office:value-type="float" office:value="2878.91" table:style-name="ce2">
            <text:p>2.878.91</text:p>
          </table:table-cell>
          <table:table-cell office:value-type="float" office:value="252225.68" table:style-name="ce2">
            <text:p>252.225.6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4" table:style-name="ce1">
            <text:p>84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788.26" table:style-name="ce2">
            <text:p>1.788.26</text:p>
          </table:table-cell>
          <table:table-cell office:value-type="float" office:value="161" table:style-name="ce1">
            <text:p>161</text:p>
          </table:table-cell>
          <table:table-cell office:value-type="float" office:value="119.24" table:style-name="ce1">
            <text:p>119.24</text:p>
          </table:table-cell>
          <table:table-cell office:value-type="float" office:value="6773.17" table:style-name="ce2">
            <text:p>6.773.17</text:p>
          </table:table-cell>
          <table:table-cell office:value-type="float" office:value="115" table:style-name="ce1">
            <text:p>115</text:p>
          </table:table-cell>
          <table:table-cell office:value-type="float" office:value="53.21" table:style-name="ce1">
            <text:p>53.21</text:p>
          </table:table-cell>
          <table:table-cell office:value-type="float" office:value="2920.12" table:style-name="ce2">
            <text:p>2.920.12</text:p>
          </table:table-cell>
          <table:table-cell office:value-type="float" office:value="55" table:style-name="ce1">
            <text:p>55</text:p>
          </table:table-cell>
          <table:table-cell office:value-type="float" office:value="49.87" table:style-name="ce1">
            <text:p>49.87</text:p>
          </table:table-cell>
          <table:table-cell office:value-type="float" office:value="4927.2700000000004" table:style-name="ce2">
            <text:p>4.927.27</text:p>
          </table:table-cell>
          <table:table-cell office:value-type="float" office:value="108" table:style-name="ce1">
            <text:p>108</text:p>
          </table:table-cell>
          <table:table-cell office:value-type="float" office:value="97.54" table:style-name="ce1">
            <text:p>97.54</text:p>
          </table:table-cell>
          <table:table-cell office:value-type="float" office:value="5556.29" table:style-name="ce2">
            <text:p>5.556.29</text:p>
          </table:table-cell>
          <table:table-cell office:value-type="float" office:value="64" table:style-name="ce1">
            <text:p>64</text:p>
          </table:table-cell>
          <table:table-cell office:value-type="float" office:value="42.4" table:style-name="ce1">
            <text:p>42.4</text:p>
          </table:table-cell>
          <table:table-cell office:value-type="float" office:value="2460.04" table:style-name="ce2">
            <text:p>2.460.04</text:p>
          </table:table-cell>
          <table:table-cell office:value-type="float" office:value="168" table:style-name="ce1">
            <text:p>168</text:p>
          </table:table-cell>
          <table:table-cell office:value-type="float" office:value="119.17" table:style-name="ce1">
            <text:p>119.17</text:p>
          </table:table-cell>
          <table:table-cell office:value-type="float" office:value="6675.57" table:style-name="ce2">
            <text:p>6.675.57</text:p>
          </table:table-cell>
          <table:table-cell office:value-type="float" office:value="42" table:style-name="ce1">
            <text:p>42</text:p>
          </table:table-cell>
          <table:table-cell office:value-type="float" office:value="20.51" table:style-name="ce1">
            <text:p>20.51</text:p>
          </table:table-cell>
          <table:table-cell office:value-type="float" office:value="1112.01" table:style-name="ce2">
            <text:p>1.112.01</text:p>
          </table:table-cell>
          <table:table-cell office:value-type="float" office:value="47" table:style-name="ce1">
            <text:p>47</text:p>
          </table:table-cell>
          <table:table-cell office:value-type="float" office:value="36.5" table:style-name="ce1">
            <text:p>36.5</text:p>
          </table:table-cell>
          <table:table-cell office:value-type="float" office:value="2061.91" table:style-name="ce2">
            <text:p>2.061.91</text:p>
          </table:table-cell>
          <table:table-cell office:value-type="float" office:value="127" table:style-name="ce1">
            <text:p>127</text:p>
          </table:table-cell>
          <table:table-cell office:value-type="float" office:value="94.65" table:style-name="ce1">
            <text:p>94.65</text:p>
          </table:table-cell>
          <table:table-cell office:value-type="float" office:value="5223.03" table:style-name="ce2">
            <text:p>5.223.03</text:p>
          </table:table-cell>
          <table:table-cell office:value-type="float" office:value="133" table:style-name="ce1">
            <text:p>133</text:p>
          </table:table-cell>
          <table:table-cell office:value-type="float" office:value="60.91" table:style-name="ce1">
            <text:p>60.91</text:p>
          </table:table-cell>
          <table:table-cell office:value-type="float" office:value="3535.82" table:style-name="ce2">
            <text:p>3.535.8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3.69" table:style-name="ce1">
            <text:p>3.69</text:p>
          </table:table-cell>
          <table:table-cell office:value-type="float" office:value="313.74" table:style-name="ce1">
            <text:p>313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3.090000000000003" table:style-name="ce1">
            <text:p>33.09</text:p>
          </table:table-cell>
          <table:table-cell office:value-type="float" office:value="2543.12" table:style-name="ce2">
            <text:p>2.543.12</text:p>
          </table:table-cell>
          <table:table-cell office:value-type="float" office:value="33" table:style-name="ce1">
            <text:p>33</text:p>
          </table:table-cell>
          <table:table-cell office:value-type="float" office:value="82.93" table:style-name="ce1">
            <text:p>82.93</text:p>
          </table:table-cell>
          <table:table-cell office:value-type="float" office:value="6588.32" table:style-name="ce2">
            <text:p>6.588.32</text:p>
          </table:table-cell>
          <table:table-cell office:value-type="float" office:value="8" table:style-name="ce1">
            <text:p>8</text:p>
          </table:table-cell>
          <table:table-cell office:value-type="float" office:value="9.82" table:style-name="ce1">
            <text:p>9.82</text:p>
          </table:table-cell>
          <table:table-cell office:value-type="float" office:value="964.9" table:style-name="ce1">
            <text:p>964.9</text:p>
          </table:table-cell>
          <table:table-cell office:value-type="float" office:value="5" table:style-name="ce1">
            <text:p>5</text:p>
          </table:table-cell>
          <table:table-cell office:value-type="float" office:value="9.52" table:style-name="ce1">
            <text:p>9.52</text:p>
          </table:table-cell>
          <table:table-cell office:value-type="float" office:value="811.87" table:style-name="ce1">
            <text:p>811.87</text:p>
          </table:table-cell>
          <table:table-cell office:value-type="float" office:value="1" table:style-name="ce1">
            <text:p>1</text:p>
          </table:table-cell>
          <table:table-cell office:value-type="float" office:value="3.18" table:style-name="ce1">
            <text:p>3.18</text:p>
          </table:table-cell>
          <table:table-cell office:value-type="float" office:value="253.18" table:style-name="ce1">
            <text:p>253.18</text:p>
          </table:table-cell>
          <table:table-cell office:value-type="float" office:value="10" table:style-name="ce1">
            <text:p>10</text:p>
          </table:table-cell>
          <table:table-cell office:value-type="float" office:value="29.97" table:style-name="ce1">
            <text:p>29.97</text:p>
          </table:table-cell>
          <table:table-cell office:value-type="float" office:value="2526.87" table:style-name="ce2">
            <text:p>2.526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83" table:style-name="ce1">
            <text:p>0.83</text:p>
          </table:table-cell>
          <table:table-cell office:value-type="float" office:value="90.25" table:style-name="ce1">
            <text:p>90.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178.65" table:style-name="ce1">
            <text:p>178.65</text:p>
          </table:table-cell>
          <table:table-cell office:value-type="float" office:value="13529.5" table:style-name="ce2">
            <text:p>13.529.5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04 (BT / Beneficio Pœblico)</text:p>
          </table:table-cell>
          <table:table-cell office:value-type="float" office:value="516" table:style-name="ce1">
            <text:p>516</text:p>
          </table:table-cell>
          <table:table-cell office:value-type="float" office:value="43.09" table:style-name="ce1">
            <text:p>43.09</text:p>
          </table:table-cell>
          <table:table-cell office:value-type="float" office:value="2781.43" table:style-name="ce2">
            <text:p>2.781.43</text:p>
          </table:table-cell>
          <table:table-cell office:value-type="float" office:value="853" table:style-name="ce1">
            <text:p>853</text:p>
          </table:table-cell>
          <table:table-cell office:value-type="float" office:value="123.46" table:style-name="ce1">
            <text:p>123.46</text:p>
          </table:table-cell>
          <table:table-cell office:value-type="float" office:value="6846.69" table:style-name="ce2">
            <text:p>6.846.69</text:p>
          </table:table-cell>
          <table:table-cell office:value-type="float" office:value="831" table:style-name="ce1">
            <text:p>831</text:p>
          </table:table-cell>
          <table:table-cell office:value-type="float" office:value="133.1" table:style-name="ce1">
            <text:p>133.1</text:p>
          </table:table-cell>
          <table:table-cell office:value-type="float" office:value="7474.32" table:style-name="ce2">
            <text:p>7.474.32</text:p>
          </table:table-cell>
          <table:table-cell office:value-type="float" office:value="394" table:style-name="ce1">
            <text:p>394</text:p>
          </table:table-cell>
          <table:table-cell office:value-type="float" office:value="172.88" table:style-name="ce1">
            <text:p>172.88</text:p>
          </table:table-cell>
          <table:table-cell office:value-type="float" office:value="15937.84" table:style-name="ce2">
            <text:p>15.937.84</text:p>
          </table:table-cell>
          <table:table-cell office:value-type="float" office:value="828" table:style-name="ce1">
            <text:p>828</text:p>
          </table:table-cell>
          <table:table-cell office:value-type="float" office:value="116.63" table:style-name="ce1">
            <text:p>116.63</text:p>
          </table:table-cell>
          <table:table-cell office:value-type="float" office:value="6693.66" table:style-name="ce2">
            <text:p>6.693.66</text:p>
          </table:table-cell>
          <table:table-cell office:value-type="float" office:value="265" table:style-name="ce1">
            <text:p>265</text:p>
          </table:table-cell>
          <table:table-cell office:value-type="float" office:value="37.78" table:style-name="ce1">
            <text:p>37.78</text:p>
          </table:table-cell>
          <table:table-cell office:value-type="float" office:value="2139.2199999999998" table:style-name="ce2">
            <text:p>2.139.22</text:p>
          </table:table-cell>
          <table:table-cell office:value-type="float" office:value="576" table:style-name="ce1">
            <text:p>576</text:p>
          </table:table-cell>
          <table:table-cell office:value-type="float" office:value="94.01" table:style-name="ce1">
            <text:p>94.01</text:p>
          </table:table-cell>
          <table:table-cell office:value-type="float" office:value="5379.39" table:style-name="ce2">
            <text:p>5.379.39</text:p>
          </table:table-cell>
          <table:table-cell office:value-type="float" office:value="263" table:style-name="ce1">
            <text:p>263</text:p>
          </table:table-cell>
          <table:table-cell office:value-type="float" office:value="40.89" table:style-name="ce1">
            <text:p>40.89</text:p>
          </table:table-cell>
          <table:table-cell office:value-type="float" office:value="2290.7399999999998" table:style-name="ce2">
            <text:p>2.290.74</text:p>
          </table:table-cell>
          <table:table-cell office:value-type="float" office:value="237" table:style-name="ce1">
            <text:p>237</text:p>
          </table:table-cell>
          <table:table-cell office:value-type="float" office:value="44.84" table:style-name="ce1">
            <text:p>44.84</text:p>
          </table:table-cell>
          <table:table-cell office:value-type="float" office:value="2401.61" table:style-name="ce2">
            <text:p>2.401.61</text:p>
          </table:table-cell>
          <table:table-cell office:value-type="float" office:value="936" table:style-name="ce1">
            <text:p>936</text:p>
          </table:table-cell>
          <table:table-cell office:value-type="float" office:value="112.77" table:style-name="ce1">
            <text:p>112.77</text:p>
          </table:table-cell>
          <table:table-cell office:value-type="float" office:value="6408.61" table:style-name="ce2">
            <text:p>6.408.61</text:p>
          </table:table-cell>
          <table:table-cell office:value-type="float" office:value="757" table:style-name="ce1">
            <text:p>757</text:p>
          </table:table-cell>
          <table:table-cell office:value-type="float" office:value="74.37" table:style-name="ce1">
            <text:p>74.37</text:p>
          </table:table-cell>
          <table:table-cell office:value-type="float" office:value="4364.2" table:style-name="ce2">
            <text:p>4.364.2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05 (BT / Beneficio Pœ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221.21" table:style-name="ce1">
            <text:p>221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.36" table:style-name="ce1">
            <text:p>5.36</text:p>
          </table:table-cell>
          <table:table-cell office:value-type="float" office:value="565.11" table:style-name="ce1">
            <text:p>565.11</text:p>
          </table:table-cell>
          <table:table-cell office:value-type="float" office:value="56" table:style-name="ce1">
            <text:p>56</text:p>
          </table:table-cell>
          <table:table-cell office:value-type="float" office:value="79.849999999999994" table:style-name="ce1">
            <text:p>79.85</text:p>
          </table:table-cell>
          <table:table-cell office:value-type="float" office:value="6712.78" table:style-name="ce2">
            <text:p>6.712.78</text:p>
          </table:table-cell>
          <table:table-cell office:value-type="float" office:value="3" table:style-name="ce1">
            <text:p>3</text:p>
          </table:table-cell>
          <table:table-cell office:value-type="float" office:value="3.14" table:style-name="ce1">
            <text:p>3.14</text:p>
          </table:table-cell>
          <table:table-cell office:value-type="float" office:value="388.13" table:style-name="ce1">
            <text:p>388.13</text:p>
          </table:table-cell>
          <table:table-cell office:value-type="float" office:value="8" table:style-name="ce1">
            <text:p>8</text:p>
          </table:table-cell>
          <table:table-cell office:value-type="float" office:value="5.86" table:style-name="ce1">
            <text:p>5.86</text:p>
          </table:table-cell>
          <table:table-cell office:value-type="float" office:value="589.33000000000004" table:style-name="ce1">
            <text:p>589.33</text:p>
          </table:table-cell>
          <table:table-cell office:value-type="float" office:value="8" table:style-name="ce1">
            <text:p>8</text:p>
          </table:table-cell>
          <table:table-cell office:value-type="float" office:value="9.7799999999999994" table:style-name="ce1">
            <text:p>9.78</text:p>
          </table:table-cell>
          <table:table-cell office:value-type="float" office:value="881.99" table:style-name="ce1">
            <text:p>881.99</text:p>
          </table:table-cell>
          <table:table-cell office:value-type="float" office:value="19" table:style-name="ce1">
            <text:p>19</text:p>
          </table:table-cell>
          <table:table-cell office:value-type="float" office:value="36.409999999999997" table:style-name="ce1">
            <text:p>36.41</text:p>
          </table:table-cell>
          <table:table-cell office:value-type="float" office:value="3013.96" table:style-name="ce2">
            <text:p>3.013.96</text:p>
          </table:table-cell>
          <table:table-cell office:value-type="float" office:value="2" table:style-name="ce1">
            <text:p>2</text:p>
          </table:table-cell>
          <table:table-cell office:value-type="float" office:value="0.97" table:style-name="ce1">
            <text:p>0.97</text:p>
          </table:table-cell>
          <table:table-cell office:value-type="float" office:value="88.5" table:style-name="ce1">
            <text:p>8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.62" table:style-name="ce1">
            <text:p>1.62</text:p>
          </table:table-cell>
          <table:table-cell office:value-type="float" office:value="299.75" table:style-name="ce1">
            <text:p>299.7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20 (BT / Beneficio Pœ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62.91" table:style-name="ce1">
            <text:p>62.91</text:p>
          </table:table-cell>
          <table:table-cell office:value-type="float" office:value="5175.42" table:style-name="ce2">
            <text:p>5.175.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15" table:style-name="ce1">
            <text:p>15</text:p>
          </table:table-cell>
          <table:table-cell office:value-type="float" office:value="3.38" table:style-name="ce1">
            <text:p>3.38</text:p>
          </table:table-cell>
          <table:table-cell office:value-type="float" office:value="288.91000000000003" table:style-name="ce1">
            <text:p>288.91</text:p>
          </table:table-cell>
          <table:table-cell office:value-type="float" office:value="13" table:style-name="ce1">
            <text:p>13</text:p>
          </table:table-cell>
          <table:table-cell office:value-type="float" office:value="28.85" table:style-name="ce1">
            <text:p>28.85</text:p>
          </table:table-cell>
          <table:table-cell office:value-type="float" office:value="1163.0999999999999" table:style-name="ce2">
            <text:p>1.163.10</text:p>
          </table:table-cell>
          <table:table-cell office:value-type="float" office:value="3" table:style-name="ce1">
            <text:p>3</text:p>
          </table:table-cell>
          <table:table-cell office:value-type="float" office:value="2.99" table:style-name="ce1">
            <text:p>2.99</text:p>
          </table:table-cell>
          <table:table-cell office:value-type="float" office:value="121.62" table:style-name="ce1">
            <text:p>121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.45" table:style-name="ce1">
            <text:p>6.45</text:p>
          </table:table-cell>
          <table:table-cell office:value-type="float" office:value="263.39999999999998" table:style-name="ce1">
            <text:p>263.4</text:p>
          </table:table-cell>
          <table:table-cell office:value-type="float" office:value="1" table:style-name="ce1">
            <text:p>1</text:p>
          </table:table-cell>
          <table:table-cell office:value-type="float" office:value="1.93" table:style-name="ce1">
            <text:p>1.93</text:p>
          </table:table-cell>
          <table:table-cell office:value-type="float" office:value="77.86" table:style-name="ce1">
            <text:p>77.86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567.74" table:style-name="ce1">
            <text:p>567.74</text:p>
          </table:table-cell>
          <table:table-cell office:value-type="float" office:value="8" table:style-name="ce1">
            <text:p>8</text:p>
          </table:table-cell>
          <table:table-cell office:value-type="float" office:value="35.54" table:style-name="ce1">
            <text:p>35.54</text:p>
          </table:table-cell>
          <table:table-cell office:value-type="float" office:value="1475.12" table:style-name="ce2">
            <text:p>1.475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8.63" table:style-name="ce1">
            <text:p>18.63</text:p>
          </table:table-cell>
          <table:table-cell office:value-type="float" office:value="754.84" table:style-name="ce1">
            <text:p>754.84</text:p>
          </table:table-cell>
          <table:table-cell office:value-type="float" office:value="52" table:style-name="ce1">
            <text:p>52</text:p>
          </table:table-cell>
          <table:table-cell office:value-type="float" office:value="39.369999999999997" table:style-name="ce1">
            <text:p>39.37</text:p>
          </table:table-cell>
          <table:table-cell office:value-type="float" office:value="1611.08" table:style-name="ce2">
            <text:p>1.611.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3.82" table:style-name="ce1">
            <text:p>23.82</text:p>
          </table:table-cell>
          <table:table-cell office:value-type="float" office:value="2165.85" table:style-name="ce2">
            <text:p>2.165.85</text:p>
          </table:table-cell>
          <table:table-cell office:value-type="float" office:value="10" table:style-name="ce1">
            <text:p>10</text:p>
          </table:table-cell>
          <table:table-cell office:value-type="float" office:value="57.43" table:style-name="ce1">
            <text:p>57.43</text:p>
          </table:table-cell>
          <table:table-cell office:value-type="float" office:value="5290.5" table:style-name="ce2">
            <text:p>5.290.50</text:p>
          </table:table-cell>
          <table:table-cell office:value-type="float" office:value="49" table:style-name="ce1">
            <text:p>49</text:p>
          </table:table-cell>
          <table:table-cell office:value-type="float" office:value="40.36" table:style-name="ce1">
            <text:p>40.36</text:p>
          </table:table-cell>
          <table:table-cell office:value-type="float" office:value="3948.33" table:style-name="ce2">
            <text:p>3.948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0.18" table:style-name="ce1">
            <text:p>30.18</text:p>
          </table:table-cell>
          <table:table-cell office:value-type="float" office:value="2588.77" table:style-name="ce2">
            <text:p>2.588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52" table:style-name="ce1">
            <text:p>5.52</text:p>
          </table:table-cell>
          <table:table-cell office:value-type="float" office:value="459.66" table:style-name="ce1">
            <text:p>459.66</text:p>
          </table:table-cell>
          <table:table-cell office:value-type="float" office:value="28" table:style-name="ce1">
            <text:p>28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1948.42" table:style-name="ce2">
            <text:p>1.948.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6.03" table:style-name="ce1">
            <text:p>56.03</text:p>
          </table:table-cell>
          <table:table-cell office:value-type="float" office:value="4868.41" table:style-name="ce2">
            <text:p>4.868.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14 (BT / Bombeo de Agua para Servicio Pœ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5.02" table:style-name="ce1">
            <text:p>15.02</text:p>
          </table:table-cell>
          <table:table-cell office:value-type="float" office:value="986.25" table:style-name="ce1">
            <text:p>986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0.21" table:style-name="ce1">
            <text:p>20.21</text:p>
          </table:table-cell>
          <table:table-cell office:value-type="float" office:value="1368.56" table:style-name="ce2">
            <text:p>1.368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571.47" table:style-name="ce1">
            <text:p>571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8.66" table:style-name="ce1">
            <text:p>18.66</text:p>
          </table:table-cell>
          <table:table-cell office:value-type="float" office:value="1225.58" table:style-name="ce2">
            <text:p>1.225.58</text:p>
          </table:table-cell>
          <table:table-cell office:value-type="float" office:value="11" table:style-name="ce1">
            <text:p>11</text:p>
          </table:table-cell>
          <table:table-cell office:value-type="float" office:value="6.62" table:style-name="ce1">
            <text:p>6.62</text:p>
          </table:table-cell>
          <table:table-cell office:value-type="float" office:value="435.51" table:style-name="ce1">
            <text:p>435.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40 (BT / Bombeo de Agua para Servicio Pœ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7.45" table:style-name="ce1">
            <text:p>77.45</text:p>
          </table:table-cell>
          <table:table-cell office:value-type="float" office:value="5023.04" table:style-name="ce2">
            <text:p>5.023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62" table:style-name="ce1">
            <text:p>3.62</text:p>
          </table:table-cell>
          <table:table-cell office:value-type="float" office:value="296.52999999999997" table:style-name="ce1">
            <text:p>296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680.84" table:style-name="ce1">
            <text:p>680.84</text:p>
          </table:table-cell>
          <table:table-cell office:value-type="float" office:value="43161.31" table:style-name="ce2">
            <text:p>43.161.3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2.64" table:style-name="ce1">
            <text:p>2.64</text:p>
          </table:table-cell>
          <table:table-cell office:value-type="float" office:value="307.04000000000002" table:style-name="ce1">
            <text:p>307.04</text:p>
          </table:table-cell>
          <table:table-cell office:value-type="float" office:value="223" table:style-name="ce1">
            <text:p>223</text:p>
          </table:table-cell>
          <table:table-cell office:value-type="float" office:value="121.64" table:style-name="ce1">
            <text:p>121.64</text:p>
          </table:table-cell>
          <table:table-cell office:value-type="float" office:value="12405.26" table:style-name="ce2">
            <text:p>12.405.26</text:p>
          </table:table-cell>
          <table:table-cell office:value-type="float" office:value="19" table:style-name="ce1">
            <text:p>19</text:p>
          </table:table-cell>
          <table:table-cell office:value-type="float" office:value="6.79" table:style-name="ce1">
            <text:p>6.79</text:p>
          </table:table-cell>
          <table:table-cell office:value-type="float" office:value="711.51" table:style-name="ce1">
            <text:p>711.51</text:p>
          </table:table-cell>
          <table:table-cell office:value-type="float" office:value="6" table:style-name="ce1">
            <text:p>6</text:p>
          </table:table-cell>
          <table:table-cell office:value-type="float" office:value="3.14" table:style-name="ce1">
            <text:p>3.14</text:p>
          </table:table-cell>
          <table:table-cell office:value-type="float" office:value="313.86" table:style-name="ce1">
            <text:p>313.86</text:p>
          </table:table-cell>
          <table:table-cell office:value-type="float" office:value="9" table:style-name="ce1">
            <text:p>9</text:p>
          </table:table-cell>
          <table:table-cell office:value-type="float" office:value="3.51" table:style-name="ce1">
            <text:p>3.51</text:p>
          </table:table-cell>
          <table:table-cell office:value-type="float" office:value="350.65" table:style-name="ce1">
            <text:p>350.65</text:p>
          </table:table-cell>
          <table:table-cell office:value-type="float" office:value="29" table:style-name="ce1">
            <text:p>29</text:p>
          </table:table-cell>
          <table:table-cell office:value-type="float" office:value="8.32" table:style-name="ce1">
            <text:p>8.32</text:p>
          </table:table-cell>
          <table:table-cell office:value-type="float" office:value="855.77" table:style-name="ce1">
            <text:p>855.77</text:p>
          </table:table-cell>
          <table:table-cell office:value-type="float" office:value="57" table:style-name="ce1">
            <text:p>57</text:p>
          </table:table-cell>
          <table:table-cell office:value-type="float" office:value="24.07" table:style-name="ce1">
            <text:p>24.07</text:p>
          </table:table-cell>
          <table:table-cell office:value-type="float" office:value="2483.35" table:style-name="ce2">
            <text:p>2.483.35</text:p>
          </table:table-cell>
          <table:table-cell office:value-type="float" office:value="3" table:style-name="ce1">
            <text:p>3</text:p>
          </table:table-cell>
          <table:table-cell office:value-type="float" office:value="1.55" table:style-name="ce1">
            <text:p>1.55</text:p>
          </table:table-cell>
          <table:table-cell office:value-type="float" office:value="157.28" table:style-name="ce1">
            <text:p>157.28</text:p>
          </table:table-cell>
          <table:table-cell office:value-type="float" office:value="16" table:style-name="ce1">
            <text:p>16</text:p>
          </table:table-cell>
          <table:table-cell office:value-type="float" office:value="10.32" table:style-name="ce1">
            <text:p>10.32</text:p>
          </table:table-cell>
          <table:table-cell office:value-type="float" office:value="1051.25" table:style-name="ce2">
            <text:p>1.051.25</text:p>
          </table:table-cell>
          <table:table-cell office:value-type="float" office:value="27" table:style-name="ce1">
            <text:p>27</text:p>
          </table:table-cell>
          <table:table-cell office:value-type="float" office:value="32.1" table:style-name="ce1">
            <text:p>32.1</text:p>
          </table:table-cell>
          <table:table-cell office:value-type="float" office:value="3266.35" table:style-name="ce2">
            <text:p>3.266.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8.010000000000002" table:style-name="ce1">
            <text:p>18.01</text:p>
          </table:table-cell>
          <table:table-cell office:value-type="float" office:value="1931.91" table:style-name="ce2">
            <text:p>1.931.91</text:p>
          </table:table-cell>
          <table:table-cell office:value-type="float" office:value="3" table:style-name="ce1">
            <text:p>3</text:p>
          </table:table-cell>
          <table:table-cell office:value-type="float" office:value="16.02" table:style-name="ce1">
            <text:p>16.02</text:p>
          </table:table-cell>
          <table:table-cell office:value-type="float" office:value="2005.78" table:style-name="ce2">
            <text:p>2.005.78</text:p>
          </table:table-cell>
          <table:table-cell office:value-type="float" office:value="3" table:style-name="ce1">
            <text:p>3</text:p>
          </table:table-cell>
          <table:table-cell office:value-type="float" office:value="13.01" table:style-name="ce1">
            <text:p>13.01</text:p>
          </table:table-cell>
          <table:table-cell office:value-type="float" office:value="1653.47" table:style-name="ce2">
            <text:p>1.653.47</text:p>
          </table:table-cell>
          <table:table-cell office:value-type="float" office:value="1" table:style-name="ce1">
            <text:p>1</text:p>
          </table:table-cell>
          <table:table-cell office:value-type="float" office:value="2.96" table:style-name="ce1">
            <text:p>2.96</text:p>
          </table:table-cell>
          <table:table-cell office:value-type="float" office:value="344.86" table:style-name="ce1">
            <text:p>344.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3.44" table:style-name="ce1">
            <text:p>23.44</text:p>
          </table:table-cell>
          <table:table-cell office:value-type="float" office:value="2582.1" table:style-name="ce2">
            <text:p>2.582.1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7.26" table:style-name="ce1">
            <text:p>37.26</text:p>
          </table:table-cell>
          <table:table-cell office:value-type="float" office:value="3531" table:style-name="ce2">
            <text:p>3.531.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.06</text:p>
          </table:table-cell>
          <table:table-cell office:value-type="float" office:value="6.26" table:style-name="ce1">
            <text:p>6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2" table:style-name="ce1">
            <text:p>0.52</text:p>
          </table:table-cell>
          <table:table-cell office:value-type="float" office:value="26.2" table:style-name="ce1">
            <text:p>26.2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1.99" table:style-name="ce1">
            <text:p>1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office:value-type="float" office:value="13.51" table:style-name="ce1">
            <text:p>13.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2" table:style-name="ce1">
            <text:p>0.22</text:p>
          </table:table-cell>
          <table:table-cell office:value-type="float" office:value="17.48" table:style-name="ce1">
            <text:p>17.4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49" table:style-name="ce1">
            <text:p>0.49</text:p>
          </table:table-cell>
          <table:table-cell office:value-type="float" office:value="53.17" table:style-name="ce1">
            <text:p>53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54" table:style-name="ce1">
            <text:p>354</text:p>
          </table:table-cell>
          <table:table-cell office:value-type="float" office:value="101.48" table:style-name="ce1">
            <text:p>101.48</text:p>
          </table:table-cell>
          <table:table-cell office:value-type="float" office:value="9460.1299999999992" table:style-name="ce2">
            <text:p>9.460.13</text:p>
          </table:table-cell>
          <table:table-cell office:value-type="float" office:value="1027" table:style-name="ce3">
            <text:p>1.027</text:p>
          </table:table-cell>
          <table:table-cell office:value-type="float" office:value="452.66" table:style-name="ce1">
            <text:p>452.66</text:p>
          </table:table-cell>
          <table:table-cell office:value-type="float" office:value="41783.589999999997" table:style-name="ce2">
            <text:p>41.783.59</text:p>
          </table:table-cell>
          <table:table-cell office:value-type="float" office:value="394" table:style-name="ce1">
            <text:p>394</text:p>
          </table:table-cell>
          <table:table-cell office:value-type="float" office:value="135.37" table:style-name="ce1">
            <text:p>135.37</text:p>
          </table:table-cell>
          <table:table-cell office:value-type="float" office:value="12503.17" table:style-name="ce2">
            <text:p>12.503.17</text:p>
          </table:table-cell>
          <table:table-cell office:value-type="float" office:value="1399" table:style-name="ce3">
            <text:p>1.399</text:p>
          </table:table-cell>
          <table:table-cell office:value-type="float" office:value="991.33" table:style-name="ce1">
            <text:p>991.33</text:p>
          </table:table-cell>
          <table:table-cell office:value-type="float" office:value="95829.92" table:style-name="ce2">
            <text:p>95.829.92</text:p>
          </table:table-cell>
          <table:table-cell office:value-type="float" office:value="631" table:style-name="ce1">
            <text:p>631</text:p>
          </table:table-cell>
          <table:table-cell office:value-type="float" office:value="426.77" table:style-name="ce1">
            <text:p>426.77</text:p>
          </table:table-cell>
          <table:table-cell office:value-type="float" office:value="39205.26" table:style-name="ce2">
            <text:p>39.205.26</text:p>
          </table:table-cell>
          <table:table-cell office:value-type="float" office:value="290" table:style-name="ce1">
            <text:p>290</text:p>
          </table:table-cell>
          <table:table-cell office:value-type="float" office:value="174.48" table:style-name="ce1">
            <text:p>174.48</text:p>
          </table:table-cell>
          <table:table-cell office:value-type="float" office:value="16078.2" table:style-name="ce2">
            <text:p>16.078.20</text:p>
          </table:table-cell>
          <table:table-cell office:value-type="float" office:value="525" table:style-name="ce1">
            <text:p>525</text:p>
          </table:table-cell>
          <table:table-cell office:value-type="float" office:value="318.33999999999997" table:style-name="ce1">
            <text:p>318.34</text:p>
          </table:table-cell>
          <table:table-cell office:value-type="float" office:value="29287.52" table:style-name="ce2">
            <text:p>29.287.52</text:p>
          </table:table-cell>
          <table:table-cell office:value-type="float" office:value="350" table:style-name="ce1">
            <text:p>350</text:p>
          </table:table-cell>
          <table:table-cell office:value-type="float" office:value="247.12" table:style-name="ce1">
            <text:p>247.12</text:p>
          </table:table-cell>
          <table:table-cell office:value-type="float" office:value="22952.37" table:style-name="ce2">
            <text:p>22.952.37</text:p>
          </table:table-cell>
          <table:table-cell office:value-type="float" office:value="595" table:style-name="ce1">
            <text:p>595</text:p>
          </table:table-cell>
          <table:table-cell office:value-type="float" office:value="603.26" table:style-name="ce1">
            <text:p>603.26</text:p>
          </table:table-cell>
          <table:table-cell office:value-type="float" office:value="55732.55" table:style-name="ce2">
            <text:p>55.732.55</text:p>
          </table:table-cell>
          <table:table-cell office:value-type="float" office:value="678" table:style-name="ce1">
            <text:p>678</text:p>
          </table:table-cell>
          <table:table-cell office:value-type="float" office:value="441.84" table:style-name="ce1">
            <text:p>441.84</text:p>
          </table:table-cell>
          <table:table-cell office:value-type="float" office:value="40566.26" table:style-name="ce2">
            <text:p>40.566.26</text:p>
          </table:table-cell>
          <table:table-cell office:value-type="float" office:value="278" table:style-name="ce1">
            <text:p>278</text:p>
          </table:table-cell>
          <table:table-cell office:value-type="float" office:value="119.34" table:style-name="ce1">
            <text:p>119.34</text:p>
          </table:table-cell>
          <table:table-cell office:value-type="float" office:value="10968.77" table:style-name="ce2">
            <text:p>10.968.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40.42" table:style-name="ce1">
            <text:p>40.42</text:p>
          </table:table-cell>
          <table:table-cell office:value-type="float" office:value="4224.4799999999996" table:style-name="ce2">
            <text:p>4.224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5.72" table:style-name="ce1">
            <text:p>65.72</text:p>
          </table:table-cell>
          <table:table-cell office:value-type="float" office:value="6949.13" table:style-name="ce2">
            <text:p>6.949.13</text:p>
          </table:table-cell>
          <table:table-cell office:value-type="float" office:value="313" table:style-name="ce1">
            <text:p>313</text:p>
          </table:table-cell>
          <table:table-cell office:value-type="float" office:value="854.34" table:style-name="ce1">
            <text:p>854.34</text:p>
          </table:table-cell>
          <table:table-cell office:value-type="float" office:value="86115.64" table:style-name="ce2">
            <text:p>86.115.64</text:p>
          </table:table-cell>
          <table:table-cell office:value-type="float" office:value="66" table:style-name="ce1">
            <text:p>66</text:p>
          </table:table-cell>
          <table:table-cell office:value-type="float" office:value="106.37" table:style-name="ce1">
            <text:p>106.37</text:p>
          </table:table-cell>
          <table:table-cell office:value-type="float" office:value="11907.99" table:style-name="ce2">
            <text:p>11.907.99</text:p>
          </table:table-cell>
          <table:table-cell office:value-type="float" office:value="28" table:style-name="ce1">
            <text:p>28</text:p>
          </table:table-cell>
          <table:table-cell office:value-type="float" office:value="86.72" table:style-name="ce1">
            <text:p>86.72</text:p>
          </table:table-cell>
          <table:table-cell office:value-type="float" office:value="8295.06" table:style-name="ce2">
            <text:p>8.295.06</text:p>
          </table:table-cell>
          <table:table-cell office:value-type="float" office:value="122" table:style-name="ce1">
            <text:p>122</text:p>
          </table:table-cell>
          <table:table-cell office:value-type="float" office:value="242.32" table:style-name="ce1">
            <text:p>242.32</text:p>
          </table:table-cell>
          <table:table-cell office:value-type="float" office:value="24886.9" table:style-name="ce2">
            <text:p>24.886.90</text:p>
          </table:table-cell>
          <table:table-cell office:value-type="float" office:value="57" table:style-name="ce1">
            <text:p>57</text:p>
          </table:table-cell>
          <table:table-cell office:value-type="float" office:value="214.33" table:style-name="ce1">
            <text:p>214.33</text:p>
          </table:table-cell>
          <table:table-cell office:value-type="float" office:value="21909.01" table:style-name="ce2">
            <text:p>21.909.01</text:p>
          </table:table-cell>
          <table:table-cell office:value-type="float" office:value="14" table:style-name="ce1">
            <text:p>14</text:p>
          </table:table-cell>
          <table:table-cell office:value-type="float" office:value="34.130000000000003" table:style-name="ce1">
            <text:p>34.13</text:p>
          </table:table-cell>
          <table:table-cell office:value-type="float" office:value="3357.44" table:style-name="ce2">
            <text:p>3.357.44</text:p>
          </table:table-cell>
          <table:table-cell office:value-type="float" office:value="3" table:style-name="ce1">
            <text:p>3</text:p>
          </table:table-cell>
          <table:table-cell office:value-type="float" office:value="6.72" table:style-name="ce1">
            <text:p>6.72</text:p>
          </table:table-cell>
          <table:table-cell office:value-type="float" office:value="661.68" table:style-name="ce1">
            <text:p>661.68</text:p>
          </table:table-cell>
          <table:table-cell office:value-type="float" office:value="30" table:style-name="ce1">
            <text:p>30</text:p>
          </table:table-cell>
          <table:table-cell office:value-type="float" office:value="22.14" table:style-name="ce1">
            <text:p>22.14</text:p>
          </table:table-cell>
          <table:table-cell office:value-type="float" office:value="2703.56" table:style-name="ce2">
            <text:p>2.703.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34" table:style-name="ce1">
            <text:p>3.34</text:p>
          </table:table-cell>
          <table:table-cell office:value-type="float" office:value="333.91" table:style-name="ce1">
            <text:p>333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4.73" table:style-name="ce1">
            <text:p>94.73</text:p>
          </table:table-cell>
          <table:table-cell office:value-type="float" office:value="8502.31" table:style-name="ce2">
            <text:p>8.502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2" table:style-name="ce1">
            <text:p>222</text:p>
          </table:table-cell>
          <table:table-cell office:value-type="float" office:value="925.23" table:style-name="ce1">
            <text:p>925.23</text:p>
          </table:table-cell>
          <table:table-cell office:value-type="float" office:value="88986.82" table:style-name="ce2">
            <text:p>88.986.8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1.58" table:style-name="ce1">
            <text:p>1.58</text:p>
          </table:table-cell>
          <table:table-cell office:value-type="float" office:value="180.85" table:style-name="ce1">
            <text:p>180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67" table:style-name="ce1">
            <text:p>2.67</text:p>
          </table:table-cell>
          <table:table-cell office:value-type="float" office:value="402.64" table:style-name="ce1">
            <text:p>402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.33" table:style-name="ce1">
            <text:p>5.33</text:p>
          </table:table-cell>
          <table:table-cell office:value-type="float" office:value="643.77" table:style-name="ce1">
            <text:p>643.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.29" table:style-name="ce1">
            <text:p>26.29</text:p>
          </table:table-cell>
          <table:table-cell office:value-type="float" office:value="2453.02" table:style-name="ce2">
            <text:p>2.453.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16.55" table:style-name="ce1">
            <text:p>16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4" table:style-name="ce1">
            <text:p>-2.4</text:p>
          </table:table-cell>
          <table:table-cell office:value-type="float" office:value="-268.44" table:style-name="ce1">
            <text:p>-268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1.47" table:style-name="ce1">
            <text:p>1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61" table:style-name="ce1">
            <text:p>5.61</text:p>
          </table:table-cell>
          <table:table-cell office:value-type="float" office:value="488.69" table:style-name="ce1">
            <text:p>488.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0" table:style-name="ce1">
            <text:p>1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61.75" table:style-name="ce1">
            <text:p>61.75</text:p>
          </table:table-cell>
          <table:table-cell office:value-type="float" office:value="14" table:style-name="ce1">
            <text:p>14</text:p>
          </table:table-cell>
          <table:table-cell office:value-type="float" office:value="1.3" table:style-name="ce1">
            <text:p>1.3</text:p>
          </table:table-cell>
          <table:table-cell office:value-type="float" office:value="130.13999999999999" table:style-name="ce1">
            <text:p>13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65" table:style-name="ce1">
            <text:p>1.65</text:p>
          </table:table-cell>
          <table:table-cell office:value-type="float" office:value="150.1" table:style-name="ce1">
            <text:p>150.1</text:p>
          </table:table-cell>
          <table:table-cell office:value-type="float" office:value="11" table:style-name="ce1">
            <text:p>11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32.69" table:style-name="ce1">
            <text:p>232.69</text:p>
          </table:table-cell>
          <table:table-cell office:value-type="float" office:value="1" table:style-name="ce1">
            <text:p>1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24.94" table:style-name="ce1">
            <text:p>24.94</text:p>
          </table:table-cell>
          <table:table-cell office:value-type="float" office:value="11" table:style-name="ce1">
            <text:p>11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376.63" table:style-name="ce1">
            <text:p>376.63</text:p>
          </table:table-cell>
          <table:table-cell office:value-type="float" office:value="8" table:style-name="ce1">
            <text:p>8</text:p>
          </table:table-cell>
          <table:table-cell office:value-type="float" office:value="0.67" table:style-name="ce1">
            <text:p>0.67</text:p>
          </table:table-cell>
          <table:table-cell office:value-type="float" office:value="67.67" table:style-name="ce1">
            <text:p>67.67</text:p>
          </table:table-cell>
          <table:table-cell office:value-type="float" office:value="6" table:style-name="ce1">
            <text:p>6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4.31" table:style-name="ce1">
            <text:p>54.3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.41</text:p>
          </table:table-cell>
          <table:table-cell office:value-type="float" office:value="2" table:style-name="ce1">
            <text:p>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0.71" table:style-name="ce1">
            <text:p>90.71</text:p>
          </table:table-cell>
          <table:table-cell office:value-type="float" office:value="1" table:style-name="ce1">
            <text:p>1</text:p>
          </table:table-cell>
          <table:table-cell office:value-type="float" office:value="1.46" table:style-name="ce1">
            <text:p>1.46</text:p>
          </table:table-cell>
          <table:table-cell office:value-type="float" office:value="129.62" table:style-name="ce1">
            <text:p>129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66" table:style-name="ce1">
            <text:p>4.66</text:p>
          </table:table-cell>
          <table:table-cell office:value-type="float" office:value="380.81" table:style-name="ce1">
            <text:p>380.81</text:p>
          </table:table-cell>
          <table:table-cell office:value-type="float" office:value="13" table:style-name="ce1">
            <text:p>13</text:p>
          </table:table-cell>
          <table:table-cell office:value-type="float" office:value="17.12" table:style-name="ce1">
            <text:p>17.12</text:p>
          </table:table-cell>
          <table:table-cell office:value-type="float" office:value="1417.84" table:style-name="ce2">
            <text:p>1.417.84</text:p>
          </table:table-cell>
          <table:table-cell office:value-type="float" office:value="28" table:style-name="ce1">
            <text:p>28</text:p>
          </table:table-cell>
          <table:table-cell office:value-type="float" office:value="30.91" table:style-name="ce1">
            <text:p>30.91</text:p>
          </table:table-cell>
          <table:table-cell office:value-type="float" office:value="2541.86" table:style-name="ce2">
            <text:p>2.541.86</text:p>
          </table:table-cell>
          <table:table-cell office:value-type="float" office:value="5" table:style-name="ce1">
            <text:p>5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186.13" table:style-name="ce1">
            <text:p>186.13</text:p>
          </table:table-cell>
          <table:table-cell office:value-type="float" office:value="20" table:style-name="ce1">
            <text:p>20</text:p>
          </table:table-cell>
          <table:table-cell office:value-type="float" office:value="19.260000000000002" table:style-name="ce1">
            <text:p>19.26</text:p>
          </table:table-cell>
          <table:table-cell office:value-type="float" office:value="1580.72" table:style-name="ce2">
            <text:p>1.580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1" table:style-name="ce1">
            <text:p>0.21</text:p>
          </table:table-cell>
          <table:table-cell office:value-type="float" office:value="20.37" table:style-name="ce1">
            <text:p>20.37</text:p>
          </table:table-cell>
          <table:table-cell office:value-type="float" office:value="6" table:style-name="ce1">
            <text:p>6</text:p>
          </table:table-cell>
          <table:table-cell office:value-type="float" office:value="0.92" table:style-name="ce1">
            <text:p>0.92</text:p>
          </table:table-cell>
          <table:table-cell office:value-type="float" office:value="84.27" table:style-name="ce1">
            <text:p>84.2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582.37" table:style-name="ce1">
            <text:p>582.37</text:p>
          </table:table-cell>
          <table:table-cell office:value-type="float" office:value="4" table:style-name="ce1">
            <text:p>4</text:p>
          </table:table-cell>
          <table:table-cell office:value-type="float" office:value="11.27" table:style-name="ce1">
            <text:p>11.27</text:p>
          </table:table-cell>
          <table:table-cell office:value-type="float" office:value="1043.3699999999999" table:style-name="ce2">
            <text:p>1.043.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.03" table:style-name="ce1">
            <text:p>7.03</text:p>
          </table:table-cell>
          <table:table-cell office:value-type="float" office:value="694.79" table:style-name="ce1">
            <text:p>694.79</text:p>
          </table:table-cell>
          <table:table-cell office:value-type="float" office:value="1" table:style-name="ce1">
            <text:p>1</text:p>
          </table:table-cell>
          <table:table-cell office:value-type="float" office:value="0.66" table:style-name="ce1">
            <text:p>0.66</text:p>
          </table:table-cell>
          <table:table-cell office:value-type="float" office:value="87.34" table:style-name="ce1">
            <text:p>87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.56" table:style-name="ce1">
            <text:p>9.56</text:p>
          </table:table-cell>
          <table:table-cell office:value-type="float" office:value="1172.4100000000001" table:style-name="ce2">
            <text:p>1.172.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991.91" table:style-name="ce1">
            <text:p>991.91</text:p>
          </table:table-cell>
          <table:table-cell office:value-type="float" office:value="691" table:style-name="ce1">
            <text:p>691</text:p>
          </table:table-cell>
          <table:table-cell office:value-type="float" office:value="127.67" table:style-name="ce1">
            <text:p>127.67</text:p>
          </table:table-cell>
          <table:table-cell office:value-type="float" office:value="14285.24" table:style-name="ce2">
            <text:p>14.285.24</text:p>
          </table:table-cell>
          <table:table-cell office:value-type="float" office:value="37" table:style-name="ce1">
            <text:p>37</text:p>
          </table:table-cell>
          <table:table-cell office:value-type="float" office:value="8.01" table:style-name="ce1">
            <text:p>8.01</text:p>
          </table:table-cell>
          <table:table-cell office:value-type="float" office:value="1155.8599999999999" table:style-name="ce2">
            <text:p>1.155.86</text:p>
          </table:table-cell>
          <table:table-cell office:value-type="float" office:value="228" table:style-name="ce1">
            <text:p>228</text:p>
          </table:table-cell>
          <table:table-cell office:value-type="float" office:value="26.52" table:style-name="ce1">
            <text:p>26.52</text:p>
          </table:table-cell>
          <table:table-cell office:value-type="float" office:value="2857.46" table:style-name="ce2">
            <text:p>2.857.46</text:p>
          </table:table-cell>
          <table:table-cell office:value-type="float" office:value="3" table:style-name="ce1">
            <text:p>3</text:p>
          </table:table-cell>
          <table:table-cell office:value-type="float" office:value="0.21" table:style-name="ce1">
            <text:p>0.21</text:p>
          </table:table-cell>
          <table:table-cell office:value-type="float" office:value="24.22" table:style-name="ce1">
            <text:p>24.22</text:p>
          </table:table-cell>
          <table:table-cell office:value-type="float" office:value="274" table:style-name="ce1">
            <text:p>274</text:p>
          </table:table-cell>
          <table:table-cell office:value-type="float" office:value="56.72" table:style-name="ce1">
            <text:p>56.72</text:p>
          </table:table-cell>
          <table:table-cell office:value-type="float" office:value="5992.68" table:style-name="ce2">
            <text:p>5.992.68</text:p>
          </table:table-cell>
          <table:table-cell office:value-type="float" office:value="7" table:style-name="ce1">
            <text:p>7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25.15" table:style-name="ce1">
            <text:p>125.15</text:p>
          </table:table-cell>
          <table:table-cell office:value-type="float" office:value="5" table:style-name="ce1">
            <text:p>5</text:p>
          </table:table-cell>
          <table:table-cell office:value-type="float" office:value="1.32" table:style-name="ce1">
            <text:p>1.32</text:p>
          </table:table-cell>
          <table:table-cell office:value-type="float" office:value="135.08000000000001" table:style-name="ce1">
            <text:p>135.08</text:p>
          </table:table-cell>
          <table:table-cell office:value-type="float" office:value="12" table:style-name="ce1">
            <text:p>12</text:p>
          </table:table-cell>
          <table:table-cell office:value-type="float" office:value="3.04" table:style-name="ce1">
            <text:p>3.04</text:p>
          </table:table-cell>
          <table:table-cell office:value-type="float" office:value="329.95" table:style-name="ce1">
            <text:p>329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BTCGCD41 (BT / Veh­culos El?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14.32" table:style-name="ce1">
            <text:p>114.32</text:p>
          </table:table-cell>
          <table:table-cell office:value-type="float" office:value="8180.44" table:style-name="ce2">
            <text:p>8.180.44</text:p>
          </table:table-cell>
          <table:table-cell office:value-type="float" office:value="16" table:style-name="ce1">
            <text:p>16</text:p>
          </table:table-cell>
          <table:table-cell office:value-type="float" office:value="14.69" table:style-name="ce1">
            <text:p>14.69</text:p>
          </table:table-cell>
          <table:table-cell office:value-type="float" office:value="1274.44" table:style-name="ce2">
            <text:p>1.274.44</text:p>
          </table:table-cell>
          <table:table-cell office:value-type="float" office:value="12" table:style-name="ce1">
            <text:p>12</text:p>
          </table:table-cell>
          <table:table-cell office:value-type="float" office:value="125.71" table:style-name="ce1">
            <text:p>125.71</text:p>
          </table:table-cell>
          <table:table-cell office:value-type="float" office:value="9680.11" table:style-name="ce2">
            <text:p>9.680.11</text:p>
          </table:table-cell>
          <table:table-cell office:value-type="float" office:value="25" table:style-name="ce1">
            <text:p>25</text:p>
          </table:table-cell>
          <table:table-cell office:value-type="float" office:value="365.31" table:style-name="ce1">
            <text:p>365.31</text:p>
          </table:table-cell>
          <table:table-cell office:value-type="float" office:value="26748.05" table:style-name="ce2">
            <text:p>26.748.05</text:p>
          </table:table-cell>
          <table:table-cell office:value-type="float" office:value="27" table:style-name="ce1">
            <text:p>27</text:p>
          </table:table-cell>
          <table:table-cell office:value-type="float" office:value="331.95" table:style-name="ce1">
            <text:p>331.95</text:p>
          </table:table-cell>
          <table:table-cell office:value-type="float" office:value="25063.48" table:style-name="ce2">
            <text:p>25.063.48</text:p>
          </table:table-cell>
          <table:table-cell office:value-type="float" office:value="28" table:style-name="ce1">
            <text:p>28</text:p>
          </table:table-cell>
          <table:table-cell office:value-type="float" office:value="277.76" table:style-name="ce1">
            <text:p>277.76</text:p>
          </table:table-cell>
          <table:table-cell office:value-type="float" office:value="20726.13" table:style-name="ce2">
            <text:p>20.726.13</text:p>
          </table:table-cell>
          <table:table-cell office:value-type="float" office:value="39" table:style-name="ce1">
            <text:p>39</text:p>
          </table:table-cell>
          <table:table-cell office:value-type="float" office:value="120.2" table:style-name="ce1">
            <text:p>120.2</text:p>
          </table:table-cell>
          <table:table-cell office:value-type="float" office:value="9666.65" table:style-name="ce2">
            <text:p>9.666.65</text:p>
          </table:table-cell>
          <table:table-cell office:value-type="float" office:value="9" table:style-name="ce1">
            <text:p>9</text:p>
          </table:table-cell>
          <table:table-cell office:value-type="float" office:value="203.52" table:style-name="ce1">
            <text:p>203.52</text:p>
          </table:table-cell>
          <table:table-cell office:value-type="float" office:value="14907.93" table:style-name="ce2">
            <text:p>14.907.93</text:p>
          </table:table-cell>
          <table:table-cell office:value-type="float" office:value="13" table:style-name="ce1">
            <text:p>13</text:p>
          </table:table-cell>
          <table:table-cell office:value-type="float" office:value="377.11" table:style-name="ce1">
            <text:p>377.11</text:p>
          </table:table-cell>
          <table:table-cell office:value-type="float" office:value="27680.55" table:style-name="ce2">
            <text:p>27.680.55</text:p>
          </table:table-cell>
          <table:table-cell office:value-type="float" office:value="16" table:style-name="ce1">
            <text:p>16</text:p>
          </table:table-cell>
          <table:table-cell office:value-type="float" office:value="118.89" table:style-name="ce1">
            <text:p>118.89</text:p>
          </table:table-cell>
          <table:table-cell office:value-type="float" office:value="9148.99" table:style-name="ce2">
            <text:p>9.148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364.79" table:style-name="ce2">
            <text:p>1.364.79</text:p>
          </table:table-cell>
          <table:table-cell office:value-type="float" office:value="92377.62" table:style-name="ce2">
            <text:p>92.377.62</text:p>
          </table:table-cell>
          <table:table-cell office:value-type="float" office:value="7" table:style-name="ce1">
            <text:p>7</text:p>
          </table:table-cell>
          <table:table-cell office:value-type="float" office:value="129.62" table:style-name="ce1">
            <text:p>129.62</text:p>
          </table:table-cell>
          <table:table-cell office:value-type="float" office:value="9500.4" table:style-name="ce2">
            <text:p>9.500.40</text:p>
          </table:table-cell>
          <table:table-cell office:value-type="float" office:value="19" table:style-name="ce1">
            <text:p>19</text:p>
          </table:table-cell>
          <table:table-cell office:value-type="float" office:value="5817.58" table:style-name="ce2">
            <text:p>5.817.58</text:p>
          </table:table-cell>
          <table:table-cell office:value-type="float" office:value="355115.4" table:style-name="ce2">
            <text:p>355.115.40</text:p>
          </table:table-cell>
          <table:table-cell office:value-type="float" office:value="2" table:style-name="ce1">
            <text:p>2</text:p>
          </table:table-cell>
          <table:table-cell office:value-type="float" office:value="48.99" table:style-name="ce1">
            <text:p>48.99</text:p>
          </table:table-cell>
          <table:table-cell office:value-type="float" office:value="3354.19" table:style-name="ce2">
            <text:p>3.354.19</text:p>
          </table:table-cell>
          <table:table-cell office:value-type="float" office:value="3" table:style-name="ce1">
            <text:p>3</text:p>
          </table:table-cell>
          <table:table-cell office:value-type="float" office:value="362" table:style-name="ce1">
            <text:p>362</text:p>
          </table:table-cell>
          <table:table-cell office:value-type="float" office:value="24088.33" table:style-name="ce2">
            <text:p>24.088.33</text:p>
          </table:table-cell>
          <table:table-cell office:value-type="float" office:value="19" table:style-name="ce1">
            <text:p>19</text:p>
          </table:table-cell>
          <table:table-cell office:value-type="float" office:value="582.03" table:style-name="ce1">
            <text:p>582.03</text:p>
          </table:table-cell>
          <table:table-cell office:value-type="float" office:value="40035.599999999999" table:style-name="ce2">
            <text:p>40.035.60</text:p>
          </table:table-cell>
          <table:table-cell office:value-type="float" office:value="1" table:style-name="ce1">
            <text:p>1</text:p>
          </table:table-cell>
          <table:table-cell office:value-type="float" office:value="403.16" table:style-name="ce1">
            <text:p>403.16</text:p>
          </table:table-cell>
          <table:table-cell office:value-type="float" office:value="26270.71" table:style-name="ce2">
            <text:p>26.270.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03.64" table:style-name="ce1">
            <text:p>503.64</text:p>
          </table:table-cell>
          <table:table-cell office:value-type="float" office:value="34297.69" table:style-name="ce2">
            <text:p>34.297.69</text:p>
          </table:table-cell>
          <table:table-cell office:value-type="float" office:value="7" table:style-name="ce1">
            <text:p>7</text:p>
          </table:table-cell>
          <table:table-cell office:value-type="float" office:value="69.319999999999993" table:style-name="ce1">
            <text:p>69.32</text:p>
          </table:table-cell>
          <table:table-cell office:value-type="float" office:value="4895.93" table:style-name="ce2">
            <text:p>4.895.9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09 (MT / Beneficio Pœ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5269.38" table:style-name="ce2">
            <text:p>5.269.38</text:p>
          </table:table-cell>
          <table:table-cell office:value-type="float" office:value="43" table:style-name="ce1">
            <text:p>43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2885.97" table:style-name="ce2">
            <text:p>2.885.97</text:p>
          </table:table-cell>
          <table:table-cell office:value-type="float" office:value="51" table:style-name="ce1">
            <text:p>51</text:p>
          </table:table-cell>
          <table:table-cell office:value-type="float" office:value="193.53" table:style-name="ce1">
            <text:p>193.53</text:p>
          </table:table-cell>
          <table:table-cell office:value-type="float" office:value="17006.2" table:style-name="ce2">
            <text:p>17.006.20</text:p>
          </table:table-cell>
          <table:table-cell office:value-type="float" office:value="56" table:style-name="ce1">
            <text:p>56</text:p>
          </table:table-cell>
          <table:table-cell office:value-type="float" office:value="674.67" table:style-name="ce1">
            <text:p>674.67</text:p>
          </table:table-cell>
          <table:table-cell office:value-type="float" office:value="51808.4" table:style-name="ce2">
            <text:p>51.808.40</text:p>
          </table:table-cell>
          <table:table-cell office:value-type="float" office:value="57" table:style-name="ce1">
            <text:p>57</text:p>
          </table:table-cell>
          <table:table-cell office:value-type="float" office:value="241.44" table:style-name="ce1">
            <text:p>241.44</text:p>
          </table:table-cell>
          <table:table-cell office:value-type="float" office:value="22397.35" table:style-name="ce2">
            <text:p>22.397.35</text:p>
          </table:table-cell>
          <table:table-cell office:value-type="float" office:value="29" table:style-name="ce1">
            <text:p>29</text:p>
          </table:table-cell>
          <table:table-cell office:value-type="float" office:value="45.16" table:style-name="ce1">
            <text:p>45.16</text:p>
          </table:table-cell>
          <table:table-cell office:value-type="float" office:value="3995.05" table:style-name="ce2">
            <text:p>3.995.05</text:p>
          </table:table-cell>
          <table:table-cell office:value-type="float" office:value="123" table:style-name="ce1">
            <text:p>123</text:p>
          </table:table-cell>
          <table:table-cell office:value-type="float" office:value="111.53" table:style-name="ce1">
            <text:p>111.53</text:p>
          </table:table-cell>
          <table:table-cell office:value-type="float" office:value="10758.8" table:style-name="ce2">
            <text:p>10.758.80</text:p>
          </table:table-cell>
          <table:table-cell office:value-type="float" office:value="14" table:style-name="ce1">
            <text:p>14</text:p>
          </table:table-cell>
          <table:table-cell office:value-type="float" office:value="146.1" table:style-name="ce1">
            <text:p>146.1</text:p>
          </table:table-cell>
          <table:table-cell office:value-type="float" office:value="12421.37" table:style-name="ce2">
            <text:p>12.421.37</text:p>
          </table:table-cell>
          <table:table-cell office:value-type="float" office:value="19" table:style-name="ce1">
            <text:p>19</text:p>
          </table:table-cell>
          <table:table-cell office:value-type="float" office:value="49.27" table:style-name="ce1">
            <text:p>49.27</text:p>
          </table:table-cell>
          <table:table-cell office:value-type="float" office:value="4944.43" table:style-name="ce2">
            <text:p>4.944.43</text:p>
          </table:table-cell>
          <table:table-cell office:value-type="float" office:value="35" table:style-name="ce1">
            <text:p>35</text:p>
          </table:table-cell>
          <table:table-cell office:value-type="float" office:value="125.5" table:style-name="ce1">
            <text:p>125.5</text:p>
          </table:table-cell>
          <table:table-cell office:value-type="float" office:value="9569.35" table:style-name="ce2">
            <text:p>9.569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10 (MT / Beneficio Pœ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08.78" table:style-name="ce1">
            <text:p>108.78</text:p>
          </table:table-cell>
          <table:table-cell office:value-type="float" office:value="8794.39" table:style-name="ce2">
            <text:p>8.794.39</text:p>
          </table:table-cell>
          <table:table-cell office:value-type="float" office:value="4" table:style-name="ce1">
            <text:p>4</text:p>
          </table:table-cell>
          <table:table-cell office:value-type="float" office:value="9.7200000000000006" table:style-name="ce1">
            <text:p>9.72</text:p>
          </table:table-cell>
          <table:table-cell office:value-type="float" office:value="1068.51" table:style-name="ce2">
            <text:p>1.068.51</text:p>
          </table:table-cell>
          <table:table-cell office:value-type="float" office:value="21" table:style-name="ce1">
            <text:p>21</text:p>
          </table:table-cell>
          <table:table-cell office:value-type="float" office:value="1263.03" table:style-name="ce2">
            <text:p>1.263.03</text:p>
          </table:table-cell>
          <table:table-cell office:value-type="float" office:value="80153.38" table:style-name="ce2">
            <text:p>80.153.38</text:p>
          </table:table-cell>
          <table:table-cell office:value-type="float" office:value="4" table:style-name="ce1">
            <text:p>4</text:p>
          </table:table-cell>
          <table:table-cell office:value-type="float" office:value="14.49" table:style-name="ce1">
            <text:p>14.49</text:p>
          </table:table-cell>
          <table:table-cell office:value-type="float" office:value="1092.6199999999999" table:style-name="ce2">
            <text:p>1.092.62</text:p>
          </table:table-cell>
          <table:table-cell office:value-type="float" office:value="1" table:style-name="ce1">
            <text:p>1</text:p>
          </table:table-cell>
          <table:table-cell office:value-type="float" office:value="24.48" table:style-name="ce1">
            <text:p>24.48</text:p>
          </table:table-cell>
          <table:table-cell office:value-type="float" office:value="1719.01" table:style-name="ce2">
            <text:p>1.719.01</text:p>
          </table:table-cell>
          <table:table-cell office:value-type="float" office:value="19" table:style-name="ce1">
            <text:p>19</text:p>
          </table:table-cell>
          <table:table-cell office:value-type="float" office:value="367.27" table:style-name="ce1">
            <text:p>367.27</text:p>
          </table:table-cell>
          <table:table-cell office:value-type="float" office:value="27002.62" table:style-name="ce2">
            <text:p>27.002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.79" table:style-name="ce1">
            <text:p>11.79</text:p>
          </table:table-cell>
          <table:table-cell office:value-type="float" office:value="1024.47" table:style-name="ce2">
            <text:p>1.024.47</text:p>
          </table:table-cell>
          <table:table-cell office:value-type="float" office:value="10" table:style-name="ce1">
            <text:p>10</text:p>
          </table:table-cell>
          <table:table-cell office:value-type="float" office:value="85.17" table:style-name="ce1">
            <text:p>85.17</text:p>
          </table:table-cell>
          <table:table-cell office:value-type="float" office:value="5909.05" table:style-name="ce2">
            <text:p>5.909.0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193.26" table:style-name="ce1">
            <text:p>193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2.28" table:style-name="ce1">
            <text:p>22.28</text:p>
          </table:table-cell>
          <table:table-cell office:value-type="float" office:value="892.6" table:style-name="ce1">
            <text:p>89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04" table:style-name="ce1">
            <text:p>0.04</text:p>
          </table:table-cell>
          <table:table-cell office:value-type="float" office:value="131.33000000000001" table:style-name="ce1">
            <text:p>131.33</text:p>
          </table:table-cell>
          <table:table-cell office:value-type="float" office:value="44" table:style-name="ce1">
            <text:p>44</text:p>
          </table:table-cell>
          <table:table-cell office:value-type="float" office:value="223.07" table:style-name="ce1">
            <text:p>223.07</text:p>
          </table:table-cell>
          <table:table-cell office:value-type="float" office:value="23077.22" table:style-name="ce2">
            <text:p>23.077.22</text:p>
          </table:table-cell>
          <table:table-cell office:value-type="float" office:value="1" table:style-name="ce1">
            <text:p>1</text:p>
          </table:table-cell>
          <table:table-cell office:value-type="float" office:value="23.34" table:style-name="ce1">
            <text:p>23.34</text:p>
          </table:table-cell>
          <table:table-cell office:value-type="float" office:value="1468.9" table:style-name="ce2">
            <text:p>1.468.90</text:p>
          </table:table-cell>
          <table:table-cell office:value-type="float" office:value="181" table:style-name="ce1">
            <text:p>181</text:p>
          </table:table-cell>
          <table:table-cell office:value-type="float" office:value="1297.71" table:style-name="ce2">
            <text:p>1.297.71</text:p>
          </table:table-cell>
          <table:table-cell office:value-type="float" office:value="107120.73" table:style-name="ce2">
            <text:p>107.120.73</text:p>
          </table:table-cell>
          <table:table-cell office:value-type="float" office:value="67" table:style-name="ce1">
            <text:p>67</text:p>
          </table:table-cell>
          <table:table-cell office:value-type="float" office:value="890.52" table:style-name="ce1">
            <text:p>890.52</text:p>
          </table:table-cell>
          <table:table-cell office:value-type="float" office:value="70348.36" table:style-name="ce2">
            <text:p>70.348.36</text:p>
          </table:table-cell>
          <table:table-cell office:value-type="float" office:value="31" table:style-name="ce1">
            <text:p>31</text:p>
          </table:table-cell>
          <table:table-cell office:value-type="float" office:value="52.06" table:style-name="ce1">
            <text:p>52.06</text:p>
          </table:table-cell>
          <table:table-cell office:value-type="float" office:value="4916.3100000000004" table:style-name="ce2">
            <text:p>4.916.31</text:p>
          </table:table-cell>
          <table:table-cell office:value-type="float" office:value="35" table:style-name="ce1">
            <text:p>35</text:p>
          </table:table-cell>
          <table:table-cell office:value-type="float" office:value="879.04" table:style-name="ce1">
            <text:p>879.04</text:p>
          </table:table-cell>
          <table:table-cell office:value-type="float" office:value="62870.73" table:style-name="ce2">
            <text:p>62.870.73</text:p>
          </table:table-cell>
          <table:table-cell office:value-type="float" office:value="8" table:style-name="ce1">
            <text:p>8</text:p>
          </table:table-cell>
          <table:table-cell office:value-type="float" office:value="34.78" table:style-name="ce1">
            <text:p>34.78</text:p>
          </table:table-cell>
          <table:table-cell office:value-type="float" office:value="2920.57" table:style-name="ce2">
            <text:p>2.920.57</text:p>
          </table:table-cell>
          <table:table-cell office:value-type="float" office:value="42" table:style-name="ce1">
            <text:p>42</text:p>
          </table:table-cell>
          <table:table-cell office:value-type="float" office:value="298.47000000000003" table:style-name="ce1">
            <text:p>298.47</text:p>
          </table:table-cell>
          <table:table-cell office:value-type="float" office:value="24056.19" table:style-name="ce2">
            <text:p>24.056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.090000000000003" table:style-name="ce1">
            <text:p>32.09</text:p>
          </table:table-cell>
          <table:table-cell office:value-type="float" office:value="2098.64" table:style-name="ce2">
            <text:p>2.098.64</text:p>
          </table:table-cell>
          <table:table-cell office:value-type="float" office:value="4" table:style-name="ce1">
            <text:p>4</text:p>
          </table:table-cell>
          <table:table-cell office:value-type="float" office:value="355.25" table:style-name="ce1">
            <text:p>355.25</text:p>
          </table:table-cell>
          <table:table-cell office:value-type="float" office:value="25762.11" table:style-name="ce2">
            <text:p>25.762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0.65" table:style-name="ce1">
            <text:p>30.65</text:p>
          </table:table-cell>
          <table:table-cell office:value-type="float" office:value="5043.28" table:style-name="ce2">
            <text:p>5.043.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.05" table:style-name="ce1">
            <text:p>70.05</text:p>
          </table:table-cell>
          <table:table-cell office:value-type="float" office:value="30" table:style-name="ce1">
            <text:p>30</text:p>
          </table:table-cell>
          <table:table-cell office:value-type="float" office:value="595.79999999999995" table:style-name="ce1">
            <text:p>595.8</text:p>
          </table:table-cell>
          <table:table-cell office:value-type="float" office:value="44655.48" table:style-name="ce2">
            <text:p>44.655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956.37" table:style-name="ce2">
            <text:p>1.956.37</text:p>
          </table:table-cell>
          <table:table-cell office:value-type="float" office:value="126422.27" table:style-name="ce2">
            <text:p>126.422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8.090000000000003" table:style-name="ce1">
            <text:p>38.09</text:p>
          </table:table-cell>
          <table:table-cell office:value-type="float" office:value="2815.2" table:style-name="ce2">
            <text:p>2.815.2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73" table:style-name="ce1">
            <text:p>2.73</text:p>
          </table:table-cell>
          <table:table-cell office:value-type="float" office:value="299.56" table:style-name="ce1">
            <text:p>299.56</text:p>
          </table:table-cell>
          <table:table-cell office:value-type="float" office:value="22" table:style-name="ce1">
            <text:p>22</text:p>
          </table:table-cell>
          <table:table-cell office:value-type="float" office:value="90.18" table:style-name="ce1">
            <text:p>90.18</text:p>
          </table:table-cell>
          <table:table-cell office:value-type="float" office:value="10007.89" table:style-name="ce2">
            <text:p>10.007.89</text:p>
          </table:table-cell>
          <table:table-cell office:value-type="float" office:value="3" table:style-name="ce1">
            <text:p>3</text:p>
          </table:table-cell>
          <table:table-cell office:value-type="float" office:value="28.18" table:style-name="ce1">
            <text:p>28.18</text:p>
          </table:table-cell>
          <table:table-cell office:value-type="float" office:value="3083.06" table:style-name="ce2">
            <text:p>3.083.06</text:p>
          </table:table-cell>
          <table:table-cell office:value-type="float" office:value="4" table:style-name="ce1">
            <text:p>4</text:p>
          </table:table-cell>
          <table:table-cell office:value-type="float" office:value="18.829999999999998" table:style-name="ce1">
            <text:p>18.83</text:p>
          </table:table-cell>
          <table:table-cell office:value-type="float" office:value="2332.46" table:style-name="ce2">
            <text:p>2.332.46</text:p>
          </table:table-cell>
          <table:table-cell office:value-type="float" office:value="5" table:style-name="ce1">
            <text:p>5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635.87" table:style-name="ce1">
            <text:p>635.87</text:p>
          </table:table-cell>
          <table:table-cell office:value-type="float" office:value="18" table:style-name="ce1">
            <text:p>18</text:p>
          </table:table-cell>
          <table:table-cell office:value-type="float" office:value="36.19" table:style-name="ce1">
            <text:p>36.19</text:p>
          </table:table-cell>
          <table:table-cell office:value-type="float" office:value="4595.37" table:style-name="ce2">
            <text:p>4.595.37</text:p>
          </table:table-cell>
          <table:table-cell office:value-type="float" office:value="6" table:style-name="ce1">
            <text:p>6</text:p>
          </table:table-cell>
          <table:table-cell office:value-type="float" office:value="49.75" table:style-name="ce1">
            <text:p>49.75</text:p>
          </table:table-cell>
          <table:table-cell office:value-type="float" office:value="5618.52" table:style-name="ce2">
            <text:p>5.618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512.23" table:style-name="ce1">
            <text:p>512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7.04" table:style-name="ce1">
            <text:p>47.04</text:p>
          </table:table-cell>
          <table:table-cell office:value-type="float" office:value="4553.24" table:style-name="ce2">
            <text:p>4.553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28" table:style-name="ce1">
            <text:p>4.28</text:p>
          </table:table-cell>
          <table:table-cell office:value-type="float" office:value="385.99" table:style-name="ce1">
            <text:p>385.99</text:p>
          </table:table-cell>
          <table:table-cell office:value-type="float" office:value="8" table:style-name="ce1">
            <text:p>8</text:p>
          </table:table-cell>
          <table:table-cell office:value-type="float" office:value="178.88" table:style-name="ce1">
            <text:p>178.88</text:p>
          </table:table-cell>
          <table:table-cell office:value-type="float" office:value="17978.330000000002" table:style-name="ce2">
            <text:p>17.978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211.5" table:style-name="ce1">
            <text:p>211.5</text:p>
          </table:table-cell>
          <table:table-cell office:value-type="float" office:value="18609.71" table:style-name="ce2">
            <text:p>18.609.71</text:p>
          </table:table-cell>
          <table:table-cell office:value-type="float" office:value="202" table:style-name="ce1">
            <text:p>202</text:p>
          </table:table-cell>
          <table:table-cell office:value-type="float" office:value="308.27999999999997" table:style-name="ce1">
            <text:p>308.28</text:p>
          </table:table-cell>
          <table:table-cell office:value-type="float" office:value="26501.31" table:style-name="ce2">
            <text:p>26.501.31</text:p>
          </table:table-cell>
          <table:table-cell office:value-type="float" office:value="160" table:style-name="ce1">
            <text:p>160</text:p>
          </table:table-cell>
          <table:table-cell office:value-type="float" office:value="1208.6199999999999" table:style-name="ce2">
            <text:p>1.208.62</text:p>
          </table:table-cell>
          <table:table-cell office:value-type="float" office:value="111393.52" table:style-name="ce2">
            <text:p>111.393.52</text:p>
          </table:table-cell>
          <table:table-cell office:value-type="float" office:value="174" table:style-name="ce1">
            <text:p>174</text:p>
          </table:table-cell>
          <table:table-cell office:value-type="float" office:value="3157.17" table:style-name="ce2">
            <text:p>3.157.17</text:p>
          </table:table-cell>
          <table:table-cell office:value-type="float" office:value="248633.99" table:style-name="ce2">
            <text:p>248.633.99</text:p>
          </table:table-cell>
          <table:table-cell office:value-type="float" office:value="314" table:style-name="ce1">
            <text:p>314</text:p>
          </table:table-cell>
          <table:table-cell office:value-type="float" office:value="1802.98" table:style-name="ce2">
            <text:p>1.802.98</text:p>
          </table:table-cell>
          <table:table-cell office:value-type="float" office:value="169060.79" table:style-name="ce2">
            <text:p>169.060.79</text:p>
          </table:table-cell>
          <table:table-cell office:value-type="float" office:value="119" table:style-name="ce1">
            <text:p>119</text:p>
          </table:table-cell>
          <table:table-cell office:value-type="float" office:value="515.9" table:style-name="ce1">
            <text:p>515.9</text:p>
          </table:table-cell>
          <table:table-cell office:value-type="float" office:value="48450.41" table:style-name="ce2">
            <text:p>48.450.41</text:p>
          </table:table-cell>
          <table:table-cell office:value-type="float" office:value="492" table:style-name="ce1">
            <text:p>492</text:p>
          </table:table-cell>
          <table:table-cell office:value-type="float" office:value="1406.55" table:style-name="ce2">
            <text:p>1.406.55</text:p>
          </table:table-cell>
          <table:table-cell office:value-type="float" office:value="131319.81" table:style-name="ce2">
            <text:p>131.319.81</text:p>
          </table:table-cell>
          <table:table-cell office:value-type="float" office:value="38" table:style-name="ce1">
            <text:p>38</text:p>
          </table:table-cell>
          <table:table-cell office:value-type="float" office:value="473.03" table:style-name="ce1">
            <text:p>473.03</text:p>
          </table:table-cell>
          <table:table-cell office:value-type="float" office:value="43118.879999999997" table:style-name="ce2">
            <text:p>43.118.88</text:p>
          </table:table-cell>
          <table:table-cell office:value-type="float" office:value="171" table:style-name="ce1">
            <text:p>171</text:p>
          </table:table-cell>
          <table:table-cell office:value-type="float" office:value="1460.54" table:style-name="ce2">
            <text:p>1.460.54</text:p>
          </table:table-cell>
          <table:table-cell office:value-type="float" office:value="137758.32999999999" table:style-name="ce2">
            <text:p>137.758.33</text:p>
          </table:table-cell>
          <table:table-cell office:value-type="float" office:value="114" table:style-name="ce1">
            <text:p>114</text:p>
          </table:table-cell>
          <table:table-cell office:value-type="float" office:value="549.69000000000005" table:style-name="ce1">
            <text:p>549.69</text:p>
          </table:table-cell>
          <table:table-cell office:value-type="float" office:value="50236.77" table:style-name="ce2">
            <text:p>50.236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1999.27" table:style-name="ce2">
            <text:p>1.999.27</text:p>
          </table:table-cell>
          <table:table-cell office:value-type="float" office:value="159584.57999999999" table:style-name="ce2">
            <text:p>159.584.58</text:p>
          </table:table-cell>
          <table:table-cell office:value-type="float" office:value="11" table:style-name="ce1">
            <text:p>11</text:p>
          </table:table-cell>
          <table:table-cell office:value-type="float" office:value="229.76" table:style-name="ce1">
            <text:p>229.76</text:p>
          </table:table-cell>
          <table:table-cell office:value-type="float" office:value="21829.49" table:style-name="ce2">
            <text:p>21.829.49</text:p>
          </table:table-cell>
          <table:table-cell office:value-type="float" office:value="131" table:style-name="ce1">
            <text:p>131</text:p>
          </table:table-cell>
          <table:table-cell office:value-type="float" office:value="7106.67" table:style-name="ce2">
            <text:p>7.106.67</text:p>
          </table:table-cell>
          <table:table-cell office:value-type="float" office:value="492205.99" table:style-name="ce2">
            <text:p>492.205.99</text:p>
          </table:table-cell>
          <table:table-cell office:value-type="float" office:value="9" table:style-name="ce1">
            <text:p>9</text:p>
          </table:table-cell>
          <table:table-cell office:value-type="float" office:value="100.31" table:style-name="ce1">
            <text:p>100.31</text:p>
          </table:table-cell>
          <table:table-cell office:value-type="float" office:value="9916.4" table:style-name="ce2">
            <text:p>9.916.40</text:p>
          </table:table-cell>
          <table:table-cell office:value-type="float" office:value="6" table:style-name="ce1">
            <text:p>6</text:p>
          </table:table-cell>
          <table:table-cell office:value-type="float" office:value="131.61000000000001" table:style-name="ce1">
            <text:p>131.61</text:p>
          </table:table-cell>
          <table:table-cell office:value-type="float" office:value="10232.459999999999" table:style-name="ce2">
            <text:p>10.232.46</text:p>
          </table:table-cell>
          <table:table-cell office:value-type="float" office:value="123" table:style-name="ce1">
            <text:p>123</text:p>
          </table:table-cell>
          <table:table-cell office:value-type="float" office:value="2456.02" table:style-name="ce2">
            <text:p>2.456.02</text:p>
          </table:table-cell>
          <table:table-cell office:value-type="float" office:value="198628.07" table:style-name="ce2">
            <text:p>198.628.07</text:p>
          </table:table-cell>
          <table:table-cell office:value-type="float" office:value="1" table:style-name="ce1">
            <text:p>1</text:p>
          </table:table-cell>
          <table:table-cell office:value-type="float" office:value="127.69" table:style-name="ce1">
            <text:p>127.69</text:p>
          </table:table-cell>
          <table:table-cell office:value-type="float" office:value="10102.61" table:style-name="ce2">
            <text:p>10.102.61</text:p>
          </table:table-cell>
          <table:table-cell office:value-type="float" office:value="2" table:style-name="ce1">
            <text:p>2</text:p>
          </table:table-cell>
          <table:table-cell office:value-type="float" office:value="213.92" table:style-name="ce1">
            <text:p>213.92</text:p>
          </table:table-cell>
          <table:table-cell office:value-type="float" office:value="16816.52" table:style-name="ce2">
            <text:p>16.816.52</text:p>
          </table:table-cell>
          <table:table-cell office:value-type="float" office:value="39" table:style-name="ce1">
            <text:p>39</text:p>
          </table:table-cell>
          <table:table-cell office:value-type="float" office:value="2012.51" table:style-name="ce2">
            <text:p>2.012.51</text:p>
          </table:table-cell>
          <table:table-cell office:value-type="float" office:value="155506.65" table:style-name="ce2">
            <text:p>155.506.65</text:p>
          </table:table-cell>
          <table:table-cell office:value-type="float" office:value="31" table:style-name="ce1">
            <text:p>31</text:p>
          </table:table-cell>
          <table:table-cell office:value-type="float" office:value="1390.08" table:style-name="ce2">
            <text:p>1.390.08</text:p>
          </table:table-cell>
          <table:table-cell office:value-type="float" office:value="110946.6" table:style-name="ce2">
            <text:p>110.946.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37" table:style-name="ce1">
            <text:p>0.37</text:p>
          </table:table-cell>
          <table:table-cell office:value-type="float" office:value="99.54" table:style-name="ce1">
            <text:p>99.54</text:p>
          </table:table-cell>
          <table:table-cell office:value-type="float" office:value="4" table:style-name="ce1">
            <text:p>4</text:p>
          </table:table-cell>
          <table:table-cell office:value-type="float" office:value="0.22" table:style-name="ce1">
            <text:p>0.22</text:p>
          </table:table-cell>
          <table:table-cell office:value-type="float" office:value="107.27" table:style-name="ce1">
            <text:p>107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96" table:style-name="ce1">
            <text:p>22.96</text:p>
          </table:table-cell>
          <table:table-cell office:value-type="float" office:value="6" table:style-name="ce1">
            <text:p>6</text:p>
          </table:table-cell>
          <table:table-cell office:value-type="float" office:value="13.71" table:style-name="ce1">
            <text:p>13.71</text:p>
          </table:table-cell>
          <table:table-cell office:value-type="float" office:value="1403.25" table:style-name="ce2">
            <text:p>1.403.25</text:p>
          </table:table-cell>
          <table:table-cell office:value-type="float" office:value="5" table:style-name="ce1">
            <text:p>5</text:p>
          </table:table-cell>
          <table:table-cell office:value-type="float" office:value="0.74" table:style-name="ce1">
            <text:p>0.74</text:p>
          </table:table-cell>
          <table:table-cell office:value-type="float" office:value="228.58" table:style-name="ce1">
            <text:p>228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1041.98" table:style-name="ce2">
            <text:p>1.041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.65" table:style-name="ce1">
            <text:p>27.65</text:p>
          </table:table-cell>
          <table:table-cell office:value-type="float" office:value="2087.6" table:style-name="ce2">
            <text:p>2.087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4.11" table:style-name="ce1">
            <text:p>34.11</text:p>
          </table:table-cell>
          <table:table-cell office:value-type="float" office:value="4344.4799999999996" table:style-name="ce2">
            <text:p>4.344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25 (MT / Estaci½n de Carga Rÿ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75" table:style-name="ce1">
            <text:p>1.75</text:p>
          </table:table-cell>
          <table:table-cell office:value-type="float" office:value="354.49" table:style-name="ce1">
            <text:p>354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23.91" table:style-name="ce1">
            <text:p>223.91</text:p>
          </table:table-cell>
          <table:table-cell office:value-type="float" office:value="26585.040000000001" table:style-name="ce2">
            <text:p>26.585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5.95" table:style-name="ce1">
            <text:p>125.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1.42" table:style-name="ce1">
            <text:p>171.42</text:p>
          </table:table-cell>
          <table:table-cell office:value-type="float" office:value="14567.52" table:style-name="ce2">
            <text:p>14.567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3.78" table:style-name="ce1">
            <text:p>83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1.55" table:style-name="ce1">
            <text:p>-51.55</text:p>
          </table:table-cell>
          <table:table-cell office:value-type="float" office:value="-4095.47" table:style-name="ce2">
            <text:p>-4.095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33" table:style-name="ce1">
            <text:p>4.33</text:p>
          </table:table-cell>
          <table:table-cell office:value-type="float" office:value="418.17" table:style-name="ce1">
            <text:p>418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2" table:style-name="ce1">
            <text:p>-0.2</text:p>
          </table:table-cell>
          <table:table-cell office:value-type="float" office:value="-103.12" table:style-name="ce1">
            <text:p>-103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4.42" table:style-name="ce2">
            <text:p>1.304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.09" table:style-name="ce1">
            <text:p>16.09</text:p>
          </table:table-cell>
          <table:table-cell office:value-type="float" office:value="1196.53" table:style-name="ce2">
            <text:p>1.196.53</text:p>
          </table:table-cell>
          <table:table-cell office:value-type="float" office:value="3" table:style-name="ce1">
            <text:p>3</text:p>
          </table:table-cell>
          <table:table-cell office:value-type="float" office:value="2.85" table:style-name="ce1">
            <text:p>2.85</text:p>
          </table:table-cell>
          <table:table-cell office:value-type="float" office:value="249.9" table:style-name="ce1">
            <text:p>24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3" table:style-name="ce1">
            <text:p>0.83</text:p>
          </table:table-cell>
          <table:table-cell office:value-type="float" office:value="133.75" table:style-name="ce1">
            <text:p>133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MTCGCD39 (MT / Bombeo de Agua para Servicio Pœblico de Agua con Demanda Horaria)</text:p>
          </table:table-cell>
          <table:table-cell office:value-type="float" office:value="6" table:style-name="ce1">
            <text:p>6</text:p>
          </table:table-cell>
          <table:table-cell office:value-type="float" office:value="3.13" table:style-name="ce1">
            <text:p>3.13</text:p>
          </table:table-cell>
          <table:table-cell office:value-type="float" office:value="330.45" table:style-name="ce1">
            <text:p>330.45</text:p>
          </table:table-cell>
          <table:table-cell office:value-type="float" office:value="37" table:style-name="ce1">
            <text:p>37</text:p>
          </table:table-cell>
          <table:table-cell office:value-type="float" office:value="1146.6400000000001" table:style-name="ce2">
            <text:p>1.146.64</text:p>
          </table:table-cell>
          <table:table-cell office:value-type="float" office:value="54962.68" table:style-name="ce2">
            <text:p>54.962.68</text:p>
          </table:table-cell>
          <table:table-cell office:value-type="float" office:value="1" table:style-name="ce1">
            <text:p>1</text:p>
          </table:table-cell>
          <table:table-cell office:value-type="float" office:value="20.93" table:style-name="ce1">
            <text:p>20.93</text:p>
          </table:table-cell>
          <table:table-cell office:value-type="float" office:value="1025.54" table:style-name="ce2">
            <text:p>1.025.54</text:p>
          </table:table-cell>
          <table:table-cell office:value-type="float" office:value="17" table:style-name="ce1">
            <text:p>17</text:p>
          </table:table-cell>
          <table:table-cell office:value-type="float" office:value="694.58" table:style-name="ce1">
            <text:p>694.58</text:p>
          </table:table-cell>
          <table:table-cell office:value-type="float" office:value="33905.97" table:style-name="ce2">
            <text:p>33.905.97</text:p>
          </table:table-cell>
          <table:table-cell office:value-type="float" office:value="18" table:style-name="ce1">
            <text:p>18</text:p>
          </table:table-cell>
          <table:table-cell office:value-type="float" office:value="787.58" table:style-name="ce1">
            <text:p>787.58</text:p>
          </table:table-cell>
          <table:table-cell office:value-type="float" office:value="41359.620000000003" table:style-name="ce2">
            <text:p>41.359.62</text:p>
          </table:table-cell>
          <table:table-cell office:value-type="float" office:value="8" table:style-name="ce1">
            <text:p>8</text:p>
          </table:table-cell>
          <table:table-cell office:value-type="float" office:value="43.32" table:style-name="ce1">
            <text:p>43.32</text:p>
          </table:table-cell>
          <table:table-cell office:value-type="float" office:value="2115.63" table:style-name="ce2">
            <text:p>2.115.63</text:p>
          </table:table-cell>
          <table:table-cell office:value-type="float" office:value="65" table:style-name="ce1">
            <text:p>65</text:p>
          </table:table-cell>
          <table:table-cell office:value-type="float" office:value="5490.59" table:style-name="ce2">
            <text:p>5.490.59</text:p>
          </table:table-cell>
          <table:table-cell office:value-type="float" office:value="259134.69" table:style-name="ce2">
            <text:p>259.134.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92.68" table:style-name="ce1">
            <text:p>292.68</text:p>
          </table:table-cell>
          <table:table-cell office:value-type="float" office:value="15434.31" table:style-name="ce2">
            <text:p>15.434.31</text:p>
          </table:table-cell>
          <table:table-cell office:value-type="float" office:value="4" table:style-name="ce1">
            <text:p>4</text:p>
          </table:table-cell>
          <table:table-cell office:value-type="float" office:value="443.03" table:style-name="ce1">
            <text:p>443.03</text:p>
          </table:table-cell>
          <table:table-cell office:value-type="float" office:value="20669.89" table:style-name="ce2">
            <text:p>20.669.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66.45" table:style-name="ce1">
            <text:p>666.45</text:p>
          </table:table-cell>
          <table:table-cell office:value-type="float" office:value="42321.35" table:style-name="ce2">
            <text:p>42.321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30.5" table:style-name="ce1">
            <text:p>430.5</text:p>
          </table:table-cell>
          <table:table-cell office:value-type="float" office:value="28467.599999999999" table:style-name="ce2">
            <text:p>28.467.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92.72" table:style-name="ce1">
            <text:p>592.72</text:p>
          </table:table-cell>
          <table:table-cell office:value-type="float" office:value="39533.97" table:style-name="ce2">
            <text:p>39.533.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15 (AT / Beneficio Pœ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221.1" table:style-name="ce2">
            <text:p>6.221.10</text:p>
          </table:table-cell>
          <table:table-cell office:value-type="float" office:value="371099.46" table:style-name="ce2">
            <text:p>371.099.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889.54" table:style-name="ce2">
            <text:p>3.889.54</text:p>
          </table:table-cell>
          <table:table-cell office:value-type="float" office:value="234247.35" table:style-name="ce2">
            <text:p>234.247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16 (AT / Estaci½n de Carga Rÿ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11.06" table:style-name="ce2">
            <text:p>1.511.06</text:p>
          </table:table-cell>
          <table:table-cell office:value-type="float" office:value="143477.23000000001" table:style-name="ce2">
            <text:p>143.477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770.36" table:style-name="ce2">
            <text:p>2.770.36</text:p>
          </table:table-cell>
          <table:table-cell office:value-type="float" office:value="210217.74" table:style-name="ce2">
            <text:p>210.217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17" table:style-name="ce1">
            <text:p>-25.17</text:p>
          </table:table-cell>
          <table:table-cell office:value-type="float" office:value="-4592" table:style-name="ce2">
            <text:p>-4.592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72" table:style-name="ce1">
            <text:p>18.72</text:p>
          </table:table-cell>
          <table:table-cell office:value-type="float" office:value="2225.56" table:style-name="ce2">
            <text:p>2.225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.97" table:style-name="ce1">
            <text:p>73.97</text:p>
          </table:table-cell>
          <table:table-cell office:value-type="float" office:value="5824.7" table:style-name="ce2">
            <text:p>5.824.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1">
            <text:p>0.96</text:p>
          </table:table-cell>
          <table:table-cell office:value-type="float" office:value="5968.26" table:style-name="ce2">
            <text:p>5.968.2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267.39" table:style-name="ce2">
            <text:p>2.267.39</text:p>
          </table:table-cell>
          <table:table-cell office:value-type="float" office:value="157286.34" table:style-name="ce2">
            <text:p>157.286.34</text:p>
          </table:table-cell>
          <table:table-cell office:value-type="float" office:value="1" table:style-name="ce1">
            <text:p>1</text:p>
          </table:table-cell>
          <table:table-cell office:value-type="float" office:value="474.05" table:style-name="ce1">
            <text:p>474.05</text:p>
          </table:table-cell>
          <table:table-cell office:value-type="float" office:value="36096.68" table:style-name="ce2">
            <text:p>36.096.68</text:p>
          </table:table-cell>
          <table:table-cell office:value-type="float" office:value="6" table:style-name="ce1">
            <text:p>6</text:p>
          </table:table-cell>
          <table:table-cell office:value-type="float" office:value="3110.79" table:style-name="ce2">
            <text:p>3.110.79</text:p>
          </table:table-cell>
          <table:table-cell office:value-type="float" office:value="197019.4" table:style-name="ce2">
            <text:p>197.019.40</text:p>
          </table:table-cell>
          <table:table-cell office:value-type="float" office:value="2" table:style-name="ce1">
            <text:p>2</text:p>
          </table:table-cell>
          <table:table-cell office:value-type="float" office:value="316.75" table:style-name="ce1">
            <text:p>316.75</text:p>
          </table:table-cell>
          <table:table-cell office:value-type="float" office:value="22214.52" table:style-name="ce2">
            <text:p>22.214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1.2" table:style-name="ce1">
            <text:p>331.2</text:p>
          </table:table-cell>
          <table:table-cell office:value-type="float" office:value="24697.41" table:style-name="ce2">
            <text:p>24.697.41</text:p>
          </table:table-cell>
          <table:table-cell office:value-type="float" office:value="2" table:style-name="ce1">
            <text:p>2</text:p>
          </table:table-cell>
          <table:table-cell office:value-type="float" office:value="987.86" table:style-name="ce1">
            <text:p>987.86</text:p>
          </table:table-cell>
          <table:table-cell office:value-type="float" office:value="73059.33" table:style-name="ce2">
            <text:p>73.059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ATCGCD13 (AT / Bombeo de Agua para Servicio Pœ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99.17" table:style-name="ce2">
            <text:p>2.799.17</text:p>
          </table:table-cell>
          <table:table-cell office:value-type="float" office:value="117015.21" table:style-name="ce2">
            <text:p>117.015.21</text:p>
          </table:table-cell>
          <table:table-cell office:value-type="float" office:value="1" table:style-name="ce1">
            <text:p>1</text:p>
          </table:table-cell>
          <table:table-cell office:value-type="float" office:value="576.79999999999995" table:style-name="ce1">
            <text:p>576.8</text:p>
          </table:table-cell>
          <table:table-cell office:value-type="float" office:value="24036.65" table:style-name="ce2">
            <text:p>24.036.65</text:p>
          </table:table-cell>
          <table:table-cell office:value-type="float" office:value="1" table:style-name="ce1">
            <text:p>1</text:p>
          </table:table-cell>
          <table:table-cell office:value-type="float" office:value="11869" table:style-name="ce2">
            <text:p>11.869.00</text:p>
          </table:table-cell>
          <table:table-cell office:value-type="float" office:value="489781.37" table:style-name="ce2">
            <text:p>489.781.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309.62" table:style-name="ce2">
            <text:p>7.309.62</text:p>
          </table:table-cell>
          <table:table-cell office:value-type="float" office:value="302689.05" table:style-name="ce2">
            <text:p>302.68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u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018.69" table:style-name="ce2">
            <text:p>33.018.69</text:p>
          </table:table-cell>
          <table:table-cell office:value-type="float" office:value="2269289.5699999998" table:style-name="ce2">
            <text:p>2.269.289.5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.16" table:style-name="ce1">
            <text:p>6.16</text:p>
          </table:table-cell>
          <table:table-cell office:value-type="float" office:value="507.7" table:style-name="ce1">
            <text:p>507.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9.13" table:style-name="ce1">
            <text:p>19.13</text:p>
          </table:table-cell>
          <table:table-cell office:value-type="float" office:value="777.1" table:style-name="ce1">
            <text:p>777.1</text:p>
          </table:table-cell>
          <table:table-cell office:value-type="float" office:value="14" table:style-name="ce1">
            <text:p>14</text:p>
          </table:table-cell>
          <table:table-cell office:value-type="float" office:value="17.22" table:style-name="ce1">
            <text:p>17.22</text:p>
          </table:table-cell>
          <table:table-cell office:value-type="float" office:value="698.28" table:style-name="ce1">
            <text:p>698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1" table:style-name="ce1">
            <text:p>671</text:p>
          </table:table-cell>
          <table:table-cell office:value-type="float" office:value="300.94" table:style-name="ce1">
            <text:p>300.94</text:p>
          </table:table-cell>
          <table:table-cell office:value-type="float" office:value="12507.3" table:style-name="ce2">
            <text:p>12.507.30</text:p>
          </table:table-cell>
          <table:table-cell office:value-type="float" office:value="47" table:style-name="ce1">
            <text:p>47</text:p>
          </table:table-cell>
          <table:table-cell office:value-type="float" office:value="22.04" table:style-name="ce1">
            <text:p>22.04</text:p>
          </table:table-cell>
          <table:table-cell office:value-type="float" office:value="914.58" table:style-name="ce1">
            <text:p>914.58</text:p>
          </table:table-cell>
          <table:table-cell office:value-type="float" office:value="992" table:style-name="ce1">
            <text:p>992</text:p>
          </table:table-cell>
          <table:table-cell office:value-type="float" office:value="398.57" table:style-name="ce1">
            <text:p>398.57</text:p>
          </table:table-cell>
          <table:table-cell office:value-type="float" office:value="16637.04" table:style-name="ce2">
            <text:p>16.637.04</text:p>
          </table:table-cell>
          <table:table-cell office:value-type="float" office:value="18" table:style-name="ce1">
            <text:p>18</text:p>
          </table:table-cell>
          <table:table-cell office:value-type="float" office:value="28.35" table:style-name="ce1">
            <text:p>28.35</text:p>
          </table:table-cell>
          <table:table-cell office:value-type="float" office:value="1161.78" table:style-name="ce2">
            <text:p>1.161.78</text:p>
          </table:table-cell>
          <table:table-cell office:value-type="float" office:value="14" table:style-name="ce1">
            <text:p>14</text:p>
          </table:table-cell>
          <table:table-cell office:value-type="float" office:value="6.79" table:style-name="ce1">
            <text:p>6.79</text:p>
          </table:table-cell>
          <table:table-cell office:value-type="float" office:value="281.32" table:style-name="ce1">
            <text:p>281.32</text:p>
          </table:table-cell>
          <table:table-cell office:value-type="float" office:value="32" table:style-name="ce1">
            <text:p>32</text:p>
          </table:table-cell>
          <table:table-cell office:value-type="float" office:value="34.43" table:style-name="ce1">
            <text:p>34.43</text:p>
          </table:table-cell>
          <table:table-cell office:value-type="float" office:value="1399.72" table:style-name="ce2">
            <text:p>1.399.72</text:p>
          </table:table-cell>
          <table:table-cell office:value-type="float" office:value="101" table:style-name="ce1">
            <text:p>101</text:p>
          </table:table-cell>
          <table:table-cell office:value-type="float" office:value="65.62" table:style-name="ce1">
            <text:p>65.62</text:p>
          </table:table-cell>
          <table:table-cell office:value-type="float" office:value="2695.5" table:style-name="ce2">
            <text:p>2.695.5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586.24" table:style-name="ce1">
            <text:p>586.24</text:p>
          </table:table-cell>
          <table:table-cell office:value-type="float" office:value="44" table:style-name="ce1">
            <text:p>44</text:p>
          </table:table-cell>
          <table:table-cell office:value-type="float" office:value="145.76" table:style-name="ce1">
            <text:p>145.76</text:p>
          </table:table-cell>
          <table:table-cell office:value-type="float" office:value="14084.84" table:style-name="ce2">
            <text:p>14.084.84</text:p>
          </table:table-cell>
          <table:table-cell office:value-type="float" office:value="367" table:style-name="ce1">
            <text:p>367</text:p>
          </table:table-cell>
          <table:table-cell office:value-type="float" office:value="205.38" table:style-name="ce1">
            <text:p>205.38</text:p>
          </table:table-cell>
          <table:table-cell office:value-type="float" office:value="22010.799999999999" table:style-name="ce2">
            <text:p>22.010.80</text:p>
          </table:table-cell>
          <table:table-cell office:value-type="float" office:value="12" table:style-name="ce1">
            <text:p>12</text:p>
          </table:table-cell>
          <table:table-cell office:value-type="float" office:value="30.55" table:style-name="ce1">
            <text:p>30.55</text:p>
          </table:table-cell>
          <table:table-cell office:value-type="float" office:value="3128.29" table:style-name="ce2">
            <text:p>3.128.29</text:p>
          </table:table-cell>
          <table:table-cell office:value-type="float" office:value="44" table:style-name="ce1">
            <text:p>44</text:p>
          </table:table-cell>
          <table:table-cell office:value-type="float" office:value="224.3" table:style-name="ce1">
            <text:p>224.3</text:p>
          </table:table-cell>
          <table:table-cell office:value-type="float" office:value="19441.689999999999" table:style-name="ce2">
            <text:p>19.441.69</text:p>
          </table:table-cell>
          <table:table-cell office:value-type="float" office:value="17" table:style-name="ce1">
            <text:p>17</text:p>
          </table:table-cell>
          <table:table-cell office:value-type="float" office:value="107.46" table:style-name="ce1">
            <text:p>107.46</text:p>
          </table:table-cell>
          <table:table-cell office:value-type="float" office:value="10194.969999999999" table:style-name="ce2">
            <text:p>10.194.97</text:p>
          </table:table-cell>
          <table:table-cell office:value-type="float" office:value="10" table:style-name="ce1">
            <text:p>10</text:p>
          </table:table-cell>
          <table:table-cell office:value-type="float" office:value="32.61" table:style-name="ce1">
            <text:p>32.61</text:p>
          </table:table-cell>
          <table:table-cell office:value-type="float" office:value="3545.51" table:style-name="ce2">
            <text:p>3.545.51</text:p>
          </table:table-cell>
          <table:table-cell office:value-type="float" office:value="3" table:style-name="ce1">
            <text:p>3</text:p>
          </table:table-cell>
          <table:table-cell office:value-type="float" office:value="6.03" table:style-name="ce1">
            <text:p>6.03</text:p>
          </table:table-cell>
          <table:table-cell office:value-type="float" office:value="530.34" table:style-name="ce1">
            <text:p>530.34</text:p>
          </table:table-cell>
          <table:table-cell office:value-type="float" office:value="22" table:style-name="ce1">
            <text:p>22</text:p>
          </table:table-cell>
          <table:table-cell office:value-type="float" office:value="15.58" table:style-name="ce1">
            <text:p>15.58</text:p>
          </table:table-cell>
          <table:table-cell office:value-type="float" office:value="1578.07" table:style-name="ce2">
            <text:p>1.578.0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42" table:style-name="ce1">
            <text:p>2.42</text:p>
          </table:table-cell>
          <table:table-cell office:value-type="float" office:value="271.06" table:style-name="ce1">
            <text:p>271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.75" table:style-name="ce1">
            <text:p>16.75</text:p>
          </table:table-cell>
          <table:table-cell office:value-type="float" office:value="2797.98" table:style-name="ce2">
            <text:p>2.797.98</text:p>
          </table:table-cell>
          <table:table-cell office:value-type="float" office:value="2" table:style-name="ce1">
            <text:p>2</text:p>
          </table:table-cell>
          <table:table-cell office:value-type="float" office:value="50.4" table:style-name="ce1">
            <text:p>50.4</text:p>
          </table:table-cell>
          <table:table-cell office:value-type="float" office:value="3730.16" table:style-name="ce2">
            <text:p>3.73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.32" table:style-name="ce1">
            <text:p>12.32</text:p>
          </table:table-cell>
          <table:table-cell office:value-type="float" office:value="1043.6300000000001" table:style-name="ce2">
            <text:p>1.043.6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322" table:style-name="ce3">
            <text:p>3.322</text:p>
          </table:table-cell>
          <table:table-cell office:value-type="float" office:value="855.7" table:style-name="ce1">
            <text:p>855.7</text:p>
          </table:table-cell>
          <table:table-cell office:value-type="float" office:value="87428.28" table:style-name="ce2">
            <text:p>87.428.28</text:p>
          </table:table-cell>
          <table:table-cell office:value-type="float" office:value="19973" table:style-name="ce3">
            <text:p>19.973</text:p>
          </table:table-cell>
          <table:table-cell office:value-type="float" office:value="7401.04" table:style-name="ce2">
            <text:p>7.401.04</text:p>
          </table:table-cell>
          <table:table-cell office:value-type="float" office:value="752474.21" table:style-name="ce2">
            <text:p>752.474.21</text:p>
          </table:table-cell>
          <table:table-cell office:value-type="float" office:value="7640" table:style-name="ce3">
            <text:p>7.640</text:p>
          </table:table-cell>
          <table:table-cell office:value-type="float" office:value="2771.73" table:style-name="ce2">
            <text:p>2.771.73</text:p>
          </table:table-cell>
          <table:table-cell office:value-type="float" office:value="281695.48" table:style-name="ce2">
            <text:p>281.695.48</text:p>
          </table:table-cell>
          <table:table-cell office:value-type="float" office:value="70604" table:style-name="ce3">
            <text:p>70.604</text:p>
          </table:table-cell>
          <table:table-cell office:value-type="float" office:value="30669.96" table:style-name="ce2">
            <text:p>30.669.96</text:p>
          </table:table-cell>
          <table:table-cell office:value-type="float" office:value="3193647.93" table:style-name="ce2">
            <text:p>3.193.647.93</text:p>
          </table:table-cell>
          <table:table-cell office:value-type="float" office:value="17156" table:style-name="ce3">
            <text:p>17.156</text:p>
          </table:table-cell>
          <table:table-cell office:value-type="float" office:value="8243.31" table:style-name="ce2">
            <text:p>8.243.31</text:p>
          </table:table-cell>
          <table:table-cell office:value-type="float" office:value="835362.19" table:style-name="ce2">
            <text:p>835.362.19</text:p>
          </table:table-cell>
          <table:table-cell office:value-type="float" office:value="6964" table:style-name="ce3">
            <text:p>6.964</text:p>
          </table:table-cell>
          <table:table-cell office:value-type="float" office:value="2780.67" table:style-name="ce2">
            <text:p>2.780.67</text:p>
          </table:table-cell>
          <table:table-cell office:value-type="float" office:value="286525.40000000002" table:style-name="ce2">
            <text:p>286.525.40</text:p>
          </table:table-cell>
          <table:table-cell office:value-type="float" office:value="15976" table:style-name="ce3">
            <text:p>15.976</text:p>
          </table:table-cell>
          <table:table-cell office:value-type="float" office:value="7364.33" table:style-name="ce2">
            <text:p>7.364.33</text:p>
          </table:table-cell>
          <table:table-cell office:value-type="float" office:value="745433.54" table:style-name="ce2">
            <text:p>745.433.54</text:p>
          </table:table-cell>
          <table:table-cell office:value-type="float" office:value="11350" table:style-name="ce3">
            <text:p>11.350</text:p>
          </table:table-cell>
          <table:table-cell office:value-type="float" office:value="4223.72" table:style-name="ce2">
            <text:p>4.223.72</text:p>
          </table:table-cell>
          <table:table-cell office:value-type="float" office:value="427821.29" table:style-name="ce2">
            <text:p>427.821.29</text:p>
          </table:table-cell>
          <table:table-cell office:value-type="float" office:value="8884" table:style-name="ce3">
            <text:p>8.884</text:p>
          </table:table-cell>
          <table:table-cell office:value-type="float" office:value="3961" table:style-name="ce2">
            <text:p>3.961.00</text:p>
          </table:table-cell>
          <table:table-cell office:value-type="float" office:value="401950.52" table:style-name="ce2">
            <text:p>401.950.52</text:p>
          </table:table-cell>
          <table:table-cell office:value-type="float" office:value="24176" table:style-name="ce3">
            <text:p>24.176</text:p>
          </table:table-cell>
          <table:table-cell office:value-type="float" office:value="7548.54" table:style-name="ce2">
            <text:p>7.548.54</text:p>
          </table:table-cell>
          <table:table-cell office:value-type="float" office:value="768168.2" table:style-name="ce2">
            <text:p>768.168.20</text:p>
          </table:table-cell>
          <table:table-cell office:value-type="float" office:value="11298" table:style-name="ce3">
            <text:p>11.298</text:p>
          </table:table-cell>
          <table:table-cell office:value-type="float" office:value="3626.52" table:style-name="ce2">
            <text:p>3.626.52</text:p>
          </table:table-cell>
          <table:table-cell office:value-type="float" office:value="368660.44" table:style-name="ce2">
            <text:p>368.660.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8" table:style-name="ce1">
            <text:p>8</text:p>
          </table:table-cell>
          <table:table-cell office:value-type="float" office:value="24.12" table:style-name="ce1">
            <text:p>24.12</text:p>
          </table:table-cell>
          <table:table-cell office:value-type="float" office:value="2426.79" table:style-name="ce2">
            <text:p>2.426.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159.06" table:style-name="ce1">
            <text:p>159.06</text:p>
          </table:table-cell>
          <table:table-cell office:value-type="float" office:value="19955.259999999998" table:style-name="ce2">
            <text:p>19.955.26</text:p>
          </table:table-cell>
          <table:table-cell office:value-type="float" office:value="4186" table:style-name="ce3">
            <text:p>4.186</text:p>
          </table:table-cell>
          <table:table-cell office:value-type="float" office:value="13926.38" table:style-name="ce2">
            <text:p>13.926.38</text:p>
          </table:table-cell>
          <table:table-cell office:value-type="float" office:value="1571958.23" table:style-name="ce2">
            <text:p>1.571.958.23</text:p>
          </table:table-cell>
          <table:table-cell office:value-type="float" office:value="1057" table:style-name="ce3">
            <text:p>1.057</text:p>
          </table:table-cell>
          <table:table-cell office:value-type="float" office:value="3690.6" table:style-name="ce2">
            <text:p>3.690.60</text:p>
          </table:table-cell>
          <table:table-cell office:value-type="float" office:value="422363.75" table:style-name="ce2">
            <text:p>422.363.75</text:p>
          </table:table-cell>
          <table:table-cell office:value-type="float" office:value="70" table:style-name="ce1">
            <text:p>70</text:p>
          </table:table-cell>
          <table:table-cell office:value-type="float" office:value="151.97" table:style-name="ce1">
            <text:p>151.97</text:p>
          </table:table-cell>
          <table:table-cell office:value-type="float" office:value="17586.169999999998" table:style-name="ce2">
            <text:p>17.586.17</text:p>
          </table:table-cell>
          <table:table-cell office:value-type="float" office:value="127" table:style-name="ce1">
            <text:p>127</text:p>
          </table:table-cell>
          <table:table-cell office:value-type="float" office:value="261.97000000000003" table:style-name="ce1">
            <text:p>261.97</text:p>
          </table:table-cell>
          <table:table-cell office:value-type="float" office:value="29784.9" table:style-name="ce2">
            <text:p>29.784.90</text:p>
          </table:table-cell>
          <table:table-cell office:value-type="float" office:value="361" table:style-name="ce1">
            <text:p>361</text:p>
          </table:table-cell>
          <table:table-cell office:value-type="float" office:value="947.73" table:style-name="ce1">
            <text:p>947.73</text:p>
          </table:table-cell>
          <table:table-cell office:value-type="float" office:value="106090.06" table:style-name="ce2">
            <text:p>106.090.06</text:p>
          </table:table-cell>
          <table:table-cell office:value-type="float" office:value="70" table:style-name="ce1">
            <text:p>70</text:p>
          </table:table-cell>
          <table:table-cell office:value-type="float" office:value="235.59" table:style-name="ce1">
            <text:p>235.59</text:p>
          </table:table-cell>
          <table:table-cell office:value-type="float" office:value="25870.74" table:style-name="ce2">
            <text:p>25.870.74</text:p>
          </table:table-cell>
          <table:table-cell office:value-type="float" office:value="36" table:style-name="ce1">
            <text:p>36</text:p>
          </table:table-cell>
          <table:table-cell office:value-type="float" office:value="86.03" table:style-name="ce1">
            <text:p>86.03</text:p>
          </table:table-cell>
          <table:table-cell office:value-type="float" office:value="9650.7099999999991" table:style-name="ce2">
            <text:p>9.650.71</text:p>
          </table:table-cell>
          <table:table-cell office:value-type="float" office:value="80" table:style-name="ce1">
            <text:p>80</text:p>
          </table:table-cell>
          <table:table-cell office:value-type="float" office:value="96.17" table:style-name="ce1">
            <text:p>96.17</text:p>
          </table:table-cell>
          <table:table-cell office:value-type="float" office:value="11638.74" table:style-name="ce2">
            <text:p>11.638.7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61.39" table:style-name="ce1">
            <text:p>461.39</text:p>
          </table:table-cell>
          <table:table-cell office:value-type="float" office:value="46966.34" table:style-name="ce2">
            <text:p>46.966.34</text:p>
          </table:table-cell>
          <table:table-cell office:value-type="float" office:value="101" table:style-name="ce1">
            <text:p>101</text:p>
          </table:table-cell>
          <table:table-cell office:value-type="float" office:value="104.44" table:style-name="ce1">
            <text:p>104.44</text:p>
          </table:table-cell>
          <table:table-cell office:value-type="float" office:value="10548.57" table:style-name="ce2">
            <text:p>10.548.57</text:p>
          </table:table-cell>
          <table:table-cell office:value-type="float" office:value="2" table:style-name="ce1">
            <text:p>2</text:p>
          </table:table-cell>
          <table:table-cell office:value-type="float" office:value="33.159999999999997" table:style-name="ce1">
            <text:p>33.16</text:p>
          </table:table-cell>
          <table:table-cell office:value-type="float" office:value="3309.45" table:style-name="ce2">
            <text:p>3.309.45</text:p>
          </table:table-cell>
          <table:table-cell office:value-type="float" office:value="23" table:style-name="ce1">
            <text:p>23</text:p>
          </table:table-cell>
          <table:table-cell office:value-type="float" office:value="185.99" table:style-name="ce1">
            <text:p>185.99</text:p>
          </table:table-cell>
          <table:table-cell office:value-type="float" office:value="19275.05" table:style-name="ce2">
            <text:p>19.275.05</text:p>
          </table:table-cell>
          <table:table-cell office:value-type="float" office:value="2" table:style-name="ce1">
            <text:p>2</text:p>
          </table:table-cell>
          <table:table-cell office:value-type="float" office:value="6.84" table:style-name="ce1">
            <text:p>6.84</text:p>
          </table:table-cell>
          <table:table-cell office:value-type="float" office:value="645.44000000000005" table:style-name="ce1">
            <text:p>645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9" table:style-name="ce1">
            <text:p>559</text:p>
          </table:table-cell>
          <table:table-cell office:value-type="float" office:value="2329.02" table:style-name="ce2">
            <text:p>2.329.02</text:p>
          </table:table-cell>
          <table:table-cell office:value-type="float" office:value="242808.57" table:style-name="ce2">
            <text:p>242.808.5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04" table:style-name="ce1">
            <text:p>304</text:p>
          </table:table-cell>
          <table:table-cell office:value-type="float" office:value="20.58" table:style-name="ce1">
            <text:p>20.58</text:p>
          </table:table-cell>
          <table:table-cell office:value-type="float" office:value="1259.3399999999999" table:style-name="ce2">
            <text:p>1.259.34</text:p>
          </table:table-cell>
          <table:table-cell office:value-type="float" office:value="538" table:style-name="ce1">
            <text:p>538</text:p>
          </table:table-cell>
          <table:table-cell office:value-type="float" office:value="78.87" table:style-name="ce1">
            <text:p>78.87</text:p>
          </table:table-cell>
          <table:table-cell office:value-type="float" office:value="4411.82" table:style-name="ce2">
            <text:p>4.411.82</text:p>
          </table:table-cell>
          <table:table-cell office:value-type="float" office:value="424" table:style-name="ce1">
            <text:p>424</text:p>
          </table:table-cell>
          <table:table-cell office:value-type="float" office:value="75.510000000000005" table:style-name="ce1">
            <text:p>75.51</text:p>
          </table:table-cell>
          <table:table-cell office:value-type="float" office:value="3971.86" table:style-name="ce2">
            <text:p>3.971.86</text:p>
          </table:table-cell>
          <table:table-cell office:value-type="float" office:value="387" table:style-name="ce1">
            <text:p>387</text:p>
          </table:table-cell>
          <table:table-cell office:value-type="float" office:value="156.18" table:style-name="ce1">
            <text:p>156.18</text:p>
          </table:table-cell>
          <table:table-cell office:value-type="float" office:value="14267.1" table:style-name="ce2">
            <text:p>14.267.10</text:p>
          </table:table-cell>
          <table:table-cell office:value-type="float" office:value="930" table:style-name="ce1">
            <text:p>930</text:p>
          </table:table-cell>
          <table:table-cell office:value-type="float" office:value="176.04" table:style-name="ce1">
            <text:p>176.04</text:p>
          </table:table-cell>
          <table:table-cell office:value-type="float" office:value="9368.99" table:style-name="ce2">
            <text:p>9.368.99</text:p>
          </table:table-cell>
          <table:table-cell office:value-type="float" office:value="420" table:style-name="ce1">
            <text:p>420</text:p>
          </table:table-cell>
          <table:table-cell office:value-type="float" office:value="60.5" table:style-name="ce1">
            <text:p>60.5</text:p>
          </table:table-cell>
          <table:table-cell office:value-type="float" office:value="3255.13" table:style-name="ce2">
            <text:p>3.255.13</text:p>
          </table:table-cell>
          <table:table-cell office:value-type="float" office:value="414" table:style-name="ce1">
            <text:p>414</text:p>
          </table:table-cell>
          <table:table-cell office:value-type="float" office:value="71.22" table:style-name="ce1">
            <text:p>71.22</text:p>
          </table:table-cell>
          <table:table-cell office:value-type="float" office:value="3787.44" table:style-name="ce2">
            <text:p>3.787.44</text:p>
          </table:table-cell>
          <table:table-cell office:value-type="float" office:value="417" table:style-name="ce1">
            <text:p>417</text:p>
          </table:table-cell>
          <table:table-cell office:value-type="float" office:value="68.95" table:style-name="ce1">
            <text:p>68.95</text:p>
          </table:table-cell>
          <table:table-cell office:value-type="float" office:value="3595.23" table:style-name="ce2">
            <text:p>3.595.23</text:p>
          </table:table-cell>
          <table:table-cell office:value-type="float" office:value="267" table:style-name="ce1">
            <text:p>267</text:p>
          </table:table-cell>
          <table:table-cell office:value-type="float" office:value="51.81" table:style-name="ce1">
            <text:p>51.81</text:p>
          </table:table-cell>
          <table:table-cell office:value-type="float" office:value="2710.23" table:style-name="ce2">
            <text:p>2.710.23</text:p>
          </table:table-cell>
          <table:table-cell office:value-type="float" office:value="728" table:style-name="ce1">
            <text:p>728</text:p>
          </table:table-cell>
          <table:table-cell office:value-type="float" office:value="108.6" table:style-name="ce1">
            <text:p>108.6</text:p>
          </table:table-cell>
          <table:table-cell office:value-type="float" office:value="5918.72" table:style-name="ce2">
            <text:p>5.918.72</text:p>
          </table:table-cell>
          <table:table-cell office:value-type="float" office:value="408" table:style-name="ce1">
            <text:p>408</text:p>
          </table:table-cell>
          <table:table-cell office:value-type="float" office:value="42.16" table:style-name="ce1">
            <text:p>42.16</text:p>
          </table:table-cell>
          <table:table-cell office:value-type="float" office:value="2336.5100000000002" table:style-name="ce2">
            <text:p>2.336.5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7.79" table:style-name="ce1">
            <text:p>47.79</text:p>
          </table:table-cell>
          <table:table-cell office:value-type="float" office:value="5335.65" table:style-name="ce2">
            <text:p>5.335.65</text:p>
          </table:table-cell>
          <table:table-cell office:value-type="float" office:value="14" table:style-name="ce1">
            <text:p>14</text:p>
          </table:table-cell>
          <table:table-cell office:value-type="float" office:value="7.19" table:style-name="ce1">
            <text:p>7.19</text:p>
          </table:table-cell>
          <table:table-cell office:value-type="float" office:value="749.67" table:style-name="ce1">
            <text:p>749.67</text:p>
          </table:table-cell>
          <table:table-cell office:value-type="float" office:value="3" table:style-name="ce1">
            <text:p>3</text:p>
          </table:table-cell>
          <table:table-cell office:value-type="float" office:value="3.2" table:style-name="ce1">
            <text:p>3.2</text:p>
          </table:table-cell>
          <table:table-cell office:value-type="float" office:value="328.84" table:style-name="ce1">
            <text:p>328.84</text:p>
          </table:table-cell>
          <table:table-cell office:value-type="float" office:value="2" table:style-name="ce1">
            <text:p>2</text:p>
          </table:table-cell>
          <table:table-cell office:value-type="float" office:value="3.71" table:style-name="ce1">
            <text:p>3.71</text:p>
          </table:table-cell>
          <table:table-cell office:value-type="float" office:value="321.77999999999997" table:style-name="ce1">
            <text:p>321.78</text:p>
          </table:table-cell>
          <table:table-cell office:value-type="float" office:value="15" table:style-name="ce1">
            <text:p>15</text:p>
          </table:table-cell>
          <table:table-cell office:value-type="float" office:value="12.96" table:style-name="ce1">
            <text:p>12.96</text:p>
          </table:table-cell>
          <table:table-cell office:value-type="float" office:value="1679.14" table:style-name="ce2">
            <text:p>1.679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9.18" table:style-name="ce1">
            <text:p>19.18</text:p>
          </table:table-cell>
          <table:table-cell office:value-type="float" office:value="2288.7199999999998" table:style-name="ce2">
            <text:p>2.288.72</text:p>
          </table:table-cell>
          <table:table-cell office:value-type="float" office:value="7" table:style-name="ce1">
            <text:p>7</text:p>
          </table:table-cell>
          <table:table-cell office:value-type="float" office:value="0.98" table:style-name="ce1">
            <text:p>0.98</text:p>
          </table:table-cell>
          <table:table-cell office:value-type="float" office:value="241.5" table:style-name="ce1">
            <text:p>241.5</text:p>
          </table:table-cell>
          <table:table-cell office:value-type="float" office:value="1" table:style-name="ce1">
            <text:p>1</text:p>
          </table:table-cell>
          <table:table-cell office:value-type="float" office:value="1.67" table:style-name="ce1">
            <text:p>1.67</text:p>
          </table:table-cell>
          <table:table-cell office:value-type="float" office:value="182.75" table:style-name="ce1">
            <text:p>182.75</text:p>
          </table:table-cell>
          <table:table-cell office:value-type="float" office:value="2" table:style-name="ce1">
            <text:p>2</text:p>
          </table:table-cell>
          <table:table-cell office:value-type="float" office:value="2.7" table:style-name="ce1">
            <text:p>2.7</text:p>
          </table:table-cell>
          <table:table-cell office:value-type="float" office:value="376.65" table:style-name="ce1">
            <text:p>376.6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.01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.739999999999998" table:style-name="ce1">
            <text:p>-19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101" table:style-name="ce1">
            <text:p>101</text:p>
          </table:table-cell>
          <table:table-cell office:value-type="float" office:value="17.86" table:style-name="ce1">
            <text:p>17.86</text:p>
          </table:table-cell>
          <table:table-cell office:value-type="float" office:value="1495.58" table:style-name="ce2">
            <text:p>1.495.58</text:p>
          </table:table-cell>
          <table:table-cell office:value-type="float" office:value="967" table:style-name="ce1">
            <text:p>967</text:p>
          </table:table-cell>
          <table:table-cell office:value-type="float" office:value="334.62" table:style-name="ce1">
            <text:p>334.62</text:p>
          </table:table-cell>
          <table:table-cell office:value-type="float" office:value="28366.87" table:style-name="ce2">
            <text:p>28.366.87</text:p>
          </table:table-cell>
          <table:table-cell office:value-type="float" office:value="256" table:style-name="ce1">
            <text:p>256</text:p>
          </table:table-cell>
          <table:table-cell office:value-type="float" office:value="74.459999999999994" table:style-name="ce1">
            <text:p>74.46</text:p>
          </table:table-cell>
          <table:table-cell office:value-type="float" office:value="6302.47" table:style-name="ce2">
            <text:p>6.302.47</text:p>
          </table:table-cell>
          <table:table-cell office:value-type="float" office:value="974" table:style-name="ce1">
            <text:p>974</text:p>
          </table:table-cell>
          <table:table-cell office:value-type="float" office:value="522.08000000000004" table:style-name="ce1">
            <text:p>522.08</text:p>
          </table:table-cell>
          <table:table-cell office:value-type="float" office:value="47638.31" table:style-name="ce2">
            <text:p>47.638.31</text:p>
          </table:table-cell>
          <table:table-cell office:value-type="float" office:value="203" table:style-name="ce1">
            <text:p>203</text:p>
          </table:table-cell>
          <table:table-cell office:value-type="float" office:value="91.71" table:style-name="ce1">
            <text:p>91.71</text:p>
          </table:table-cell>
          <table:table-cell office:value-type="float" office:value="7770.92" table:style-name="ce2">
            <text:p>7.770.92</text:p>
          </table:table-cell>
          <table:table-cell office:value-type="float" office:value="204" table:style-name="ce1">
            <text:p>204</text:p>
          </table:table-cell>
          <table:table-cell office:value-type="float" office:value="47.52" table:style-name="ce1">
            <text:p>47.52</text:p>
          </table:table-cell>
          <table:table-cell office:value-type="float" office:value="4013.3" table:style-name="ce2">
            <text:p>4.013.30</text:p>
          </table:table-cell>
          <table:table-cell office:value-type="float" office:value="340" table:style-name="ce1">
            <text:p>340</text:p>
          </table:table-cell>
          <table:table-cell office:value-type="float" office:value="158.69999999999999" table:style-name="ce1">
            <text:p>158.7</text:p>
          </table:table-cell>
          <table:table-cell office:value-type="float" office:value="13609.77" table:style-name="ce2">
            <text:p>13.609.77</text:p>
          </table:table-cell>
          <table:table-cell office:value-type="float" office:value="23" table:style-name="ce1">
            <text:p>23</text:p>
          </table:table-cell>
          <table:table-cell office:value-type="float" office:value="7.62" table:style-name="ce1">
            <text:p>7.62</text:p>
          </table:table-cell>
          <table:table-cell office:value-type="float" office:value="637.15" table:style-name="ce1">
            <text:p>637.15</text:p>
          </table:table-cell>
          <table:table-cell office:value-type="float" office:value="90" table:style-name="ce1">
            <text:p>90</text:p>
          </table:table-cell>
          <table:table-cell office:value-type="float" office:value="38.090000000000003" table:style-name="ce1">
            <text:p>38.09</text:p>
          </table:table-cell>
          <table:table-cell office:value-type="float" office:value="3183.32" table:style-name="ce2">
            <text:p>3.183.32</text:p>
          </table:table-cell>
          <table:table-cell office:value-type="float" office:value="93" table:style-name="ce1">
            <text:p>93</text:p>
          </table:table-cell>
          <table:table-cell office:value-type="float" office:value="29.28" table:style-name="ce1">
            <text:p>29.28</text:p>
          </table:table-cell>
          <table:table-cell office:value-type="float" office:value="2452.2800000000002" table:style-name="ce2">
            <text:p>2.452.28</text:p>
          </table:table-cell>
          <table:table-cell office:value-type="float" office:value="250" table:style-name="ce1">
            <text:p>250</text:p>
          </table:table-cell>
          <table:table-cell office:value-type="float" office:value="73.92" table:style-name="ce1">
            <text:p>73.92</text:p>
          </table:table-cell>
          <table:table-cell office:value-type="float" office:value="6170.95" table:style-name="ce2">
            <text:p>6.170.9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413.1" table:style-name="ce1">
            <text:p>41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54" table:style-name="ce1">
            <text:p>4.54</text:p>
          </table:table-cell>
          <table:table-cell office:value-type="float" office:value="677.83" table:style-name="ce1">
            <text:p>677.83</text:p>
          </table:table-cell>
          <table:table-cell office:value-type="float" office:value="518" table:style-name="ce1">
            <text:p>518</text:p>
          </table:table-cell>
          <table:table-cell office:value-type="float" office:value="1117.94" table:style-name="ce2">
            <text:p>1.117.94</text:p>
          </table:table-cell>
          <table:table-cell office:value-type="float" office:value="129964.66" table:style-name="ce2">
            <text:p>129.964.66</text:p>
          </table:table-cell>
          <table:table-cell office:value-type="float" office:value="15" table:style-name="ce1">
            <text:p>15</text:p>
          </table:table-cell>
          <table:table-cell office:value-type="float" office:value="11.53" table:style-name="ce1">
            <text:p>11.53</text:p>
          </table:table-cell>
          <table:table-cell office:value-type="float" office:value="1730.56" table:style-name="ce2">
            <text:p>1.730.56</text:p>
          </table:table-cell>
          <table:table-cell office:value-type="float" office:value="5" table:style-name="ce1">
            <text:p>5</text:p>
          </table:table-cell>
          <table:table-cell office:value-type="float" office:value="1.94" table:style-name="ce1">
            <text:p>1.94</text:p>
          </table:table-cell>
          <table:table-cell office:value-type="float" office:value="397.53" table:style-name="ce1">
            <text:p>397.53</text:p>
          </table:table-cell>
          <table:table-cell office:value-type="float" office:value="62" table:style-name="ce1">
            <text:p>62</text:p>
          </table:table-cell>
          <table:table-cell office:value-type="float" office:value="86.59" table:style-name="ce1">
            <text:p>86.59</text:p>
          </table:table-cell>
          <table:table-cell office:value-type="float" office:value="10446.379999999999" table:style-name="ce2">
            <text:p>10.446.38</text:p>
          </table:table-cell>
          <table:table-cell office:value-type="float" office:value="55" table:style-name="ce1">
            <text:p>55</text:p>
          </table:table-cell>
          <table:table-cell office:value-type="float" office:value="24.6" table:style-name="ce1">
            <text:p>24.6</text:p>
          </table:table-cell>
          <table:table-cell office:value-type="float" office:value="3472.17" table:style-name="ce2">
            <text:p>3.472.17</text:p>
          </table:table-cell>
          <table:table-cell office:value-type="float" office:value="1" table:style-name="ce1">
            <text:p>1</text:p>
          </table:table-cell>
          <table:table-cell office:value-type="float" office:value="0.91" table:style-name="ce1">
            <text:p>0.91</text:p>
          </table:table-cell>
          <table:table-cell office:value-type="float" office:value="107.58" table:style-name="ce1">
            <text:p>107.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1053.26" table:style-name="ce2">
            <text:p>1.053.2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8" table:style-name="ce1">
            <text:p>1.58</text:p>
          </table:table-cell>
          <table:table-cell office:value-type="float" office:value="114.05" table:style-name="ce1">
            <text:p>114.05</text:p>
          </table:table-cell>
          <table:table-cell office:value-type="float" office:value="1" table:style-name="ce1">
            <text:p>1</text:p>
          </table:table-cell>
          <table:table-cell office:value-type="float" office:value="1.47" table:style-name="ce1">
            <text:p>1.47</text:p>
          </table:table-cell>
          <table:table-cell office:value-type="float" office:value="150.19999999999999" table:style-name="ce1">
            <text:p>150.2</text:p>
          </table:table-cell>
          <table:table-cell office:value-type="float" office:value="1" table:style-name="ce1">
            <text:p>1</text:p>
          </table:table-cell>
          <table:table-cell office:value-type="float" office:value="29.52" table:style-name="ce1">
            <text:p>29.52</text:p>
          </table:table-cell>
          <table:table-cell office:value-type="float" office:value="2334.8200000000002" table:style-name="ce2">
            <text:p>2.334.82</text:p>
          </table:table-cell>
          <table:table-cell office:value-type="float" office:value="6" table:style-name="ce1">
            <text:p>6</text:p>
          </table:table-cell>
          <table:table-cell office:value-type="float" office:value="25.94" table:style-name="ce1">
            <text:p>25.94</text:p>
          </table:table-cell>
          <table:table-cell office:value-type="float" office:value="3328.48" table:style-name="ce2">
            <text:p>3.328.48</text:p>
          </table:table-cell>
          <table:table-cell office:value-type="float" office:value="25" table:style-name="ce1">
            <text:p>25</text:p>
          </table:table-cell>
          <table:table-cell office:value-type="float" office:value="381.62" table:style-name="ce1">
            <text:p>381.62</text:p>
          </table:table-cell>
          <table:table-cell office:value-type="float" office:value="33003.160000000003" table:style-name="ce2">
            <text:p>33.003.16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338.61" table:style-name="ce1">
            <text:p>338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864.36" table:style-name="ce1">
            <text:p>864.36</text:p>
          </table:table-cell>
          <table:table-cell office:value-type="float" office:value="92983.63" table:style-name="ce2">
            <text:p>92.983.6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5" table:style-name="ce1">
            <text:p>-95</text:p>
          </table:table-cell>
          <table:table-cell office:value-type="float" office:value="-41722.25" table:style-name="ce2">
            <text:p>-41.72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45.04" table:style-name="ce2">
            <text:p>-1.345.04</text:p>
          </table:table-cell>
          <table:table-cell office:value-type="float" office:value="-707429.24" table:style-name="ce2">
            <text:p>-707.429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0.07" table:style-name="ce1">
            <text:p>210.07</text:p>
          </table:table-cell>
          <table:table-cell office:value-type="float" office:value="26995.43" table:style-name="ce2">
            <text:p>26.995.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97" table:style-name="ce1">
            <text:p>-22.97</text:p>
          </table:table-cell>
          <table:table-cell office:value-type="float" office:value="11844.64" table:style-name="ce2">
            <text:p>11.844.6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59877" table:style-name="ce3">
            <text:p>59.877</text:p>
          </table:table-cell>
          <table:table-cell office:value-type="float" office:value="3754.78" table:style-name="ce2">
            <text:p>3.754.78</text:p>
          </table:table-cell>
          <table:table-cell office:value-type="float" office:value="434844.21" table:style-name="ce2">
            <text:p>434.844.21</text:p>
          </table:table-cell>
          <table:table-cell office:value-type="float" office:value="215009" table:style-name="ce3">
            <text:p>215.009</text:p>
          </table:table-cell>
          <table:table-cell office:value-type="float" office:value="29900.48" table:style-name="ce2">
            <text:p>29.900.48</text:p>
          </table:table-cell>
          <table:table-cell office:value-type="float" office:value="3215010.49" table:style-name="ce2">
            <text:p>3.215.010.49</text:p>
          </table:table-cell>
          <table:table-cell office:value-type="float" office:value="95526" table:style-name="ce3">
            <text:p>95.526</text:p>
          </table:table-cell>
          <table:table-cell office:value-type="float" office:value="12023.8" table:style-name="ce2">
            <text:p>12.023.80</text:p>
          </table:table-cell>
          <table:table-cell office:value-type="float" office:value="1291926.75" table:style-name="ce2">
            <text:p>1.291.926.75</text:p>
          </table:table-cell>
          <table:table-cell office:value-type="float" office:value="521636" table:style-name="ce3">
            <text:p>521.636</text:p>
          </table:table-cell>
          <table:table-cell office:value-type="float" office:value="118758.72" table:style-name="ce2">
            <text:p>118.758.72</text:p>
          </table:table-cell>
          <table:table-cell office:value-type="float" office:value="12131572.42" table:style-name="ce2">
            <text:p>12.131.572.42</text:p>
          </table:table-cell>
          <table:table-cell office:value-type="float" office:value="279301" table:style-name="ce3">
            <text:p>279.301</text:p>
          </table:table-cell>
          <table:table-cell office:value-type="float" office:value="60410.81" table:style-name="ce2">
            <text:p>60.410.81</text:p>
          </table:table-cell>
          <table:table-cell office:value-type="float" office:value="7450262.79" table:style-name="ce2">
            <text:p>7.450.262.79</text:p>
          </table:table-cell>
          <table:table-cell office:value-type="float" office:value="113500" table:style-name="ce3">
            <text:p>113.500</text:p>
          </table:table-cell>
          <table:table-cell office:value-type="float" office:value="13620.2" table:style-name="ce2">
            <text:p>13.620.20</text:p>
          </table:table-cell>
          <table:table-cell office:value-type="float" office:value="1454081.33" table:style-name="ce2">
            <text:p>1.454.081.33</text:p>
          </table:table-cell>
          <table:table-cell office:value-type="float" office:value="267883" table:style-name="ce3">
            <text:p>267.883</text:p>
          </table:table-cell>
          <table:table-cell office:value-type="float" office:value="43240.98" table:style-name="ce2">
            <text:p>43.240.98</text:p>
          </table:table-cell>
          <table:table-cell office:value-type="float" office:value="4631174.96" table:style-name="ce2">
            <text:p>4.631.174.96</text:p>
          </table:table-cell>
          <table:table-cell office:value-type="float" office:value="120292" table:style-name="ce3">
            <text:p>120.292</text:p>
          </table:table-cell>
          <table:table-cell office:value-type="float" office:value="16451.849999999999" table:style-name="ce2">
            <text:p>16.451.85</text:p>
          </table:table-cell>
          <table:table-cell office:value-type="float" office:value="1751393.53" table:style-name="ce2">
            <text:p>1.751.393.53</text:p>
          </table:table-cell>
          <table:table-cell office:value-type="float" office:value="85131" table:style-name="ce3">
            <text:p>85.131</text:p>
          </table:table-cell>
          <table:table-cell office:value-type="float" office:value="13415.07" table:style-name="ce2">
            <text:p>13.415.07</text:p>
          </table:table-cell>
          <table:table-cell office:value-type="float" office:value="1446297.84" table:style-name="ce2">
            <text:p>1.446.297.84</text:p>
          </table:table-cell>
          <table:table-cell office:value-type="float" office:value="193683" table:style-name="ce3">
            <text:p>193.683</text:p>
          </table:table-cell>
          <table:table-cell office:value-type="float" office:value="21015.58" table:style-name="ce2">
            <text:p>21.015.58</text:p>
          </table:table-cell>
          <table:table-cell office:value-type="float" office:value="2267109.11" table:style-name="ce2">
            <text:p>2.267.109.11</text:p>
          </table:table-cell>
          <table:table-cell office:value-type="float" office:value="78218" table:style-name="ce3">
            <text:p>78.218</text:p>
          </table:table-cell>
          <table:table-cell office:value-type="float" office:value="9403.24" table:style-name="ce2">
            <text:p>9.403.24</text:p>
          </table:table-cell>
          <table:table-cell office:value-type="float" office:value="1013380.22" table:style-name="ce2">
            <text:p>1.013.380.2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69" table:style-name="ce3">
            <text:p>5.769</text:p>
          </table:table-cell>
          <table:table-cell office:value-type="float" office:value="532.95000000000005" table:style-name="ce1">
            <text:p>532.95</text:p>
          </table:table-cell>
          <table:table-cell office:value-type="float" office:value="76618.94" table:style-name="ce2">
            <text:p>76.618.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44" table:style-name="ce1">
            <text:p>2.44</text:p>
          </table:table-cell>
          <table:table-cell office:value-type="float" office:value="334.7" table:style-name="ce1">
            <text:p>33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2" table:style-name="ce1">
            <text:p>322</text:p>
          </table:table-cell>
          <table:table-cell office:value-type="float" office:value="23.61" table:style-name="ce1">
            <text:p>23.61</text:p>
          </table:table-cell>
          <table:table-cell office:value-type="float" office:value="3488.32" table:style-name="ce2">
            <text:p>3.488.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15" table:style-name="ce3">
            <text:p>13.215</text:p>
          </table:table-cell>
          <table:table-cell office:value-type="float" office:value="1928.69" table:style-name="ce2">
            <text:p>1.928.69</text:p>
          </table:table-cell>
          <table:table-cell office:value-type="float" office:value="269499.15999999997" table:style-name="ce2">
            <text:p>269.499.16</text:p>
          </table:table-cell>
          <table:table-cell office:value-type="float" office:value="3782" table:style-name="ce3">
            <text:p>3.782</text:p>
          </table:table-cell>
          <table:table-cell office:value-type="float" office:value="557.20000000000005" table:style-name="ce1">
            <text:p>557.2</text:p>
          </table:table-cell>
          <table:table-cell office:value-type="float" office:value="58175.85" table:style-name="ce2">
            <text:p>58.175.85</text:p>
          </table:table-cell>
          <table:table-cell office:value-type="float" office:value="21" table:style-name="ce1">
            <text:p>21</text:p>
          </table:table-cell>
          <table:table-cell office:value-type="float" office:value="20.81" table:style-name="ce1">
            <text:p>20.81</text:p>
          </table:table-cell>
          <table:table-cell office:value-type="float" office:value="3024.14" table:style-name="ce2">
            <text:p>3.024.1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41" table:style-name="ce3">
            <text:p>3.441</text:p>
          </table:table-cell>
          <table:table-cell office:value-type="float" office:value="421.64" table:style-name="ce1">
            <text:p>421.64</text:p>
          </table:table-cell>
          <table:table-cell office:value-type="float" office:value="34666.9" table:style-name="ce2">
            <text:p>34.666.90</text:p>
          </table:table-cell>
          <table:table-cell office:value-type="float" office:value="29447" table:style-name="ce3">
            <text:p>29.447</text:p>
          </table:table-cell>
          <table:table-cell office:value-type="float" office:value="5127.57" table:style-name="ce2">
            <text:p>5.127.57</text:p>
          </table:table-cell>
          <table:table-cell office:value-type="float" office:value="421350.36" table:style-name="ce2">
            <text:p>421.350.36</text:p>
          </table:table-cell>
          <table:table-cell office:value-type="float" office:value="18063" table:style-name="ce3">
            <text:p>18.063</text:p>
          </table:table-cell>
          <table:table-cell office:value-type="float" office:value="2872.73" table:style-name="ce2">
            <text:p>2.872.73</text:p>
          </table:table-cell>
          <table:table-cell office:value-type="float" office:value="246166.68" table:style-name="ce2">
            <text:p>246.166.68</text:p>
          </table:table-cell>
          <table:table-cell office:value-type="float" office:value="110665" table:style-name="ce3">
            <text:p>110.665</text:p>
          </table:table-cell>
          <table:table-cell office:value-type="float" office:value="24866.92" table:style-name="ce2">
            <text:p>24.866.92</text:p>
          </table:table-cell>
          <table:table-cell office:value-type="float" office:value="2472569.02" table:style-name="ce2">
            <text:p>2.472.569.02</text:p>
          </table:table-cell>
          <table:table-cell office:value-type="float" office:value="57135" table:style-name="ce3">
            <text:p>57.135</text:p>
          </table:table-cell>
          <table:table-cell office:value-type="float" office:value="12374.78" table:style-name="ce2">
            <text:p>12.374.78</text:p>
          </table:table-cell>
          <table:table-cell office:value-type="float" office:value="956069.15" table:style-name="ce2">
            <text:p>956.069.15</text:p>
          </table:table-cell>
          <table:table-cell office:value-type="float" office:value="20126" table:style-name="ce3">
            <text:p>20.126</text:p>
          </table:table-cell>
          <table:table-cell office:value-type="float" office:value="2991.41" table:style-name="ce2">
            <text:p>2.991.41</text:p>
          </table:table-cell>
          <table:table-cell office:value-type="float" office:value="244265.15" table:style-name="ce2">
            <text:p>244.265.15</text:p>
          </table:table-cell>
          <table:table-cell office:value-type="float" office:value="40260" table:style-name="ce3">
            <text:p>40.260</text:p>
          </table:table-cell>
          <table:table-cell office:value-type="float" office:value="8070.2" table:style-name="ce2">
            <text:p>8.070.20</text:p>
          </table:table-cell>
          <table:table-cell office:value-type="float" office:value="692903.39" table:style-name="ce2">
            <text:p>692.903.39</text:p>
          </table:table-cell>
          <table:table-cell office:value-type="float" office:value="23310" table:style-name="ce3">
            <text:p>23.310</text:p>
          </table:table-cell>
          <table:table-cell office:value-type="float" office:value="3981.31" table:style-name="ce2">
            <text:p>3.981.31</text:p>
          </table:table-cell>
          <table:table-cell office:value-type="float" office:value="330226.3" table:style-name="ce2">
            <text:p>330.226.30</text:p>
          </table:table-cell>
          <table:table-cell office:value-type="float" office:value="21570" table:style-name="ce3">
            <text:p>21.570</text:p>
          </table:table-cell>
          <table:table-cell office:value-type="float" office:value="4070.65" table:style-name="ce2">
            <text:p>4.070.65</text:p>
          </table:table-cell>
          <table:table-cell office:value-type="float" office:value="329368.11" table:style-name="ce2">
            <text:p>329.368.11</text:p>
          </table:table-cell>
          <table:table-cell office:value-type="float" office:value="32419" table:style-name="ce3">
            <text:p>32.419</text:p>
          </table:table-cell>
          <table:table-cell office:value-type="float" office:value="4753.2299999999996" table:style-name="ce2">
            <text:p>4.753.23</text:p>
          </table:table-cell>
          <table:table-cell office:value-type="float" office:value="397445.55" table:style-name="ce2">
            <text:p>397.445.55</text:p>
          </table:table-cell>
          <table:table-cell office:value-type="float" office:value="10150" table:style-name="ce3">
            <text:p>10.150</text:p>
          </table:table-cell>
          <table:table-cell office:value-type="float" office:value="1780.26" table:style-name="ce2">
            <text:p>1.780.26</text:p>
          </table:table-cell>
          <table:table-cell office:value-type="float" office:value="152354.1" table:style-name="ce2">
            <text:p>152.354.1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88" table:style-name="ce1">
            <text:p>3.88</text:p>
          </table:table-cell>
          <table:table-cell office:value-type="float" office:value="316.35000000000002" table:style-name="ce1">
            <text:p>316.35</text:p>
          </table:table-cell>
          <table:table-cell office:value-type="float" office:value="80" table:style-name="ce1">
            <text:p>80</text:p>
          </table:table-cell>
          <table:table-cell office:value-type="float" office:value="160.22" table:style-name="ce1">
            <text:p>160.22</text:p>
          </table:table-cell>
          <table:table-cell office:value-type="float" office:value="13142.28" table:style-name="ce2">
            <text:p>13.142.28</text:p>
          </table:table-cell>
          <table:table-cell office:value-type="float" office:value="6" table:style-name="ce1">
            <text:p>6</text:p>
          </table:table-cell>
          <table:table-cell office:value-type="float" office:value="13.6" table:style-name="ce1">
            <text:p>13.6</text:p>
          </table:table-cell>
          <table:table-cell office:value-type="float" office:value="1240.74" table:style-name="ce2">
            <text:p>1.240.74</text:p>
          </table:table-cell>
          <table:table-cell office:value-type="float" office:value="2" table:style-name="ce1">
            <text:p>2</text:p>
          </table:table-cell>
          <table:table-cell office:value-type="float" office:value="20.440000000000001" table:style-name="ce1">
            <text:p>20.44</text:p>
          </table:table-cell>
          <table:table-cell office:value-type="float" office:value="1516.49" table:style-name="ce2">
            <text:p>1.516.49</text:p>
          </table:table-cell>
          <table:table-cell office:value-type="float" office:value="5" table:style-name="ce1">
            <text:p>5</text:p>
          </table:table-cell>
          <table:table-cell office:value-type="float" office:value="13.51" table:style-name="ce1">
            <text:p>13.51</text:p>
          </table:table-cell>
          <table:table-cell office:value-type="float" office:value="1092.4100000000001" table:style-name="ce2">
            <text:p>1.092.41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.3</text:p>
          </table:table-cell>
          <table:table-cell office:value-type="float" office:value="118.98" table:style-name="ce1">
            <text:p>118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81" table:style-name="ce1">
            <text:p>0.81</text:p>
          </table:table-cell>
          <table:table-cell office:value-type="float" office:value="76.739999999999995" table:style-name="ce1">
            <text:p>76.7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œ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08" table:style-name="ce1">
            <text:p>4.08</text:p>
          </table:table-cell>
          <table:table-cell office:value-type="float" office:value="297.04000000000002" table:style-name="ce1">
            <text:p>297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75" table:style-name="ce1">
            <text:p>3.75</text:p>
          </table:table-cell>
          <table:table-cell office:value-type="float" office:value="318.44" table:style-name="ce1">
            <text:p>318.44</text:p>
          </table:table-cell>
          <table:table-cell office:value-type="float" office:value="5" table:style-name="ce1">
            <text:p>5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385.31" table:style-name="ce1">
            <text:p>385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2" table:style-name="ce1">
            <text:p>0.32</text:p>
          </table:table-cell>
          <table:table-cell office:value-type="float" office:value="57.8" table:style-name="ce1">
            <text:p>57.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œ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.86" table:style-name="ce1">
            <text:p>7.86</text:p>
          </table:table-cell>
          <table:table-cell office:value-type="float" office:value="751.57" table:style-name="ce1">
            <text:p>751.5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16" table:style-name="ce1">
            <text:p>23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.77" table:style-name="ce1">
            <text:p>9.77</text:p>
          </table:table-cell>
          <table:table-cell office:value-type="float" office:value="511.91" table:style-name="ce1">
            <text:p>511.91</text:p>
          </table:table-cell>
          <table:table-cell office:value-type="float" office:value="47" table:style-name="ce1">
            <text:p>47</text:p>
          </table:table-cell>
          <table:table-cell office:value-type="float" office:value="13.53" table:style-name="ce1">
            <text:p>13.53</text:p>
          </table:table-cell>
          <table:table-cell office:value-type="float" office:value="732.3" table:style-name="ce1">
            <text:p>732.3</text:p>
          </table:table-cell>
          <table:table-cell office:value-type="float" office:value="415" table:style-name="ce1">
            <text:p>415</text:p>
          </table:table-cell>
          <table:table-cell office:value-type="float" office:value="188.16" table:style-name="ce1">
            <text:p>188.16</text:p>
          </table:table-cell>
          <table:table-cell office:value-type="float" office:value="17574.64" table:style-name="ce2">
            <text:p>17.574.64</text:p>
          </table:table-cell>
          <table:table-cell office:value-type="float" office:value="55" table:style-name="ce1">
            <text:p>55</text:p>
          </table:table-cell>
          <table:table-cell office:value-type="float" office:value="23.26" table:style-name="ce1">
            <text:p>23.26</text:p>
          </table:table-cell>
          <table:table-cell office:value-type="float" office:value="1272.31" table:style-name="ce2">
            <text:p>1.272.31</text:p>
          </table:table-cell>
          <table:table-cell office:value-type="float" office:value="28" table:style-name="ce1">
            <text:p>28</text:p>
          </table:table-cell>
          <table:table-cell office:value-type="float" office:value="11.59" table:style-name="ce1">
            <text:p>11.59</text:p>
          </table:table-cell>
          <table:table-cell office:value-type="float" office:value="643.76" table:style-name="ce1">
            <text:p>643.76</text:p>
          </table:table-cell>
          <table:table-cell office:value-type="float" office:value="309" table:style-name="ce1">
            <text:p>309</text:p>
          </table:table-cell>
          <table:table-cell office:value-type="float" office:value="112.3" table:style-name="ce1">
            <text:p>112.3</text:p>
          </table:table-cell>
          <table:table-cell office:value-type="float" office:value="6261" table:style-name="ce2">
            <text:p>6.261.00</text:p>
          </table:table-cell>
          <table:table-cell office:value-type="float" office:value="30" table:style-name="ce1">
            <text:p>30</text:p>
          </table:table-cell>
          <table:table-cell office:value-type="float" office:value="8.76" table:style-name="ce1">
            <text:p>8.76</text:p>
          </table:table-cell>
          <table:table-cell office:value-type="float" office:value="433.05" table:style-name="ce1">
            <text:p>433.05</text:p>
          </table:table-cell>
          <table:table-cell office:value-type="float" office:value="18" table:style-name="ce1">
            <text:p>18</text:p>
          </table:table-cell>
          <table:table-cell office:value-type="float" office:value="3.34" table:style-name="ce1">
            <text:p>3.34</text:p>
          </table:table-cell>
          <table:table-cell office:value-type="float" office:value="189.79" table:style-name="ce1">
            <text:p>189.79</text:p>
          </table:table-cell>
          <table:table-cell office:value-type="float" office:value="3" table:style-name="ce1">
            <text:p>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61.67" table:style-name="ce1">
            <text:p>61.67</text:p>
          </table:table-cell>
          <table:table-cell office:value-type="float" office:value="47" table:style-name="ce1">
            <text:p>47</text:p>
          </table:table-cell>
          <table:table-cell office:value-type="float" office:value="7.06" table:style-name="ce1">
            <text:p>7.06</text:p>
          </table:table-cell>
          <table:table-cell office:value-type="float" office:value="397.87" table:style-name="ce1">
            <text:p>397.8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œ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53" table:style-name="ce1">
            <text:p>0.53</text:p>
          </table:table-cell>
          <table:table-cell office:value-type="float" office:value="28.32" table:style-name="ce1">
            <text:p>28.32</text:p>
          </table:table-cell>
          <table:table-cell office:value-type="float" office:value="58" table:style-name="ce1">
            <text:p>58</text:p>
          </table:table-cell>
          <table:table-cell office:value-type="float" office:value="11.69" table:style-name="ce1">
            <text:p>11.69</text:p>
          </table:table-cell>
          <table:table-cell office:value-type="float" office:value="629.82000000000005" table:style-name="ce1">
            <text:p>629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74.22000000000003" table:style-name="ce1">
            <text:p>274.22</text:p>
          </table:table-cell>
          <table:table-cell office:value-type="float" office:value="100" table:style-name="ce1">
            <text:p>100</text:p>
          </table:table-cell>
          <table:table-cell office:value-type="float" office:value="19.23" table:style-name="ce1">
            <text:p>19.23</text:p>
          </table:table-cell>
          <table:table-cell office:value-type="float" office:value="1106.24" table:style-name="ce2">
            <text:p>1.106.24</text:p>
          </table:table-cell>
          <table:table-cell office:value-type="float" office:value="249" table:style-name="ce1">
            <text:p>249</text:p>
          </table:table-cell>
          <table:table-cell office:value-type="float" office:value="40.72" table:style-name="ce1">
            <text:p>40.72</text:p>
          </table:table-cell>
          <table:table-cell office:value-type="float" office:value="2288.35" table:style-name="ce2">
            <text:p>2.288.35</text:p>
          </table:table-cell>
          <table:table-cell office:value-type="float" office:value="64" table:style-name="ce1">
            <text:p>64</text:p>
          </table:table-cell>
          <table:table-cell office:value-type="float" office:value="21.53" table:style-name="ce1">
            <text:p>21.53</text:p>
          </table:table-cell>
          <table:table-cell office:value-type="float" office:value="1206.08" table:style-name="ce2">
            <text:p>1.206.08</text:p>
          </table:table-cell>
          <table:table-cell office:value-type="float" office:value="22" table:style-name="ce1">
            <text:p>22</text:p>
          </table:table-cell>
          <table:table-cell office:value-type="float" office:value="6.32" table:style-name="ce1">
            <text:p>6.32</text:p>
          </table:table-cell>
          <table:table-cell office:value-type="float" office:value="354.21" table:style-name="ce1">
            <text:p>354.21</text:p>
          </table:table-cell>
          <table:table-cell office:value-type="float" office:value="73" table:style-name="ce1">
            <text:p>73</text:p>
          </table:table-cell>
          <table:table-cell office:value-type="float" office:value="6.12" table:style-name="ce1">
            <text:p>6.12</text:p>
          </table:table-cell>
          <table:table-cell office:value-type="float" office:value="357.49" table:style-name="ce1">
            <text:p>357.49</text:p>
          </table:table-cell>
          <table:table-cell office:value-type="float" office:value="51" table:style-name="ce1">
            <text:p>51</text:p>
          </table:table-cell>
          <table:table-cell office:value-type="float" office:value="11.68" table:style-name="ce1">
            <text:p>11.68</text:p>
          </table:table-cell>
          <table:table-cell office:value-type="float" office:value="655.53" table:style-name="ce1">
            <text:p>655.5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4.7" table:style-name="ce1">
            <text:p>4.7</text:p>
          </table:table-cell>
          <table:table-cell office:value-type="float" office:value="450.55" table:style-name="ce1">
            <text:p>450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.13" table:style-name="ce1">
            <text:p>3.13</text:p>
          </table:table-cell>
          <table:table-cell office:value-type="float" office:value="305.17" table:style-name="ce1">
            <text:p>305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79" table:style-name="ce1">
            <text:p>2.79</text:p>
          </table:table-cell>
          <table:table-cell office:value-type="float" office:value="254.39" table:style-name="ce1">
            <text:p>254.39</text:p>
          </table:table-cell>
          <table:table-cell office:value-type="float" office:value="16" table:style-name="ce1">
            <text:p>16</text:p>
          </table:table-cell>
          <table:table-cell office:value-type="float" office:value="1.24" table:style-name="ce1">
            <text:p>1.24</text:p>
          </table:table-cell>
          <table:table-cell office:value-type="float" office:value="125.66" table:style-name="ce1">
            <text:p>125.66</text:p>
          </table:table-cell>
          <table:table-cell office:value-type="float" office:value="6" table:style-name="ce1">
            <text:p>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202.77" table:style-name="ce1">
            <text:p>202.77</text:p>
          </table:table-cell>
          <table:table-cell office:value-type="float" office:value="6" table:style-name="ce1">
            <text:p>6</text:p>
          </table:table-cell>
          <table:table-cell office:value-type="float" office:value="2.29" table:style-name="ce1">
            <text:p>2.29</text:p>
          </table:table-cell>
          <table:table-cell office:value-type="float" office:value="207.42" table:style-name="ce1">
            <text:p>207.42</text:p>
          </table:table-cell>
          <table:table-cell office:value-type="float" office:value="21" table:style-name="ce1">
            <text:p>21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362.53" table:style-name="ce1">
            <text:p>362.53</text:p>
          </table:table-cell>
          <table:table-cell office:value-type="float" office:value="9" table:style-name="ce1">
            <text:p>9</text:p>
          </table:table-cell>
          <table:table-cell office:value-type="float" office:value="0.59" table:style-name="ce1">
            <text:p>0.59</text:p>
          </table:table-cell>
          <table:table-cell office:value-type="float" office:value="60.89" table:style-name="ce1">
            <text:p>60.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7.15" table:style-name="ce1">
            <text:p>37.15</text:p>
          </table:table-cell>
          <table:table-cell office:value-type="float" office:value="3040.71" table:style-name="ce2">
            <text:p>3.040.71</text:p>
          </table:table-cell>
          <table:table-cell office:value-type="float" office:value="2" table:style-name="ce1">
            <text:p>2</text:p>
          </table:table-cell>
          <table:table-cell office:value-type="float" office:value="0.71" table:style-name="ce1">
            <text:p>0.71</text:p>
          </table:table-cell>
          <table:table-cell office:value-type="float" office:value="58.49" table:style-name="ce1">
            <text:p>58.49</text:p>
          </table:table-cell>
          <table:table-cell office:value-type="float" office:value="11" table:style-name="ce1">
            <text:p>11</text:p>
          </table:table-cell>
          <table:table-cell office:value-type="float" office:value="9.2899999999999991" table:style-name="ce1">
            <text:p>9.29</text:p>
          </table:table-cell>
          <table:table-cell office:value-type="float" office:value="824.52" table:style-name="ce1">
            <text:p>824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6.15" table:style-name="ce1">
            <text:p>36.15</text:p>
          </table:table-cell>
          <table:table-cell office:value-type="float" office:value="2930.09" table:style-name="ce2">
            <text:p>2.930.09</text:p>
          </table:table-cell>
          <table:table-cell office:value-type="float" office:value="259" table:style-name="ce1">
            <text:p>259</text:p>
          </table:table-cell>
          <table:table-cell office:value-type="float" office:value="65.739999999999995" table:style-name="ce1">
            <text:p>65.74</text:p>
          </table:table-cell>
          <table:table-cell office:value-type="float" office:value="5407.43" table:style-name="ce2">
            <text:p>5.407.43</text:p>
          </table:table-cell>
          <table:table-cell office:value-type="float" office:value="69" table:style-name="ce1">
            <text:p>69</text:p>
          </table:table-cell>
          <table:table-cell office:value-type="float" office:value="46.53" table:style-name="ce1">
            <text:p>46.53</text:p>
          </table:table-cell>
          <table:table-cell office:value-type="float" office:value="3807.36" table:style-name="ce2">
            <text:p>3.807.36</text:p>
          </table:table-cell>
          <table:table-cell office:value-type="float" office:value="22" table:style-name="ce1">
            <text:p>22</text:p>
          </table:table-cell>
          <table:table-cell office:value-type="float" office:value="11.56" table:style-name="ce1">
            <text:p>11.56</text:p>
          </table:table-cell>
          <table:table-cell office:value-type="float" office:value="946.72" table:style-name="ce1">
            <text:p>946.72</text:p>
          </table:table-cell>
          <table:table-cell office:value-type="float" office:value="97" table:style-name="ce1">
            <text:p>97</text:p>
          </table:table-cell>
          <table:table-cell office:value-type="float" office:value="89.3" table:style-name="ce1">
            <text:p>89.3</text:p>
          </table:table-cell>
          <table:table-cell office:value-type="float" office:value="7323.5" table:style-name="ce2">
            <text:p>7.323.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5.26" table:style-name="ce1">
            <text:p>25.26</text:p>
          </table:table-cell>
          <table:table-cell office:value-type="float" office:value="2329.61" table:style-name="ce2">
            <text:p>2.329.61</text:p>
          </table:table-cell>
          <table:table-cell office:value-type="float" office:value="34" table:style-name="ce1">
            <text:p>34</text:p>
          </table:table-cell>
          <table:table-cell office:value-type="float" office:value="18.54" table:style-name="ce1">
            <text:p>18.54</text:p>
          </table:table-cell>
          <table:table-cell office:value-type="float" office:value="1677.65" table:style-name="ce2">
            <text:p>1.677.65</text:p>
          </table:table-cell>
          <table:table-cell office:value-type="float" office:value="649" table:style-name="ce1">
            <text:p>649</text:p>
          </table:table-cell>
          <table:table-cell office:value-type="float" office:value="192.21" table:style-name="ce1">
            <text:p>192.21</text:p>
          </table:table-cell>
          <table:table-cell office:value-type="float" office:value="17769.669999999998" table:style-name="ce2">
            <text:p>17.769.67</text:p>
          </table:table-cell>
          <table:table-cell office:value-type="float" office:value="515" table:style-name="ce1">
            <text:p>515</text:p>
          </table:table-cell>
          <table:table-cell office:value-type="float" office:value="298.95" table:style-name="ce1">
            <text:p>298.95</text:p>
          </table:table-cell>
          <table:table-cell office:value-type="float" office:value="27548.52" table:style-name="ce2">
            <text:p>27.548.52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2.89" table:style-name="ce1">
            <text:p>2.89</text:p>
          </table:table-cell>
          <table:table-cell office:value-type="float" office:value="70" table:style-name="ce1">
            <text:p>70</text:p>
          </table:table-cell>
          <table:table-cell office:value-type="float" office:value="35.04" table:style-name="ce1">
            <text:p>35.04</text:p>
          </table:table-cell>
          <table:table-cell office:value-type="float" office:value="3200.34" table:style-name="ce2">
            <text:p>3.20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6" table:style-name="ce1">
            <text:p>316</text:p>
          </table:table-cell>
          <table:table-cell office:value-type="float" office:value="678.07" table:style-name="ce1">
            <text:p>678.07</text:p>
          </table:table-cell>
          <table:table-cell office:value-type="float" office:value="62680.33" table:style-name="ce2">
            <text:p>62.680.33</text:p>
          </table:table-cell>
          <table:table-cell office:value-type="float" office:value="148" table:style-name="ce1">
            <text:p>148</text:p>
          </table:table-cell>
          <table:table-cell office:value-type="float" office:value="20.77" table:style-name="ce1">
            <text:p>20.77</text:p>
          </table:table-cell>
          <table:table-cell office:value-type="float" office:value="1943.94" table:style-name="ce2">
            <text:p>1.943.94</text:p>
          </table:table-cell>
          <table:table-cell office:value-type="float" office:value="41" table:style-name="ce1">
            <text:p>41</text:p>
          </table:table-cell>
          <table:table-cell office:value-type="float" office:value="1.29" table:style-name="ce1">
            <text:p>1.29</text:p>
          </table:table-cell>
          <table:table-cell office:value-type="float" office:value="163.33000000000001" table:style-name="ce1">
            <text:p>163.3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.83" table:style-name="ce1">
            <text:p>9.83</text:p>
          </table:table-cell>
          <table:table-cell office:value-type="float" office:value="1018.32" table:style-name="ce2">
            <text:p>1.018.32</text:p>
          </table:table-cell>
          <table:table-cell office:value-type="float" office:value="227" table:style-name="ce1">
            <text:p>227</text:p>
          </table:table-cell>
          <table:table-cell office:value-type="float" office:value="472.57" table:style-name="ce1">
            <text:p>472.57</text:p>
          </table:table-cell>
          <table:table-cell office:value-type="float" office:value="48664.99" table:style-name="ce2">
            <text:p>48.664.99</text:p>
          </table:table-cell>
          <table:table-cell office:value-type="float" office:value="83" table:style-name="ce1">
            <text:p>83</text:p>
          </table:table-cell>
          <table:table-cell office:value-type="float" office:value="264.17" table:style-name="ce1">
            <text:p>264.17</text:p>
          </table:table-cell>
          <table:table-cell office:value-type="float" office:value="28445.759999999998" table:style-name="ce2">
            <text:p>28.445.76</text:p>
          </table:table-cell>
          <table:table-cell office:value-type="float" office:value="1" table:style-name="ce1">
            <text:p>1</text:p>
          </table:table-cell>
          <table:table-cell office:value-type="float" office:value="7.52" table:style-name="ce1">
            <text:p>7.52</text:p>
          </table:table-cell>
          <table:table-cell office:value-type="float" office:value="679.97" table:style-name="ce1">
            <text:p>679.97</text:p>
          </table:table-cell>
          <table:table-cell office:value-type="float" office:value="23" table:style-name="ce1">
            <text:p>23</text:p>
          </table:table-cell>
          <table:table-cell office:value-type="float" office:value="63.98" table:style-name="ce1">
            <text:p>63.98</text:p>
          </table:table-cell>
          <table:table-cell office:value-type="float" office:value="6295.05" table:style-name="ce2">
            <text:p>6.295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6.37" table:style-name="ce1">
            <text:p>186.37</text:p>
          </table:table-cell>
          <table:table-cell office:value-type="float" office:value="15601.45" table:style-name="ce2">
            <text:p>15.601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7.54" table:style-name="ce1">
            <text:p>37.54</text:p>
          </table:table-cell>
          <table:table-cell office:value-type="float" office:value="3204.96" table:style-name="ce2">
            <text:p>3.204.9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­culos El?ctricos con Demanda Horaria)</text:p>
          </table:table-cell>
          <table:table-cell office:value-type="float" office:value="1" table:style-name="ce1">
            <text:p>1</text:p>
          </table:table-cell>
          <table:table-cell office:value-type="float" office:value="0.11" table:style-name="ce1">
            <text:p>0.11</text:p>
          </table:table-cell>
          <table:table-cell office:value-type="float" office:value="10.050000000000001" table:style-name="ce1">
            <text:p>10.05</text:p>
          </table:table-cell>
          <table:table-cell office:value-type="float" office:value="2" table:style-name="ce1">
            <text:p>2</text:p>
          </table:table-cell>
          <table:table-cell office:value-type="float" office:value="0.69" table:style-name="ce1">
            <text:p>0.69</text:p>
          </table:table-cell>
          <table:table-cell office:value-type="float" office:value="89.54" table:style-name="ce1">
            <text:p>89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3.29" table:style-name="ce1">
            <text:p>13.29</text:p>
          </table:table-cell>
          <table:table-cell office:value-type="float" office:value="1107.19" table:style-name="ce2">
            <text:p>1.107.19</text:p>
          </table:table-cell>
          <table:table-cell office:value-type="float" office:value="12" table:style-name="ce1">
            <text:p>12</text:p>
          </table:table-cell>
          <table:table-cell office:value-type="float" office:value="5.33" table:style-name="ce1">
            <text:p>5.33</text:p>
          </table:table-cell>
          <table:table-cell office:value-type="float" office:value="646.54" table:style-name="ce1">
            <text:p>646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5.26" table:style-name="ce1">
            <text:p>5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61" table:style-name="ce1">
            <text:p>1.61</text:p>
          </table:table-cell>
          <table:table-cell office:value-type="float" office:value="176.65" table:style-name="ce1">
            <text:p>17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.3</text:p>
          </table:table-cell>
          <table:table-cell office:value-type="float" office:value="244.98" table:style-name="ce1">
            <text:p>244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1.84" table:style-name="ce1">
            <text:p>51.84</text:p>
          </table:table-cell>
          <table:table-cell office:value-type="float" office:value="2091.6799999999998" table:style-name="ce2">
            <text:p>2.091.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3.23" table:style-name="ce1">
            <text:p>63.23</text:p>
          </table:table-cell>
          <table:table-cell office:value-type="float" office:value="2544.52" table:style-name="ce2">
            <text:p>2.544.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51.15" table:style-name="ce1">
            <text:p>51.15</text:p>
          </table:table-cell>
          <table:table-cell office:value-type="float" office:value="4530.1099999999997" table:style-name="ce2">
            <text:p>4.530.11</text:p>
          </table:table-cell>
          <table:table-cell office:value-type="float" office:value="25" table:style-name="ce1">
            <text:p>25</text:p>
          </table:table-cell>
          <table:table-cell office:value-type="float" office:value="78.42" table:style-name="ce1">
            <text:p>78.42</text:p>
          </table:table-cell>
          <table:table-cell office:value-type="float" office:value="6939.77" table:style-name="ce2">
            <text:p>6.939.77</text:p>
          </table:table-cell>
          <table:table-cell office:value-type="float" office:value="29" table:style-name="ce1">
            <text:p>29</text:p>
          </table:table-cell>
          <table:table-cell office:value-type="float" office:value="321.89" table:style-name="ce1">
            <text:p>321.89</text:p>
          </table:table-cell>
          <table:table-cell office:value-type="float" office:value="23109.18" table:style-name="ce2">
            <text:p>23.109.18</text:p>
          </table:table-cell>
          <table:table-cell office:value-type="float" office:value="495" table:style-name="ce1">
            <text:p>495</text:p>
          </table:table-cell>
          <table:table-cell office:value-type="float" office:value="2006.56" table:style-name="ce2">
            <text:p>2.006.56</text:p>
          </table:table-cell>
          <table:table-cell office:value-type="float" office:value="174954.68" table:style-name="ce2">
            <text:p>174.954.68</text:p>
          </table:table-cell>
          <table:table-cell office:value-type="float" office:value="63" table:style-name="ce1">
            <text:p>63</text:p>
          </table:table-cell>
          <table:table-cell office:value-type="float" office:value="440.33" table:style-name="ce1">
            <text:p>440.33</text:p>
          </table:table-cell>
          <table:table-cell office:value-type="float" office:value="37822.19" table:style-name="ce2">
            <text:p>37.822.19</text:p>
          </table:table-cell>
          <table:table-cell office:value-type="float" office:value="215" table:style-name="ce1">
            <text:p>215</text:p>
          </table:table-cell>
          <table:table-cell office:value-type="float" office:value="813.37" table:style-name="ce1">
            <text:p>813.37</text:p>
          </table:table-cell>
          <table:table-cell office:value-type="float" office:value="65901.710000000006" table:style-name="ce2">
            <text:p>65.901.71</text:p>
          </table:table-cell>
          <table:table-cell office:value-type="float" office:value="78" table:style-name="ce1">
            <text:p>78</text:p>
          </table:table-cell>
          <table:table-cell office:value-type="float" office:value="2574.08" table:style-name="ce2">
            <text:p>2.574.08</text:p>
          </table:table-cell>
          <table:table-cell office:value-type="float" office:value="191206.97" table:style-name="ce2">
            <text:p>191.206.97</text:p>
          </table:table-cell>
          <table:table-cell office:value-type="float" office:value="270" table:style-name="ce1">
            <text:p>270</text:p>
          </table:table-cell>
          <table:table-cell office:value-type="float" office:value="6009.45" table:style-name="ce2">
            <text:p>6.009.45</text:p>
          </table:table-cell>
          <table:table-cell office:value-type="float" office:value="455951.68" table:style-name="ce2">
            <text:p>455.951.68</text:p>
          </table:table-cell>
          <table:table-cell office:value-type="float" office:value="41" table:style-name="ce1">
            <text:p>41</text:p>
          </table:table-cell>
          <table:table-cell office:value-type="float" office:value="208.54" table:style-name="ce1">
            <text:p>208.54</text:p>
          </table:table-cell>
          <table:table-cell office:value-type="float" office:value="16187.86" table:style-name="ce2">
            <text:p>16.187.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8936.2000000000007" table:style-name="ce2">
            <text:p>8.936.20</text:p>
          </table:table-cell>
          <table:table-cell office:value-type="float" office:value="637962.07999999996" table:style-name="ce2">
            <text:p>637.962.08</text:p>
          </table:table-cell>
          <table:table-cell office:value-type="float" office:value="3" table:style-name="ce1">
            <text:p>3</text:p>
          </table:table-cell>
          <table:table-cell office:value-type="float" office:value="14.85" table:style-name="ce1">
            <text:p>14.85</text:p>
          </table:table-cell>
          <table:table-cell office:value-type="float" office:value="1967.25" table:style-name="ce2">
            <text:p>1.967.25</text:p>
          </table:table-cell>
          <table:table-cell office:value-type="float" office:value="24" table:style-name="ce1">
            <text:p>24</text:p>
          </table:table-cell>
          <table:table-cell office:value-type="float" office:value="2215.91" table:style-name="ce2">
            <text:p>2.215.91</text:p>
          </table:table-cell>
          <table:table-cell office:value-type="float" office:value="129814.14" table:style-name="ce2">
            <text:p>129.814.14</text:p>
          </table:table-cell>
          <table:table-cell office:value-type="float" office:value="29" table:style-name="ce1">
            <text:p>29</text:p>
          </table:table-cell>
          <table:table-cell office:value-type="float" office:value="742.99" table:style-name="ce1">
            <text:p>742.99</text:p>
          </table:table-cell>
          <table:table-cell office:value-type="float" office:value="70420.02" table:style-name="ce2">
            <text:p>70.420.02</text:p>
          </table:table-cell>
          <table:table-cell office:value-type="float" office:value="7" table:style-name="ce1">
            <text:p>7</text:p>
          </table:table-cell>
          <table:table-cell office:value-type="float" office:value="219.4" table:style-name="ce1">
            <text:p>219.4</text:p>
          </table:table-cell>
          <table:table-cell office:value-type="float" office:value="16800.939999999999" table:style-name="ce2">
            <text:p>16.800.94</text:p>
          </table:table-cell>
          <table:table-cell office:value-type="float" office:value="51" table:style-name="ce1">
            <text:p>51</text:p>
          </table:table-cell>
          <table:table-cell office:value-type="float" office:value="764.52" table:style-name="ce1">
            <text:p>764.52</text:p>
          </table:table-cell>
          <table:table-cell office:value-type="float" office:value="55680.5" table:style-name="ce2">
            <text:p>55.680.50</text:p>
          </table:table-cell>
          <table:table-cell office:value-type="float" office:value="32" table:style-name="ce1">
            <text:p>32</text:p>
          </table:table-cell>
          <table:table-cell office:value-type="float" office:value="3747.96" table:style-name="ce2">
            <text:p>3.747.96</text:p>
          </table:table-cell>
          <table:table-cell office:value-type="float" office:value="258945.34" table:style-name="ce2">
            <text:p>258.945.34</text:p>
          </table:table-cell>
          <table:table-cell office:value-type="float" office:value="23" table:style-name="ce1">
            <text:p>23</text:p>
          </table:table-cell>
          <table:table-cell office:value-type="float" office:value="2142.84" table:style-name="ce2">
            <text:p>2.142.84</text:p>
          </table:table-cell>
          <table:table-cell office:value-type="float" office:value="145539.95000000001" table:style-name="ce2">
            <text:p>145.539.95</text:p>
          </table:table-cell>
          <table:table-cell office:value-type="float" office:value="34" table:style-name="ce1">
            <text:p>34</text:p>
          </table:table-cell>
          <table:table-cell office:value-type="float" office:value="307.93" table:style-name="ce1">
            <text:p>307.93</text:p>
          </table:table-cell>
          <table:table-cell office:value-type="float" office:value="22433.66" table:style-name="ce2">
            <text:p>22.433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1" table:style-name="ce1">
            <text:p>181</text:p>
          </table:table-cell>
          <table:table-cell office:value-type="float" office:value="304.85000000000002" table:style-name="ce1">
            <text:p>304.85</text:p>
          </table:table-cell>
          <table:table-cell office:value-type="float" office:value="35838.410000000003" table:style-name="ce2">
            <text:p>35.838.41</text:p>
          </table:table-cell>
          <table:table-cell office:value-type="float" office:value="749" table:style-name="ce1">
            <text:p>749</text:p>
          </table:table-cell>
          <table:table-cell office:value-type="float" office:value="793.46" table:style-name="ce1">
            <text:p>793.46</text:p>
          </table:table-cell>
          <table:table-cell office:value-type="float" office:value="87945.76" table:style-name="ce2">
            <text:p>87.945.76</text:p>
          </table:table-cell>
          <table:table-cell office:value-type="float" office:value="439" table:style-name="ce1">
            <text:p>439</text:p>
          </table:table-cell>
          <table:table-cell office:value-type="float" office:value="1353.99" table:style-name="ce2">
            <text:p>1.353.99</text:p>
          </table:table-cell>
          <table:table-cell office:value-type="float" office:value="166651.6" table:style-name="ce2">
            <text:p>166.651.60</text:p>
          </table:table-cell>
          <table:table-cell office:value-type="float" office:value="1325" table:style-name="ce3">
            <text:p>1.325</text:p>
          </table:table-cell>
          <table:table-cell office:value-type="float" office:value="17634.64" table:style-name="ce2">
            <text:p>17.634.64</text:p>
          </table:table-cell>
          <table:table-cell office:value-type="float" office:value="1876361.03" table:style-name="ce2">
            <text:p>1.876.361.03</text:p>
          </table:table-cell>
          <table:table-cell office:value-type="float" office:value="1611" table:style-name="ce3">
            <text:p>1.611</text:p>
          </table:table-cell>
          <table:table-cell office:value-type="float" office:value="9088.2900000000009" table:style-name="ce2">
            <text:p>9.088.29</text:p>
          </table:table-cell>
          <table:table-cell office:value-type="float" office:value="1067113.83" table:style-name="ce2">
            <text:p>1.067.113.83</text:p>
          </table:table-cell>
          <table:table-cell office:value-type="float" office:value="613" table:style-name="ce1">
            <text:p>613</text:p>
          </table:table-cell>
          <table:table-cell office:value-type="float" office:value="1913.07" table:style-name="ce2">
            <text:p>1.913.07</text:p>
          </table:table-cell>
          <table:table-cell office:value-type="float" office:value="232670.88" table:style-name="ce2">
            <text:p>232.670.88</text:p>
          </table:table-cell>
          <table:table-cell office:value-type="float" office:value="1935" table:style-name="ce3">
            <text:p>1.935</text:p>
          </table:table-cell>
          <table:table-cell office:value-type="float" office:value="5037.29" table:style-name="ce2">
            <text:p>5.037.29</text:p>
          </table:table-cell>
          <table:table-cell office:value-type="float" office:value="594442.73" table:style-name="ce2">
            <text:p>594.442.73</text:p>
          </table:table-cell>
          <table:table-cell office:value-type="float" office:value="422" table:style-name="ce1">
            <text:p>422</text:p>
          </table:table-cell>
          <table:table-cell office:value-type="float" office:value="2772.44" table:style-name="ce2">
            <text:p>2.772.44</text:p>
          </table:table-cell>
          <table:table-cell office:value-type="float" office:value="319996.17" table:style-name="ce2">
            <text:p>319.996.17</text:p>
          </table:table-cell>
          <table:table-cell office:value-type="float" office:value="622" table:style-name="ce1">
            <text:p>622</text:p>
          </table:table-cell>
          <table:table-cell office:value-type="float" office:value="5436.93" table:style-name="ce2">
            <text:p>5.436.93</text:p>
          </table:table-cell>
          <table:table-cell office:value-type="float" office:value="616849.74" table:style-name="ce2">
            <text:p>616.849.74</text:p>
          </table:table-cell>
          <table:table-cell office:value-type="float" office:value="729" table:style-name="ce1">
            <text:p>729</text:p>
          </table:table-cell>
          <table:table-cell office:value-type="float" office:value="2565.7399999999998" table:style-name="ce2">
            <text:p>2.565.74</text:p>
          </table:table-cell>
          <table:table-cell office:value-type="float" office:value="312555.19" table:style-name="ce2">
            <text:p>312.555.19</text:p>
          </table:table-cell>
          <table:table-cell office:value-type="float" office:value="15" table:style-name="ce1">
            <text:p>15</text:p>
          </table:table-cell>
          <table:table-cell office:value-type="float" office:value="9.99" table:style-name="ce1">
            <text:p>9.99</text:p>
          </table:table-cell>
          <table:table-cell office:value-type="float" office:value="1403.56" table:style-name="ce2">
            <text:p>1.403.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8" table:style-name="ce1">
            <text:p>548</text:p>
          </table:table-cell>
          <table:table-cell office:value-type="float" office:value="4807.7299999999996" table:style-name="ce2">
            <text:p>4.807.73</text:p>
          </table:table-cell>
          <table:table-cell office:value-type="float" office:value="507540.34" table:style-name="ce2">
            <text:p>507.540.34</text:p>
          </table:table-cell>
          <table:table-cell office:value-type="float" office:value="46" table:style-name="ce1">
            <text:p>46</text:p>
          </table:table-cell>
          <table:table-cell office:value-type="float" office:value="754.32" table:style-name="ce1">
            <text:p>754.32</text:p>
          </table:table-cell>
          <table:table-cell office:value-type="float" office:value="80785.41" table:style-name="ce2">
            <text:p>80.785.41</text:p>
          </table:table-cell>
          <table:table-cell office:value-type="float" office:value="587" table:style-name="ce1">
            <text:p>587</text:p>
          </table:table-cell>
          <table:table-cell office:value-type="float" office:value="20693.060000000001" table:style-name="ce2">
            <text:p>20.693.06</text:p>
          </table:table-cell>
          <table:table-cell office:value-type="float" office:value="1998046.24" table:style-name="ce2">
            <text:p>1.998.046.24</text:p>
          </table:table-cell>
          <table:table-cell office:value-type="float" office:value="85" table:style-name="ce1">
            <text:p>85</text:p>
          </table:table-cell>
          <table:table-cell office:value-type="float" office:value="2832.95" table:style-name="ce2">
            <text:p>2.832.95</text:p>
          </table:table-cell>
          <table:table-cell office:value-type="float" office:value="288506.14" table:style-name="ce2">
            <text:p>288.506.14</text:p>
          </table:table-cell>
          <table:table-cell office:value-type="float" office:value="38" table:style-name="ce1">
            <text:p>38</text:p>
          </table:table-cell>
          <table:table-cell office:value-type="float" office:value="515.83000000000004" table:style-name="ce1">
            <text:p>515.83</text:p>
          </table:table-cell>
          <table:table-cell office:value-type="float" office:value="54045.55" table:style-name="ce2">
            <text:p>54.045.55</text:p>
          </table:table-cell>
          <table:table-cell office:value-type="float" office:value="398" table:style-name="ce1">
            <text:p>398</text:p>
          </table:table-cell>
          <table:table-cell office:value-type="float" office:value="8282.16" table:style-name="ce2">
            <text:p>8.282.16</text:p>
          </table:table-cell>
          <table:table-cell office:value-type="float" office:value="858370.41" table:style-name="ce2">
            <text:p>858.370.41</text:p>
          </table:table-cell>
          <table:table-cell office:value-type="float" office:value="31" table:style-name="ce1">
            <text:p>31</text:p>
          </table:table-cell>
          <table:table-cell office:value-type="float" office:value="1717.44" table:style-name="ce2">
            <text:p>1.717.44</text:p>
          </table:table-cell>
          <table:table-cell office:value-type="float" office:value="174432.06" table:style-name="ce2">
            <text:p>174.432.06</text:p>
          </table:table-cell>
          <table:table-cell office:value-type="float" office:value="5" table:style-name="ce1">
            <text:p>5</text:p>
          </table:table-cell>
          <table:table-cell office:value-type="float" office:value="557.63" table:style-name="ce1">
            <text:p>557.63</text:p>
          </table:table-cell>
          <table:table-cell office:value-type="float" office:value="56104.65" table:style-name="ce2">
            <text:p>56.104.65</text:p>
          </table:table-cell>
          <table:table-cell office:value-type="float" office:value="168" table:style-name="ce1">
            <text:p>168</text:p>
          </table:table-cell>
          <table:table-cell office:value-type="float" office:value="3480.45" table:style-name="ce2">
            <text:p>3.480.45</text:p>
          </table:table-cell>
          <table:table-cell office:value-type="float" office:value="357332.47" table:style-name="ce2">
            <text:p>357.332.47</text:p>
          </table:table-cell>
          <table:table-cell office:value-type="float" office:value="11" table:style-name="ce1">
            <text:p>11</text:p>
          </table:table-cell>
          <table:table-cell office:value-type="float" office:value="266.01" table:style-name="ce1">
            <text:p>266.01</text:p>
          </table:table-cell>
          <table:table-cell office:value-type="float" office:value="28073.88" table:style-name="ce2">
            <text:p>28.073.8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46" table:style-name="ce1">
            <text:p>1.46</text:p>
          </table:table-cell>
          <table:table-cell office:value-type="float" office:value="140.63999999999999" table:style-name="ce1">
            <text:p>140.64</text:p>
          </table:table-cell>
          <table:table-cell office:value-type="float" office:value="18" table:style-name="ce1">
            <text:p>18</text:p>
          </table:table-cell>
          <table:table-cell office:value-type="float" office:value="13.1" table:style-name="ce1">
            <text:p>13.1</text:p>
          </table:table-cell>
          <table:table-cell office:value-type="float" office:value="1091.26" table:style-name="ce2">
            <text:p>1.091.26</text:p>
          </table:table-cell>
          <table:table-cell office:value-type="float" office:value="5" table:style-name="ce1">
            <text:p>5</text:p>
          </table:table-cell>
          <table:table-cell office:value-type="float" office:value="7.36" table:style-name="ce1">
            <text:p>7.36</text:p>
          </table:table-cell>
          <table:table-cell office:value-type="float" office:value="807.24" table:style-name="ce1">
            <text:p>807.24</text:p>
          </table:table-cell>
          <table:table-cell office:value-type="float" office:value="36" table:style-name="ce1">
            <text:p>36</text:p>
          </table:table-cell>
          <table:table-cell office:value-type="float" office:value="103.49" table:style-name="ce1">
            <text:p>103.49</text:p>
          </table:table-cell>
          <table:table-cell office:value-type="float" office:value="10423.18" table:style-name="ce2">
            <text:p>10.423.18</text:p>
          </table:table-cell>
          <table:table-cell office:value-type="float" office:value="50" table:style-name="ce1">
            <text:p>50</text:p>
          </table:table-cell>
          <table:table-cell office:value-type="float" office:value="144.72999999999999" table:style-name="ce1">
            <text:p>144.73</text:p>
          </table:table-cell>
          <table:table-cell office:value-type="float" office:value="14818.04" table:style-name="ce2">
            <text:p>14.818.04</text:p>
          </table:table-cell>
          <table:table-cell office:value-type="float" office:value="23" table:style-name="ce1">
            <text:p>23</text:p>
          </table:table-cell>
          <table:table-cell office:value-type="float" office:value="27.38" table:style-name="ce1">
            <text:p>27.38</text:p>
          </table:table-cell>
          <table:table-cell office:value-type="float" office:value="3237.86" table:style-name="ce2">
            <text:p>3.237.86</text:p>
          </table:table-cell>
          <table:table-cell office:value-type="float" office:value="39" table:style-name="ce1">
            <text:p>39</text:p>
          </table:table-cell>
          <table:table-cell office:value-type="float" office:value="28.73" table:style-name="ce1">
            <text:p>28.73</text:p>
          </table:table-cell>
          <table:table-cell office:value-type="float" office:value="3487.65" table:style-name="ce2">
            <text:p>3.487.65</text:p>
          </table:table-cell>
          <table:table-cell office:value-type="float" office:value="11" table:style-name="ce1">
            <text:p>11</text:p>
          </table:table-cell>
          <table:table-cell office:value-type="float" office:value="24.84" table:style-name="ce1">
            <text:p>24.84</text:p>
          </table:table-cell>
          <table:table-cell office:value-type="float" office:value="2935.48" table:style-name="ce2">
            <text:p>2.935.48</text:p>
          </table:table-cell>
          <table:table-cell office:value-type="float" office:value="10" table:style-name="ce1">
            <text:p>10</text:p>
          </table:table-cell>
          <table:table-cell office:value-type="float" office:value="9.8800000000000008" table:style-name="ce1">
            <text:p>9.88</text:p>
          </table:table-cell>
          <table:table-cell office:value-type="float" office:value="1436.27" table:style-name="ce2">
            <text:p>1.436.27</text:p>
          </table:table-cell>
          <table:table-cell office:value-type="float" office:value="13" table:style-name="ce1">
            <text:p>13</text:p>
          </table:table-cell>
          <table:table-cell office:value-type="float" office:value="11.94" table:style-name="ce1">
            <text:p>11.94</text:p>
          </table:table-cell>
          <table:table-cell office:value-type="float" office:value="1156.96" table:style-name="ce2">
            <text:p>1.156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.47" table:style-name="ce1">
            <text:p>5.47</text:p>
          </table:table-cell>
          <table:table-cell office:value-type="float" office:value="681.55" table:style-name="ce1">
            <text:p>68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84.29" table:style-name="ce1">
            <text:p>184.29</text:p>
          </table:table-cell>
          <table:table-cell office:value-type="float" office:value="19169.79" table:style-name="ce2">
            <text:p>19.169.79</text:p>
          </table:table-cell>
          <table:table-cell office:value-type="float" office:value="4" table:style-name="ce1">
            <text:p>4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1711.07" table:style-name="ce2">
            <text:p>1.711.0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21.92" table:style-name="ce2">
            <text:p>1.221.92</text:p>
          </table:table-cell>
          <table:table-cell office:value-type="float" office:value="9" table:style-name="ce1">
            <text:p>9</text:p>
          </table:table-cell>
          <table:table-cell office:value-type="float" office:value="15.09" table:style-name="ce1">
            <text:p>15.09</text:p>
          </table:table-cell>
          <table:table-cell office:value-type="float" office:value="1741.09" table:style-name="ce2">
            <text:p>1.741.09</text:p>
          </table:table-cell>
          <table:table-cell office:value-type="float" office:value="2" table:style-name="ce1">
            <text:p>2</text:p>
          </table:table-cell>
          <table:table-cell office:value-type="float" office:value="1.77" table:style-name="ce1">
            <text:p>1.77</text:p>
          </table:table-cell>
          <table:table-cell office:value-type="float" office:value="237.55" table:style-name="ce1">
            <text:p>237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93" table:style-name="ce1">
            <text:p>2.93</text:p>
          </table:table-cell>
          <table:table-cell office:value-type="float" office:value="340.4" table:style-name="ce1">
            <text:p>34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6.33" table:style-name="ce1">
            <text:p>26.33</text:p>
          </table:table-cell>
          <table:table-cell office:value-type="float" office:value="2245.2600000000002" table:style-name="ce2">
            <text:p>2.245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7.39" table:style-name="ce1">
            <text:p>57.39</text:p>
          </table:table-cell>
          <table:table-cell office:value-type="float" office:value="5755.14" table:style-name="ce2">
            <text:p>5.755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2127.75" table:style-name="ce2">
            <text:p>2.127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½n de Carga Rÿ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1.11" table:style-name="ce1">
            <text:p>301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2" table:style-name="ce1">
            <text:p>22</text:p>
          </table:table-cell>
          <table:table-cell office:value-type="float" office:value="39.869999999999997" table:style-name="ce1">
            <text:p>39.87</text:p>
          </table:table-cell>
          <table:table-cell office:value-type="float" office:value="4693.45" table:style-name="ce2">
            <text:p>4.693.45</text:p>
          </table:table-cell>
          <table:table-cell office:value-type="float" office:value="150" table:style-name="ce1">
            <text:p>150</text:p>
          </table:table-cell>
          <table:table-cell office:value-type="float" office:value="107.93" table:style-name="ce1">
            <text:p>107.93</text:p>
          </table:table-cell>
          <table:table-cell office:value-type="float" office:value="12564.52" table:style-name="ce2">
            <text:p>12.564.52</text:p>
          </table:table-cell>
          <table:table-cell office:value-type="float" office:value="45" table:style-name="ce1">
            <text:p>45</text:p>
          </table:table-cell>
          <table:table-cell office:value-type="float" office:value="138.11000000000001" table:style-name="ce1">
            <text:p>138.11</text:p>
          </table:table-cell>
          <table:table-cell office:value-type="float" office:value="18244" table:style-name="ce2">
            <text:p>18.244.00</text:p>
          </table:table-cell>
          <table:table-cell office:value-type="float" office:value="191" table:style-name="ce1">
            <text:p>191</text:p>
          </table:table-cell>
          <table:table-cell office:value-type="float" office:value="1174.3900000000001" table:style-name="ce2">
            <text:p>1.174.39</text:p>
          </table:table-cell>
          <table:table-cell office:value-type="float" office:value="138900.81" table:style-name="ce2">
            <text:p>138.900.81</text:p>
          </table:table-cell>
          <table:table-cell office:value-type="float" office:value="381" table:style-name="ce1">
            <text:p>381</text:p>
          </table:table-cell>
          <table:table-cell office:value-type="float" office:value="5559.6" table:style-name="ce2">
            <text:p>5.559.60</text:p>
          </table:table-cell>
          <table:table-cell office:value-type="float" office:value="624639.07999999996" table:style-name="ce2">
            <text:p>624.639.08</text:p>
          </table:table-cell>
          <table:table-cell office:value-type="float" office:value="52" table:style-name="ce1">
            <text:p>52</text:p>
          </table:table-cell>
          <table:table-cell office:value-type="float" office:value="144.44" table:style-name="ce1">
            <text:p>144.44</text:p>
          </table:table-cell>
          <table:table-cell office:value-type="float" office:value="19092.68" table:style-name="ce2">
            <text:p>19.092.68</text:p>
          </table:table-cell>
          <table:table-cell office:value-type="float" office:value="16" table:style-name="ce1">
            <text:p>16</text:p>
          </table:table-cell>
          <table:table-cell office:value-type="float" office:value="49.73" table:style-name="ce1">
            <text:p>49.73</text:p>
          </table:table-cell>
          <table:table-cell office:value-type="float" office:value="5536" table:style-name="ce2">
            <text:p>5.536.00</text:p>
          </table:table-cell>
          <table:table-cell office:value-type="float" office:value="45" table:style-name="ce1">
            <text:p>45</text:p>
          </table:table-cell>
          <table:table-cell office:value-type="float" office:value="450.67" table:style-name="ce1">
            <text:p>450.67</text:p>
          </table:table-cell>
          <table:table-cell office:value-type="float" office:value="48842.52" table:style-name="ce2">
            <text:p>48.842.52</text:p>
          </table:table-cell>
          <table:table-cell office:value-type="float" office:value="70" table:style-name="ce1">
            <text:p>70</text:p>
          </table:table-cell>
          <table:table-cell office:value-type="float" office:value="3514.44" table:style-name="ce2">
            <text:p>3.514.44</text:p>
          </table:table-cell>
          <table:table-cell office:value-type="float" office:value="344720.36" table:style-name="ce2">
            <text:p>344.720.36</text:p>
          </table:table-cell>
          <table:table-cell office:value-type="float" office:value="77" table:style-name="ce1">
            <text:p>77</text:p>
          </table:table-cell>
          <table:table-cell office:value-type="float" office:value="270.97000000000003" table:style-name="ce1">
            <text:p>270.97</text:p>
          </table:table-cell>
          <table:table-cell office:value-type="float" office:value="33993.82" table:style-name="ce2">
            <text:p>33.993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4" table:style-name="ce1">
            <text:p>514</text:p>
          </table:table-cell>
          <table:table-cell office:value-type="float" office:value="30494.76" table:style-name="ce2">
            <text:p>30.494.76</text:p>
          </table:table-cell>
          <table:table-cell office:value-type="float" office:value="2566625.8199999998" table:style-name="ce2">
            <text:p>2.566.625.82</text:p>
          </table:table-cell>
          <table:table-cell office:value-type="float" office:value="42" table:style-name="ce1">
            <text:p>42</text:p>
          </table:table-cell>
          <table:table-cell office:value-type="float" office:value="3813.12" table:style-name="ce2">
            <text:p>3.813.12</text:p>
          </table:table-cell>
          <table:table-cell office:value-type="float" office:value="327698.78999999998" table:style-name="ce2">
            <text:p>327.698.79</text:p>
          </table:table-cell>
          <table:table-cell office:value-type="float" office:value="532" table:style-name="ce1">
            <text:p>532</text:p>
          </table:table-cell>
          <table:table-cell office:value-type="float" office:value="42111.66" table:style-name="ce2">
            <text:p>42.111.66</text:p>
          </table:table-cell>
          <table:table-cell office:value-type="float" office:value="3273108.63" table:style-name="ce2">
            <text:p>3.273.108.63</text:p>
          </table:table-cell>
          <table:table-cell office:value-type="float" office:value="200" table:style-name="ce1">
            <text:p>200</text:p>
          </table:table-cell>
          <table:table-cell office:value-type="float" office:value="18217.16" table:style-name="ce2">
            <text:p>18.217.16</text:p>
          </table:table-cell>
          <table:table-cell office:value-type="float" office:value="1578761.22" table:style-name="ce2">
            <text:p>1.578.761.22</text:p>
          </table:table-cell>
          <table:table-cell office:value-type="float" office:value="88" table:style-name="ce1">
            <text:p>88</text:p>
          </table:table-cell>
          <table:table-cell office:value-type="float" office:value="2733.19" table:style-name="ce2">
            <text:p>2.733.19</text:p>
          </table:table-cell>
          <table:table-cell office:value-type="float" office:value="251795.55" table:style-name="ce2">
            <text:p>251.795.55</text:p>
          </table:table-cell>
          <table:table-cell office:value-type="float" office:value="111" table:style-name="ce1">
            <text:p>111</text:p>
          </table:table-cell>
          <table:table-cell office:value-type="float" office:value="16728.63" table:style-name="ce2">
            <text:p>16.728.63</text:p>
          </table:table-cell>
          <table:table-cell office:value-type="float" office:value="1378654.67" table:style-name="ce2">
            <text:p>1.378.654.67</text:p>
          </table:table-cell>
          <table:table-cell office:value-type="float" office:value="43" table:style-name="ce1">
            <text:p>43</text:p>
          </table:table-cell>
          <table:table-cell office:value-type="float" office:value="4831.43" table:style-name="ce2">
            <text:p>4.831.43</text:p>
          </table:table-cell>
          <table:table-cell office:value-type="float" office:value="412161.01" table:style-name="ce2">
            <text:p>412.161.01</text:p>
          </table:table-cell>
          <table:table-cell office:value-type="float" office:value="32" table:style-name="ce1">
            <text:p>32</text:p>
          </table:table-cell>
          <table:table-cell office:value-type="float" office:value="3615.73" table:style-name="ce2">
            <text:p>3.615.73</text:p>
          </table:table-cell>
          <table:table-cell office:value-type="float" office:value="304082.75" table:style-name="ce2">
            <text:p>304.082.75</text:p>
          </table:table-cell>
          <table:table-cell office:value-type="float" office:value="102" table:style-name="ce1">
            <text:p>102</text:p>
          </table:table-cell>
          <table:table-cell office:value-type="float" office:value="6093.62" table:style-name="ce2">
            <text:p>6.093.62</text:p>
          </table:table-cell>
          <table:table-cell office:value-type="float" office:value="526620.30000000005" table:style-name="ce2">
            <text:p>526.620.30</text:p>
          </table:table-cell>
          <table:table-cell office:value-type="float" office:value="40" table:style-name="ce1">
            <text:p>40</text:p>
          </table:table-cell>
          <table:table-cell office:value-type="float" office:value="3532.68" table:style-name="ce2">
            <text:p>3.532.68</text:p>
          </table:table-cell>
          <table:table-cell office:value-type="float" office:value="291401.46000000002" table:style-name="ce2">
            <text:p>291.401.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37" table:style-name="ce1">
            <text:p>-21.37</text:p>
          </table:table-cell>
          <table:table-cell office:value-type="float" office:value="-2717.41" table:style-name="ce2">
            <text:p>-2.717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.75" table:style-name="ce1">
            <text:p>-17.75</text:p>
          </table:table-cell>
          <table:table-cell office:value-type="float" office:value="-1133.9000000000001" table:style-name="ce2">
            <text:p>-1.133.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3.5" table:style-name="ce1">
            <text:p>213.5</text:p>
          </table:table-cell>
          <table:table-cell office:value-type="float" office:value="17661.939999999999" table:style-name="ce2">
            <text:p>17.661.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4" table:style-name="ce1">
            <text:p>-5.4</text:p>
          </table:table-cell>
          <table:table-cell office:value-type="float" office:value="-910.66" table:style-name="ce1">
            <text:p>-910.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6" table:style-name="ce1">
            <text:p>0.86</text:p>
          </table:table-cell>
          <table:table-cell office:value-type="float" office:value="72.25" table:style-name="ce1">
            <text:p>72.25</text:p>
          </table:table-cell>
          <table:table-cell office:value-type="float" office:value="6" table:style-name="ce1">
            <text:p>6</text:p>
          </table:table-cell>
          <table:table-cell office:value-type="float" office:value="14.6" table:style-name="ce1">
            <text:p>14.6</text:p>
          </table:table-cell>
          <table:table-cell office:value-type="float" office:value="1629.46" table:style-name="ce2">
            <text:p>1.629.46</text:p>
          </table:table-cell>
          <table:table-cell office:value-type="float" office:value="115" table:style-name="ce1">
            <text:p>115</text:p>
          </table:table-cell>
          <table:table-cell office:value-type="float" office:value="779.27" table:style-name="ce1">
            <text:p>779.27</text:p>
          </table:table-cell>
          <table:table-cell office:value-type="float" office:value="60343.63" table:style-name="ce2">
            <text:p>60.343.63</text:p>
          </table:table-cell>
          <table:table-cell office:value-type="float" office:value="9" table:style-name="ce1">
            <text:p>9</text:p>
          </table:table-cell>
          <table:table-cell office:value-type="float" office:value="61.68" table:style-name="ce1">
            <text:p>61.68</text:p>
          </table:table-cell>
          <table:table-cell office:value-type="float" office:value="4898.1099999999997" table:style-name="ce2">
            <text:p>4.898.11</text:p>
          </table:table-cell>
          <table:table-cell office:value-type="float" office:value="4" table:style-name="ce1">
            <text:p>4</text:p>
          </table:table-cell>
          <table:table-cell office:value-type="float" office:value="25.32" table:style-name="ce1">
            <text:p>25.32</text:p>
          </table:table-cell>
          <table:table-cell office:value-type="float" office:value="2199.96" table:style-name="ce2">
            <text:p>2.199.96</text:p>
          </table:table-cell>
          <table:table-cell office:value-type="float" office:value="28" table:style-name="ce1">
            <text:p>28</text:p>
          </table:table-cell>
          <table:table-cell office:value-type="float" office:value="63.9" table:style-name="ce1">
            <text:p>63.9</text:p>
          </table:table-cell>
          <table:table-cell office:value-type="float" office:value="65.34" table:style-name="ce1">
            <text:p>65.34</text:p>
          </table:table-cell>
          <table:table-cell office:value-type="float" office:value="2" table:style-name="ce1">
            <text:p>2</text:p>
          </table:table-cell>
          <table:table-cell office:value-type="float" office:value="10.55" table:style-name="ce1">
            <text:p>10.55</text:p>
          </table:table-cell>
          <table:table-cell office:value-type="float" office:value="808.31" table:style-name="ce1">
            <text:p>808.31</text:p>
          </table:table-cell>
          <table:table-cell office:value-type="float" office:value="2" table:style-name="ce1">
            <text:p>2</text:p>
          </table:table-cell>
          <table:table-cell office:value-type="float" office:value="5.75" table:style-name="ce1">
            <text:p>5.75</text:p>
          </table:table-cell>
          <table:table-cell office:value-type="float" office:value="421.7" table:style-name="ce1">
            <text:p>421.7</text:p>
          </table:table-cell>
          <table:table-cell office:value-type="float" office:value="1" table:style-name="ce1">
            <text:p>1</text:p>
          </table:table-cell>
          <table:table-cell office:value-type="float" office:value="0.13" table:style-name="ce1">
            <text:p>0.13</text:p>
          </table:table-cell>
          <table:table-cell office:value-type="float" office:value="192.67" table:style-name="ce1">
            <text:p>192.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2.01" table:style-name="ce1">
            <text:p>102.01</text:p>
          </table:table-cell>
          <table:table-cell office:value-type="float" office:value="8223.0300000000007" table:style-name="ce2">
            <text:p>8.223.03</text:p>
          </table:table-cell>
          <table:table-cell office:value-type="float" office:value="2" table:style-name="ce1">
            <text:p>2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345.55" table:style-name="ce2">
            <text:p>1.345.55</text:p>
          </table:table-cell>
          <table:table-cell office:value-type="float" office:value="38" table:style-name="ce1">
            <text:p>38</text:p>
          </table:table-cell>
          <table:table-cell office:value-type="float" office:value="3775.11" table:style-name="ce2">
            <text:p>3.775.11</text:p>
          </table:table-cell>
          <table:table-cell office:value-type="float" office:value="231311.47" table:style-name="ce2">
            <text:p>231.311.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087.92" table:style-name="ce2">
            <text:p>2.087.92</text:p>
          </table:table-cell>
          <table:table-cell office:value-type="float" office:value="138493.79999999999" table:style-name="ce2">
            <text:p>138.493.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2.22" table:style-name="ce1">
            <text:p>122.22</text:p>
          </table:table-cell>
          <table:table-cell office:value-type="float" office:value="8276.7900000000009" table:style-name="ce2">
            <text:p>8.276.7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œ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476.37" table:style-name="ce1">
            <text:p>476.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.37" table:style-name="ce1">
            <text:p>7.37</text:p>
          </table:table-cell>
          <table:table-cell office:value-type="float" office:value="787.55" table:style-name="ce1">
            <text:p>787.55</text:p>
          </table:table-cell>
          <table:table-cell office:value-type="float" office:value="7" table:style-name="ce1">
            <text:p>7</text:p>
          </table:table-cell>
          <table:table-cell office:value-type="float" office:value="23.78" table:style-name="ce1">
            <text:p>23.78</text:p>
          </table:table-cell>
          <table:table-cell office:value-type="float" office:value="2007.69" table:style-name="ce2">
            <text:p>2.007.69</text:p>
          </table:table-cell>
          <table:table-cell office:value-type="float" office:value="100" table:style-name="ce1">
            <text:p>100</text:p>
          </table:table-cell>
          <table:table-cell office:value-type="float" office:value="128.99" table:style-name="ce1">
            <text:p>128.99</text:p>
          </table:table-cell>
          <table:table-cell office:value-type="float" office:value="11265.18" table:style-name="ce2">
            <text:p>11.265.18</text:p>
          </table:table-cell>
          <table:table-cell office:value-type="float" office:value="5" table:style-name="ce1">
            <text:p>5</text:p>
          </table:table-cell>
          <table:table-cell office:value-type="float" office:value="24.79" table:style-name="ce1">
            <text:p>24.79</text:p>
          </table:table-cell>
          <table:table-cell office:value-type="float" office:value="2027.41" table:style-name="ce2">
            <text:p>2.027.41</text:p>
          </table:table-cell>
          <table:table-cell office:value-type="float" office:value="7" table:style-name="ce1">
            <text:p>7</text:p>
          </table:table-cell>
          <table:table-cell office:value-type="float" office:value="17.16" table:style-name="ce1">
            <text:p>17.16</text:p>
          </table:table-cell>
          <table:table-cell office:value-type="float" office:value="1422.17" table:style-name="ce2">
            <text:p>1.422.17</text:p>
          </table:table-cell>
          <table:table-cell office:value-type="float" office:value="6" table:style-name="ce1">
            <text:p>6</text:p>
          </table:table-cell>
          <table:table-cell office:value-type="float" office:value="1.75" table:style-name="ce1">
            <text:p>1.75</text:p>
          </table:table-cell>
          <table:table-cell office:value-type="float" office:value="122.03" table:style-name="ce1">
            <text:p>122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œ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6.09" table:style-name="ce1">
            <text:p>66.09</text:p>
          </table:table-cell>
          <table:table-cell office:value-type="float" office:value="4412.13" table:style-name="ce2">
            <text:p>4.412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18" table:style-name="ce1">
            <text:p>3.18</text:p>
          </table:table-cell>
          <table:table-cell office:value-type="float" office:value="424.16" table:style-name="ce1">
            <text:p>424.16</text:p>
          </table:table-cell>
          <table:table-cell office:value-type="float" office:value="2" table:style-name="ce1">
            <text:p>2</text:p>
          </table:table-cell>
          <table:table-cell office:value-type="float" office:value="4.22" table:style-name="ce1">
            <text:p>4.22</text:p>
          </table:table-cell>
          <table:table-cell office:value-type="float" office:value="360.28" table:style-name="ce1">
            <text:p>360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.23" table:style-name="ce1">
            <text:p>66.23</text:p>
          </table:table-cell>
          <table:table-cell office:value-type="float" office:value="-19996.400000000001" table:style-name="ce2">
            <text:p>-19.996.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9.63999999999999" table:style-name="ce1">
            <text:p>-139.64</text:p>
          </table:table-cell>
          <table:table-cell office:value-type="float" office:value="-3214.79" table:style-name="ce2">
            <text:p>-3.214.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.69" table:style-name="ce1">
            <text:p>71.69</text:p>
          </table:table-cell>
          <table:table-cell office:value-type="float" office:value="4362.12" table:style-name="ce2">
            <text:p>4.362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61" table:style-name="ce1">
            <text:p>12.61</text:p>
          </table:table-cell>
          <table:table-cell office:value-type="float" office:value="2661.32" table:style-name="ce2">
            <text:p>2.661.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500.87" table:style-name="ce1">
            <text:p>500.87</text:p>
          </table:table-cell>
          <table:table-cell office:value-type="float" office:value="33" table:style-name="ce1">
            <text:p>33</text:p>
          </table:table-cell>
          <table:table-cell office:value-type="float" office:value="70.86" table:style-name="ce1">
            <text:p>70.86</text:p>
          </table:table-cell>
          <table:table-cell office:value-type="float" office:value="6971.6" table:style-name="ce2">
            <text:p>6.971.60</text:p>
          </table:table-cell>
          <table:table-cell office:value-type="float" office:value="115" table:style-name="ce1">
            <text:p>115</text:p>
          </table:table-cell>
          <table:table-cell office:value-type="float" office:value="1500.43" table:style-name="ce2">
            <text:p>1.500.43</text:p>
          </table:table-cell>
          <table:table-cell office:value-type="float" office:value="116062.49" table:style-name="ce2">
            <text:p>116.062.49</text:p>
          </table:table-cell>
          <table:table-cell office:value-type="float" office:value="144" table:style-name="ce1">
            <text:p>144</text:p>
          </table:table-cell>
          <table:table-cell office:value-type="float" office:value="772.54" table:style-name="ce1">
            <text:p>772.54</text:p>
          </table:table-cell>
          <table:table-cell office:value-type="float" office:value="73173.03" table:style-name="ce2">
            <text:p>73.173.03</text:p>
          </table:table-cell>
          <table:table-cell office:value-type="float" office:value="1" table:style-name="ce1">
            <text:p>1</text:p>
          </table:table-cell>
          <table:table-cell office:value-type="float" office:value="1.59" table:style-name="ce1">
            <text:p>1.59</text:p>
          </table:table-cell>
          <table:table-cell office:value-type="float" office:value="175.32" table:style-name="ce1">
            <text:p>175.32</text:p>
          </table:table-cell>
          <table:table-cell office:value-type="float" office:value="60" table:style-name="ce1">
            <text:p>60</text:p>
          </table:table-cell>
          <table:table-cell office:value-type="float" office:value="199.17" table:style-name="ce1">
            <text:p>199.17</text:p>
          </table:table-cell>
          <table:table-cell office:value-type="float" office:value="18136.04" table:style-name="ce2">
            <text:p>18.136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5.05" table:style-name="ce1">
            <text:p>55.05</text:p>
          </table:table-cell>
          <table:table-cell office:value-type="float" office:value="5396.33" table:style-name="ce2">
            <text:p>5.396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207.3699999999999" table:style-name="ce2">
            <text:p>1.207.37</text:p>
          </table:table-cell>
          <table:table-cell office:value-type="float" office:value="85537.44" table:style-name="ce2">
            <text:p>85.537.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5.17" table:style-name="ce1">
            <text:p>25.17</text:p>
          </table:table-cell>
          <table:table-cell office:value-type="float" office:value="2019.69" table:style-name="ce2">
            <text:p>2.019.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43" table:style-name="ce1">
            <text:p>1.43</text:p>
          </table:table-cell>
          <table:table-cell office:value-type="float" office:value="407.27" table:style-name="ce1">
            <text:p>407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0.5" table:style-name="ce1">
            <text:p>150.5</text:p>
          </table:table-cell>
          <table:table-cell office:value-type="float" office:value="7937.62" table:style-name="ce2">
            <text:p>7.937.62</text:p>
          </table:table-cell>
          <table:table-cell office:value-type="float" office:value="1" table:style-name="ce1">
            <text:p>1</text:p>
          </table:table-cell>
          <table:table-cell office:value-type="float" office:value="3633.71" table:style-name="ce2">
            <text:p>3.633.71</text:p>
          </table:table-cell>
          <table:table-cell office:value-type="float" office:value="222907.39" table:style-name="ce2">
            <text:p>222.907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79.74" table:style-name="ce2">
            <text:p>1.279.74</text:p>
          </table:table-cell>
          <table:table-cell office:value-type="float" office:value="80700.75" table:style-name="ce2">
            <text:p>80.700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½n de Carga Rÿ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75.4" table:style-name="ce1">
            <text:p>675.4</text:p>
          </table:table-cell>
          <table:table-cell office:value-type="float" office:value="52416.76" table:style-name="ce2">
            <text:p>52.416.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57363.95" table:style-name="ce2">
            <text:p>57.363.95</text:p>
          </table:table-cell>
          <table:table-cell office:value-type="float" office:value="3720841.9" table:style-name="ce2">
            <text:p>3.720.841.90</text:p>
          </table:table-cell>
          <table:table-cell office:value-type="float" office:value="19" table:style-name="ce1">
            <text:p>19</text:p>
          </table:table-cell>
          <table:table-cell office:value-type="float" office:value="20039.93" table:style-name="ce2">
            <text:p>20.039.93</text:p>
          </table:table-cell>
          <table:table-cell office:value-type="float" office:value="1557388.81" table:style-name="ce2">
            <text:p>1.557.388.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549.46" table:style-name="ce2">
            <text:p>2.549.46</text:p>
          </table:table-cell>
          <table:table-cell office:value-type="float" office:value="200755.14" table:style-name="ce2">
            <text:p>200.755.14</text:p>
          </table:table-cell>
          <table:table-cell office:value-type="float" office:value="6" table:style-name="ce1">
            <text:p>6</text:p>
          </table:table-cell>
          <table:table-cell office:value-type="float" office:value="11168.38" table:style-name="ce2">
            <text:p>11.168.38</text:p>
          </table:table-cell>
          <table:table-cell office:value-type="float" office:value="864910.05" table:style-name="ce2">
            <text:p>864.910.05</text:p>
          </table:table-cell>
          <table:table-cell office:value-type="float" office:value="4" table:style-name="ce1">
            <text:p>4</text:p>
          </table:table-cell>
          <table:table-cell office:value-type="float" office:value="3998.05" table:style-name="ce2">
            <text:p>3.998.05</text:p>
          </table:table-cell>
          <table:table-cell office:value-type="float" office:value="304252.40999999997" table:style-name="ce2">
            <text:p>304.252.41</text:p>
          </table:table-cell>
          <table:table-cell office:value-type="float" office:value="2" table:style-name="ce1">
            <text:p>2</text:p>
          </table:table-cell>
          <table:table-cell office:value-type="float" office:value="2533.8000000000002" table:style-name="ce2">
            <text:p>2.533.80</text:p>
          </table:table-cell>
          <table:table-cell office:value-type="float" office:value="205622.78" table:style-name="ce2">
            <text:p>205.622.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-44270.13" table:style-name="ce2">
            <text:p>-44.27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0.77" table:style-name="ce1">
            <text:p>-90.77</text:p>
          </table:table-cell>
          <table:table-cell office:value-type="float" office:value="-3546.73" table:style-name="ce2">
            <text:p>-3.546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15" table:style-name="ce1">
            <text:p>-23.15</text:p>
          </table:table-cell>
          <table:table-cell office:value-type="float" office:value="-8696.26" table:style-name="ce2">
            <text:p>-8.696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7" table:style-name="ce1">
            <text:p>1.37</text:p>
          </table:table-cell>
          <table:table-cell office:value-type="float" office:value="-56563.28" table:style-name="ce2">
            <text:p>-56.563.2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22.2" table:style-name="ce2">
            <text:p>1.122.20</text:p>
          </table:table-cell>
          <table:table-cell office:value-type="float" office:value="71744" table:style-name="ce2">
            <text:p>71.744.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91.91" table:style-name="ce2">
            <text:p>2.091.91</text:p>
          </table:table-cell>
          <table:table-cell office:value-type="float" office:value="206438.02" table:style-name="ce2">
            <text:p>206.438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122.3" table:style-name="ce2">
            <text:p>4.122.30</text:p>
          </table:table-cell>
          <table:table-cell office:value-type="float" office:value="371628.78" table:style-name="ce2">
            <text:p>371.628.78</text:p>
          </table:table-cell>
          <table:table-cell office:value-type="float" office:value="6" table:style-name="ce1">
            <text:p>6</text:p>
          </table:table-cell>
          <table:table-cell office:value-type="float" office:value="4044.4" table:style-name="ce2">
            <text:p>4.044.40</text:p>
          </table:table-cell>
          <table:table-cell office:value-type="float" office:value="391383.91" table:style-name="ce2">
            <text:p>391.383.91</text:p>
          </table:table-cell>
          <table:table-cell office:value-type="float" office:value="1" table:style-name="ce1">
            <text:p>1</text:p>
          </table:table-cell>
          <table:table-cell office:value-type="float" office:value="499.34" table:style-name="ce1">
            <text:p>499.34</text:p>
          </table:table-cell>
          <table:table-cell office:value-type="float" office:value="49432.97" table:style-name="ce2">
            <text:p>49.432.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60" table:style-name="ce1">
            <text:p>360</text:p>
          </table:table-cell>
          <table:table-cell office:value-type="float" office:value="35257.410000000003" table:style-name="ce2">
            <text:p>35.257.41</text:p>
          </table:table-cell>
          <table:table-cell office:value-type="float" office:value="1" table:style-name="ce1">
            <text:p>1</text:p>
          </table:table-cell>
          <table:table-cell office:value-type="float" office:value="465" table:style-name="ce1">
            <text:p>465</text:p>
          </table:table-cell>
          <table:table-cell office:value-type="float" office:value="45058.01" table:style-name="ce2">
            <text:p>45.058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Ene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206.400000000001" table:style-name="ce2">
            <text:p>21.206.40</text:p>
          </table:table-cell>
          <table:table-cell office:value-type="float" office:value="1570203.89" table:style-name="ce2">
            <text:p>1.570.203.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  <table:database-ranges>
        <table:database-range table:target-range-address="CNELEP_Facturacion_2022Enero.A1:CNELEP_Facturacion_2022Enero.AM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GALLARDO MORENO CAROL VALERIA</dc:creator>
    <meta:creation-date>2022-03-14T18:42:47Z</meta:creation-date>
    <dc:date>2024-04-15T19:00:48Z</dc:date>
  </office:meta>
</office:document-meta>
</file>